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48BB7F47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1" style:family="table">
      <style:table-properties style:width="17.242cm" fo:margin-left="0.076cm" fo:margin-top="0cm" fo:margin-bottom="0cm" table:align="left" style:writing-mode="page"/>
    </style:style>
    <style:style style:name="Tabel1.A" style:family="table-column">
      <style:table-column-properties style:column-width="1.154cm"/>
    </style:style>
    <style:style style:name="Tabel1.B" style:family="table-column">
      <style:table-column-properties style:column-width="4.833cm"/>
    </style:style>
    <style:style style:name="Tabel1.C" style:family="table-column">
      <style:table-column-properties style:column-width="3.641cm"/>
    </style:style>
    <style:style style:name="Tabel1.D" style:family="table-column">
      <style:table-column-properties style:column-width="4.184cm"/>
    </style:style>
    <style:style style:name="Tabel1.E" style:family="table-column">
      <style:table-column-properties style:column-width="3.431cm"/>
    </style:style>
    <style:style style:name="Tabel1.1" style:family="table-row">
      <style:table-row-properties style:min-row-height="0.46cm" fo:keep-together="auto"/>
    </style:style>
    <style:style style:name="Tabel1.A1" style:family="table-cell">
      <style:table-cell-properties fo:padding="0cm" fo:border="none"/>
    </style:style>
    <style:style style:name="Tabel2" style:family="table">
      <style:table-properties style:width="25.89cm" style:rel-width="100%" fo:margin-left="0.009cm" fo:margin-top="0cm" fo:margin-bottom="0cm" table:align="left" style:writing-mode="lr-tb"/>
    </style:style>
    <style:style style:name="Tabel2.A" style:family="table-column">
      <style:table-column-properties style:column-width="8.64cm" style:rel-column-width="21869*"/>
    </style:style>
    <style:style style:name="Tabel2.B" style:family="table-column">
      <style:table-column-properties style:column-width="8.647cm" style:rel-column-width="21888*"/>
    </style:style>
    <style:style style:name="Tabel2.C" style:family="table-column">
      <style:table-column-properties style:column-width="8.604cm" style:rel-column-width="21778*"/>
    </style:style>
    <style:style style:name="Tabel2.1" style:family="table-row">
      <style:table-row-properties style:min-row-height="0.688cm" fo:keep-together="auto"/>
    </style:style>
    <style:style style:name="Tabel2.A1" style:family="table-cell">
      <style:table-cell-properties fo:padding-left="0.191cm" fo:padding-right="0.191cm" fo:padding-top="0cm" fo:padding-bottom="0cm" fo:border="0.5pt solid #000000" style:writing-mode="lr-tb"/>
    </style:style>
    <style:style style:name="Tabel2.2" style:family="table-row">
      <style:table-row-properties fo:keep-together="auto"/>
    </style:style>
    <style:style style:name="Tabel3" style:family="table">
      <style:table-properties style:width="13cm" fo:margin-left="0.009cm" fo:margin-top="0cm" fo:margin-bottom="0cm" table:align="left" style:writing-mode="lr-tb"/>
    </style:style>
    <style:style style:name="Tabel3.A" style:family="table-column">
      <style:table-column-properties style:column-width="13cm"/>
    </style:style>
    <style:style style:name="Tabel3.1" style:family="table-row">
      <style:table-row-properties style:min-row-height="0.663cm" fo:keep-together="auto"/>
    </style:style>
    <style:style style:name="Tabel3.A1" style:family="table-cell">
      <style:table-cell-properties fo:padding-left="0.191cm" fo:padding-right="0.191cm" fo:padding-top="0cm" fo:padding-bottom="0cm" fo:border="0.5pt solid #000000" style:writing-mode="lr-tb"/>
    </style:style>
    <style:style style:name="Tabel3.2" style:family="table-row">
      <style:table-row-properties style:min-row-height="0.654cm" fo:keep-together="auto"/>
    </style:style>
    <style:style style:name="Tabel3.3" style:family="table-row">
      <style:table-row-properties style:min-row-height="0.646cm" fo:keep-together="auto"/>
    </style:style>
    <style:style style:name="Tabel4" style:family="table">
      <style:table-properties style:width="21.839cm" fo:margin-left="0.009cm" fo:margin-top="0cm" fo:margin-bottom="0cm" table:align="left" style:writing-mode="lr-tb"/>
    </style:style>
    <style:style style:name="Tabel4.A" style:family="table-column">
      <style:table-column-properties style:column-width="6.336cm"/>
    </style:style>
    <style:style style:name="Tabel4.B" style:family="table-column">
      <style:table-column-properties style:column-width="15.503cm"/>
    </style:style>
    <style:style style:name="Tabel4.1" style:family="table-row">
      <style:table-row-properties style:min-row-height="2.653cm" fo:keep-together="auto"/>
    </style:style>
    <style:style style:name="Tabel4.A1" style:family="table-cell">
      <style:table-cell-properties fo:padding-left="0.191cm" fo:padding-right="0.191cm" fo:padding-top="0cm" fo:padding-bottom="0cm" fo:border="0.5pt solid #000000" style:writing-mode="lr-tb"/>
    </style:style>
    <style:style style:name="Tabel4.2" style:family="table-row">
      <style:table-row-properties style:min-row-height="4.242cm" fo:keep-together="auto"/>
    </style:style>
    <style:style style:name="Tabel4.3" style:family="table-row">
      <style:table-row-properties style:min-row-height="2.727cm" fo:keep-together="auto"/>
    </style:style>
    <style:style style:name="Tabel5" style:family="table">
      <style:table-properties style:width="25.89cm" style:rel-width="100%" fo:margin-left="0.009cm" fo:margin-top="0cm" fo:margin-bottom="0cm" table:align="left" style:writing-mode="lr-tb"/>
    </style:style>
    <style:style style:name="Tabel5.A" style:family="table-column">
      <style:table-column-properties style:column-width="4.798cm" style:rel-column-width="12143*"/>
    </style:style>
    <style:style style:name="Tabel5.B" style:family="table-column">
      <style:table-column-properties style:column-width="21.093cm" style:rel-column-width="53391*"/>
    </style:style>
    <style:style style:name="Tabel5.1" style:family="table-row">
      <style:table-row-properties fo:keep-together="auto"/>
    </style:style>
    <style:style style:name="Tabel5.A1" style:family="table-cell">
      <style:table-cell-properties fo:padding-left="0.191cm" fo:padding-right="0.191cm" fo:padding-top="0cm" fo:padding-bottom="0cm" fo:border="0.5pt solid #000000" style:writing-mode="lr-tb"/>
    </style:style>
    <style:style style:name="Tabel6" style:family="table">
      <style:table-properties style:width="26.899cm" fo:margin-left="0.164cm" fo:margin-top="0cm" fo:margin-bottom="0cm" table:align="left" style:writing-mode="page"/>
    </style:style>
    <style:style style:name="Tabel6.A" style:family="table-column">
      <style:table-column-properties style:column-width="3.03cm"/>
    </style:style>
    <style:style style:name="Tabel6.B" style:family="table-column">
      <style:table-column-properties style:column-width="23.869cm"/>
    </style:style>
    <style:style style:name="Tabel6.1" style:family="table-row">
      <style:table-row-properties style:min-row-height="0.864cm" fo:keep-together="auto"/>
    </style:style>
    <style:style style:name="Tabel6.A1" style:family="table-cell">
      <style:table-cell-properties fo:background-color="#25295b" fo:padding="0cm" fo:border-left="none" fo:border-right="3pt solid #ffffff" fo:border-top="none" fo:border-bottom="none">
        <style:background-image/>
      </style:table-cell-properties>
    </style:style>
    <style:style style:name="Tabel6.B1" style:family="table-cell">
      <style:table-cell-properties fo:background-color="#25295b" fo:padding="0cm" fo:border-left="3pt solid #ffffff" fo:border-right="none" fo:border-top="none" fo:border-bottom="none">
        <style:background-image/>
      </style:table-cell-properties>
    </style:style>
    <style:style style:name="Tabel6.2" style:family="table-row">
      <style:table-row-properties style:min-row-height="0.519cm" fo:keep-together="auto"/>
    </style:style>
    <style:style style:name="Tabel6.A2" style:family="table-cell">
      <style:table-cell-properties fo:padding="0cm" fo:border-left="none" fo:border-right="none" fo:border-top="none" fo:border-bottom="0.75pt dotted #25295b"/>
    </style:style>
    <style:style style:name="Tabel6.B2" style:family="table-cell">
      <style:table-cell-properties fo:padding="0cm" fo:border-left="none" fo:border-right="none" fo:border-top="none" fo:border-bottom="0.75pt dotted #25295b"/>
    </style:style>
    <style:style style:name="Tabel6.3" style:family="table-row">
      <style:table-row-properties style:min-row-height="1.367cm" fo:keep-together="auto"/>
    </style:style>
    <style:style style:name="Tabel6.A3" style:family="table-cell">
      <style:table-cell-properties fo:padding="0cm" fo:border-left="none" fo:border-right="none" fo:border-top="0.75pt dotted #25295b" fo:border-bottom="0.75pt dotted #25295b"/>
    </style:style>
    <style:style style:name="Tabel6.B3" style:family="table-cell">
      <style:table-cell-properties fo:padding="0cm" fo:border-left="none" fo:border-right="none" fo:border-top="0.75pt dotted #25295b" fo:border-bottom="0.75pt dotted #25295b"/>
    </style:style>
    <style:style style:name="Tabel6.A4" style:family="table-cell">
      <style:table-cell-properties fo:padding="0cm" fo:border-left="none" fo:border-right="none" fo:border-top="0.75pt dotted #25295b" fo:border-bottom="0.75pt dotted #25295b"/>
    </style:style>
    <style:style style:name="Tabel6.B4" style:family="table-cell">
      <style:table-cell-properties fo:padding="0cm" fo:border-left="none" fo:border-right="none" fo:border-top="0.75pt dotted #25295b" fo:border-bottom="0.75pt dotted #25295b"/>
    </style:style>
    <style:style style:name="Tabel6.5" style:family="table-row">
      <style:table-row-properties style:min-row-height="3.06cm" fo:keep-together="auto"/>
    </style:style>
    <style:style style:name="Tabel6.A5" style:family="table-cell">
      <style:table-cell-properties fo:padding="0cm" fo:border-left="none" fo:border-right="none" fo:border-top="0.75pt dotted #25295b" fo:border-bottom="0.75pt dotted #25295b"/>
    </style:style>
    <style:style style:name="Tabel6.B5" style:family="table-cell">
      <style:table-cell-properties fo:padding="0cm" fo:border-left="none" fo:border-right="none" fo:border-top="0.75pt dotted #25295b" fo:border-bottom="0.75pt dotted #25295b"/>
    </style:style>
    <style:style style:name="Tabel6.A6" style:family="table-cell">
      <style:table-cell-properties fo:padding="0cm" fo:border-left="none" fo:border-right="none" fo:border-top="0.75pt dotted #25295b" fo:border-bottom="0.75pt dotted #25295b"/>
    </style:style>
    <style:style style:name="Tabel6.B6" style:family="table-cell">
      <style:table-cell-properties fo:padding="0cm" fo:border-left="none" fo:border-right="none" fo:border-top="0.75pt dotted #25295b" fo:border-bottom="0.75pt dotted #25295b"/>
    </style:style>
    <style:style style:name="Tabel6.7" style:family="table-row">
      <style:table-row-properties style:min-row-height="1.79cm" fo:keep-together="auto"/>
    </style:style>
    <style:style style:name="Tabel6.A7" style:family="table-cell">
      <style:table-cell-properties fo:padding="0cm" fo:border-left="none" fo:border-right="none" fo:border-top="0.75pt dotted #25295b" fo:border-bottom="0.75pt dotted #25295b"/>
    </style:style>
    <style:style style:name="Tabel6.B7" style:family="table-cell">
      <style:table-cell-properties fo:padding="0cm" fo:border-left="none" fo:border-right="none" fo:border-top="0.75pt dotted #25295b" fo:border-bottom="0.75pt dotted #25295b"/>
    </style:style>
    <style:style style:name="Tabel6.8" style:family="table-row">
      <style:table-row-properties style:min-row-height="1.365cm" fo:keep-together="auto"/>
    </style:style>
    <style:style style:name="Tabel6.A8" style:family="table-cell">
      <style:table-cell-properties fo:padding="0cm" fo:border-left="none" fo:border-right="none" fo:border-top="0.75pt dotted #25295b" fo:border-bottom="0.75pt dotted #25295b"/>
    </style:style>
    <style:style style:name="Tabel6.B8" style:family="table-cell">
      <style:table-cell-properties fo:padding="0cm" fo:border-left="none" fo:border-right="none" fo:border-top="0.75pt dotted #25295b" fo:border-bottom="0.75pt dotted #25295b"/>
    </style:style>
    <style:style style:name="Tabel6.A9" style:family="table-cell">
      <style:table-cell-properties fo:padding="0cm" fo:border-left="none" fo:border-right="none" fo:border-top="0.75pt dotted #25295b" fo:border-bottom="0.75pt dotted #25295b"/>
    </style:style>
    <style:style style:name="Tabel6.B9" style:family="table-cell">
      <style:table-cell-properties fo:padding="0cm" fo:border-left="none" fo:border-right="none" fo:border-top="0.75pt dotted #25295b" fo:border-bottom="0.75pt dotted #25295b"/>
    </style:style>
    <style:style style:name="Tabel6.10" style:family="table-row">
      <style:table-row-properties style:min-row-height="0.944cm" fo:keep-together="auto"/>
    </style:style>
    <style:style style:name="Tabel6.A10" style:family="table-cell">
      <style:table-cell-properties fo:padding="0cm" fo:border-left="none" fo:border-right="none" fo:border-top="0.75pt dotted #25295b" fo:border-bottom="0.75pt dotted #25295b"/>
    </style:style>
    <style:style style:name="Tabel6.B10" style:family="table-cell">
      <style:table-cell-properties fo:padding="0cm" fo:border-left="none" fo:border-right="none" fo:border-top="0.75pt dotted #25295b" fo:border-bottom="0.75pt dotted #25295b"/>
    </style:style>
    <style:style style:name="Tabel7" style:family="table">
      <style:table-properties style:width="25.89cm" style:rel-width="100%" fo:margin-left="0.009cm" fo:margin-top="0cm" fo:margin-bottom="0cm" table:align="left" style:writing-mode="lr-tb"/>
    </style:style>
    <style:style style:name="Tabel7.A" style:family="table-column">
      <style:table-column-properties style:column-width="2.447cm" style:rel-column-width="6193*"/>
    </style:style>
    <style:style style:name="Tabel7.B" style:family="table-column">
      <style:table-column-properties style:column-width="0.766cm" style:rel-column-width="1939*"/>
    </style:style>
    <style:style style:name="Tabel7.C" style:family="table-column">
      <style:table-column-properties style:column-width="2.584cm" style:rel-column-width="6541*"/>
    </style:style>
    <style:style style:name="Tabel7.D" style:family="table-column">
      <style:table-column-properties style:column-width="4.814cm" style:rel-column-width="12183*"/>
    </style:style>
    <style:style style:name="Tabel7.E" style:family="table-column">
      <style:table-column-properties style:column-width="10.015cm" style:rel-column-width="25349*"/>
    </style:style>
    <style:style style:name="Tabel7.F" style:family="table-column">
      <style:table-column-properties style:column-width="5.265cm" style:rel-column-width="13327*"/>
    </style:style>
    <style:style style:name="Tabel7.1" style:family="table-row">
      <style:table-row-properties style:min-row-height="1.591cm" fo:keep-together="auto"/>
    </style:style>
    <style:style style:name="Tabel7.A1" style:family="table-cell">
      <style:table-cell-properties fo:padding-left="0.191cm" fo:padding-right="0.191cm" fo:padding-top="0cm" fo:padding-bottom="0cm" fo:border="0.5pt solid #000000" style:writing-mode="lr-tb"/>
    </style:style>
    <style:style style:name="Tabel7.3" style:family="table-row">
      <style:table-row-properties style:min-row-height="1.556cm" fo:keep-together="auto"/>
    </style:style>
    <style:style style:name="Tabel7.4" style:family="table-row">
      <style:table-row-properties style:min-row-height="1.415cm" fo:keep-together="auto"/>
    </style:style>
    <style:style style:name="Tabel7.5" style:family="table-row">
      <style:table-row-properties style:min-row-height="1.558cm" fo:keep-together="auto"/>
    </style:style>
    <style:style style:name="Tabel7.6" style:family="table-row">
      <style:table-row-properties style:min-row-height="1.628cm" fo:keep-together="auto"/>
    </style:style>
    <style:style style:name="Tabel7.9" style:family="table-row">
      <style:table-row-properties style:min-row-height="1.693cm" fo:keep-together="auto"/>
    </style:style>
    <style:style style:name="Tabel8" style:family="table">
      <style:table-properties style:width="26.89cm" fo:margin-left="0.009cm" fo:margin-top="0cm" fo:margin-bottom="0cm" table:align="left" style:writing-mode="lr-tb"/>
    </style:style>
    <style:style style:name="Tabel8.A" style:family="table-column">
      <style:table-column-properties style:column-width="2.919cm"/>
    </style:style>
    <style:style style:name="Tabel8.B" style:family="table-column">
      <style:table-column-properties style:column-width="5.29cm"/>
    </style:style>
    <style:style style:name="Tabel8.C" style:family="table-column">
      <style:table-column-properties style:column-width="5.523cm"/>
    </style:style>
    <style:style style:name="Tabel8.D" style:family="table-column">
      <style:table-column-properties style:column-width="3.881cm"/>
    </style:style>
    <style:style style:name="Tabel8.E" style:family="table-column">
      <style:table-column-properties style:column-width="9.278cm"/>
    </style:style>
    <style:style style:name="Tabel8.1" style:family="table-row">
      <style:table-row-properties style:min-row-height="1.192cm" fo:keep-together="auto"/>
    </style:style>
    <style:style style:name="Tabel8.A1" style:family="table-cell">
      <style:table-cell-properties fo:padding-left="0.191cm" fo:padding-right="0.191cm" fo:padding-top="0cm" fo:padding-bottom="0cm" fo:border="0.5pt solid #000000" style:writing-mode="lr-tb"/>
    </style:style>
    <style:style style:name="Tabel8.2" style:family="table-row">
      <style:table-row-properties fo:keep-together="auto"/>
    </style:style>
    <style:style style:name="Tabel8.3" style:family="table-row">
      <style:table-row-properties style:min-row-height="2.039cm" fo:keep-together="auto"/>
    </style:style>
    <style:style style:name="Tabel8.4" style:family="table-row">
      <style:table-row-properties style:min-row-height="2.004cm" fo:keep-together="auto"/>
    </style:style>
    <style:style style:name="Tabel8.5" style:family="table-row">
      <style:table-row-properties style:min-row-height="2.427cm" fo:keep-together="auto"/>
    </style:style>
    <style:style style:name="Tabel9" style:family="table">
      <style:table-properties style:width="25.89cm" style:rel-width="100%" fo:margin-left="0.009cm" fo:margin-top="0cm" fo:margin-bottom="0cm" table:align="left" style:writing-mode="lr-tb"/>
    </style:style>
    <style:style style:name="Tabel9.A" style:family="table-column">
      <style:table-column-properties style:column-width="4.699cm" style:rel-column-width="11894*"/>
    </style:style>
    <style:style style:name="Tabel9.B" style:family="table-column">
      <style:table-column-properties style:column-width="8.169cm" style:rel-column-width="20676*"/>
    </style:style>
    <style:style style:name="Tabel9.C" style:family="table-column">
      <style:table-column-properties style:column-width="13.023cm" style:rel-column-width="32965*"/>
    </style:style>
    <style:style style:name="Tabel9.1" style:family="table-row">
      <style:table-row-properties style:min-row-height="0.919cm" fo:keep-together="auto"/>
    </style:style>
    <style:style style:name="Tabel9.A1" style:family="table-cell">
      <style:table-cell-properties fo:padding-left="0.191cm" fo:padding-right="0.191cm" fo:padding-top="0cm" fo:padding-bottom="0cm" fo:border="0.5pt solid #000000" style:writing-mode="lr-tb"/>
    </style:style>
    <style:style style:name="Tabel9.2" style:family="table-row">
      <style:table-row-properties style:min-row-height="2.311cm" fo:keep-together="auto"/>
    </style:style>
    <style:style style:name="Tabel9.3" style:family="table-row">
      <style:table-row-properties style:min-row-height="2.683cm" fo:keep-together="auto"/>
    </style:style>
    <style:style style:name="Tabel9.4" style:family="table-row">
      <style:table-row-properties style:min-row-height="3.3cm" fo:keep-together="auto"/>
    </style:style>
    <style:style style:name="Tabel9.5" style:family="table-row">
      <style:table-row-properties style:min-row-height="4.353cm" fo:keep-together="auto"/>
    </style:style>
    <style:style style:name="Tabel10" style:family="table">
      <style:table-properties style:width="25.89cm" style:rel-width="100%" fo:margin-left="0.018cm" fo:margin-top="0cm" fo:margin-bottom="0cm" table:align="left" style:writing-mode="page"/>
    </style:style>
    <style:style style:name="Tabel10.A" style:family="table-column">
      <style:table-column-properties style:column-width="6.736cm" style:rel-column-width="17052*"/>
    </style:style>
    <style:style style:name="Tabel10.C" style:family="table-column">
      <style:table-column-properties style:column-width="12.418cm" style:rel-column-width="31431*"/>
    </style:style>
    <style:style style:name="Tabel10.1" style:family="table-row">
      <style:table-row-properties style:min-row-height="0.556cm" fo:keep-together="auto"/>
    </style:style>
    <style:style style:name="Tabel10.A1" style:family="table-cell">
      <style:table-cell-properties fo:padding-left="0.123cm" fo:padding-right="0.123cm" fo:padding-top="0cm" fo:padding-bottom="0cm" fo:border="1pt solid #000000"/>
    </style:style>
    <style:style style:name="Tabel10.B1" style:family="table-cell">
      <style:table-cell-properties fo:padding-left="0.123cm" fo:padding-right="0.123cm" fo:padding-top="0cm" fo:padding-bottom="0cm" fo:border-left="none" fo:border-right="1pt solid #000000" fo:border-top="1pt solid #000000" fo:border-bottom="1pt solid #000000"/>
    </style:style>
    <style:style style:name="Tabel10.2" style:family="table-row">
      <style:table-row-properties style:min-row-height="1.032cm" fo:keep-together="auto"/>
    </style:style>
    <style:style style:name="Tabel10.A2" style:family="table-cell">
      <style:table-cell-properties fo:padding-left="0.123cm" fo:padding-right="0.123cm" fo:padding-top="0cm" fo:padding-bottom="0cm" fo:border-left="1pt solid #000000" fo:border-right="1pt solid #000000" fo:border-top="none" fo:border-bottom="1pt solid #000000"/>
    </style:style>
    <style:style style:name="Tabel10.B2" style:family="table-cell">
      <style:table-cell-properties fo:padding-left="0.123cm" fo:padding-right="0.123cm" fo:padding-top="0cm" fo:padding-bottom="0cm" fo:border-left="none" fo:border-right="1pt solid #000000" fo:border-top="none" fo:border-bottom="1pt solid #000000"/>
    </style:style>
    <style:style style:name="Tabel10.3" style:family="table-row">
      <style:table-row-properties style:min-row-height="1.535cm" fo:keep-together="auto"/>
    </style:style>
    <style:style style:name="Tabel10.8" style:family="table-row">
      <style:table-row-properties style:min-row-height="2.54cm" fo:keep-together="auto"/>
    </style:style>
    <style:style style:name="Tabel10.9" style:family="table-row">
      <style:table-row-properties style:min-row-height="2.037cm" fo:keep-together="auto"/>
    </style:style>
    <style:style style:name="Tabel10.31" style:family="table-row">
      <style:table-row-properties style:min-row-height="4.048cm" fo:keep-together="auto"/>
    </style:style>
    <style:style style:name="P1" style:family="paragraph" style:parent-style-name="Text_20_body">
      <style:paragraph-properties fo:margin-left="0.15cm" fo:margin-right="0.644cm" fo:margin-top="0.123cm" fo:margin-bottom="0cm" style:contextual-spacing="false" fo:line-height="104%"/>
    </style:style>
    <style:style style:name="P2" style:family="paragraph" style:parent-style-name="Standard">
      <style:text-properties fo:font-weight="bold" style:font-weight-asian="bold"/>
    </style:style>
    <style:style style:name="P3" style:family="paragraph" style:parent-style-name="Standard">
      <style:text-properties fo:letter-spacing="-0.004cm"/>
    </style:style>
    <style:style style:name="P4" style:family="paragraph" style:parent-style-name="Standard">
      <style:text-properties fo:font-size="10pt" style:font-size-asian="10pt"/>
    </style:style>
    <style:style style:name="P5" style:family="paragraph" style:parent-style-name="Standard">
      <style:text-properties fo:letter-spacing="-0.014cm"/>
    </style:style>
    <style:style style:name="P6" style:family="paragraph" style:parent-style-name="Standard">
      <style:text-properties fo:letter-spacing="-0.009cm"/>
    </style:style>
    <style:style style:name="P7" style:family="paragraph" style:parent-style-name="Standard">
      <style:text-properties fo:language="fr" fo:country="BE"/>
    </style:style>
    <style:style style:name="P8" style:family="paragraph" style:parent-style-name="Standard">
      <style:paragraph-properties fo:break-before="page"/>
      <style:text-properties fo:language="fr" fo:country="BE"/>
    </style:style>
    <style:style style:name="P9" style:family="paragraph" style:parent-style-name="Heading_20_2">
      <style:paragraph-properties fo:margin-left="0cm"/>
    </style:style>
    <style:style style:name="P10" style:family="paragraph" style:parent-style-name="List_20_Paragraph" style:list-style-name="WWNum1"/>
    <style:style style:name="P11" style:family="paragraph" style:parent-style-name="List_20_Paragraph" style:list-style-name="WWNum2"/>
    <style:style style:name="P12" style:family="paragraph" style:parent-style-name="Standard">
      <style:paragraph-properties fo:break-before="page"/>
    </style:style>
    <style:style style:name="P13" style:family="paragraph" style:parent-style-name="Standard">
      <style:paragraph-properties>
        <style:tab-stops>
          <style:tab-stop style:position="26.382cm"/>
        </style:tab-stops>
      </style:paragraph-properties>
    </style:style>
    <style:style style:name="P14" style:family="paragraph" style:parent-style-name="Standard">
      <style:text-properties fo:font-weight="normal" style:font-weight-asian="normal" style:font-weight-complex="normal"/>
    </style:style>
    <style:style style:name="P15" style:family="paragraph" style:parent-style-name="Text_20_body">
      <style:text-properties fo:font-size="16pt" style:font-size-asian="16pt"/>
    </style:style>
    <style:style style:name="P16" style:family="paragraph" style:parent-style-name="Heading_20_1">
      <style:paragraph-properties fo:break-before="page"/>
    </style:style>
    <style:style style:name="P17" style:family="paragraph" style:parent-style-name="Text_20_body">
      <style:text-properties fo:font-size="10pt" style:font-size-asian="10pt"/>
    </style:style>
    <style:style style:name="P18" style:family="paragraph" style:parent-style-name="Heading_20_2">
      <style:paragraph-properties fo:margin-left="0cm" fo:break-before="page"/>
    </style:style>
    <style:style style:name="P19" style:family="paragraph" style:parent-style-name="Standard">
      <style:text-properties fo:letter-spacing="-0.007cm"/>
    </style:style>
    <style:style style:name="P20" style:family="paragraph" style:parent-style-name="Heading_20_1" style:master-page-name="Converted1">
      <style:paragraph-properties style:page-number="auto" fo:break-before="page"/>
    </style:style>
    <style:style style:name="P21" style:family="paragraph">
      <loext:graphic-properties draw:fill="none"/>
      <style:paragraph-properties fo:text-align="start"/>
      <style:text-properties fo:font-size="18pt"/>
    </style:style>
    <style:style style:name="P22" style:family="paragraph" style:parent-style-name="Standard">
      <style:paragraph-properties fo:margin-top="0.233cm" fo:margin-bottom="0cm" style:contextual-spacing="false"/>
      <style:text-properties fo:font-size="10pt" fo:font-weight="bold" style:font-size-asian="10pt" style:font-weight-asian="bold"/>
    </style:style>
    <style:style style:name="P23" style:family="paragraph" style:parent-style-name="Text_20_body">
      <style:paragraph-properties fo:margin-top="0.005cm" fo:margin-bottom="0cm" style:contextual-spacing="false"/>
      <style:text-properties fo:font-size="4pt" style:font-size-asian="4pt"/>
    </style:style>
    <style:style style:name="P24" style:family="paragraph" style:parent-style-name="Standard">
      <style:paragraph-properties fo:margin-top="0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25" style:family="paragraph" style:parent-style-name="Standard">
      <style:paragraph-properties fo:hyphenation-ladder-count="no-limit" fo:hyphenation-keep="page" loext:hyphenation-keep-type="column"/>
      <style:text-properties fo:font-size="24pt" style:font-size-asian="24pt" style:font-size-complex="24pt" fo:hyphenate="true" fo:hyphenation-remain-char-count="2" fo:hyphenation-push-char-count="2" loext:hyphenation-no-caps="false" loext:hyphenation-no-last-word="false" loext:hyphenation-word-char-count="5" loext:hyphenation-zone="no-limit"/>
    </style:style>
    <style:style style:name="P26" style:family="paragraph" style:parent-style-name="Heading_20_2">
      <style:paragraph-properties fo:margin-left="0cm" fo:margin-top="0cm" fo:margin-bottom="0cm" style:contextual-spacing="false" fo:break-before="page"/>
    </style:style>
    <style:style style:name="P27" style:family="paragraph" style:parent-style-name="Text_20_body">
      <style:paragraph-properties fo:margin-right="0.457cm" fo:margin-top="0.453cm" fo:margin-bottom="0cm" style:contextual-spacing="false" fo:line-height="104%"/>
    </style:style>
    <style:style style:name="P28" style:family="paragraph" style:parent-style-name="Standard">
      <style:text-properties fo:letter-spacing="-0.005cm"/>
    </style:style>
    <style:style style:name="P29" style:family="paragraph" style:parent-style-name="Standard">
      <style:text-properties fo:font-style="italic" style:font-style-asian="italic"/>
    </style:style>
    <style:style style:name="P30" style:family="paragraph" style:parent-style-name="List_20_Paragraph" style:list-style-name="WWNum3"/>
    <style:style style:name="P31" style:family="paragraph" style:parent-style-name="Standard">
      <style:paragraph-properties fo:margin-right="0.847cm" fo:margin-top="0.286cm" fo:margin-bottom="0cm" style:contextual-spacing="false" fo:line-height="120%"/>
    </style:style>
    <style:style style:name="P32" style:family="paragraph" style:parent-style-name="Text_20_body">
      <style:paragraph-properties fo:margin-top="0.453cm" fo:margin-bottom="0cm" style:contextual-spacing="false" fo:line-height="104%"/>
    </style:style>
    <style:style style:name="P33" style:family="paragraph" style:parent-style-name="Text_20_body">
      <style:paragraph-properties fo:margin-top="0.065cm" fo:margin-bottom="0cm" style:contextual-spacing="false"/>
    </style:style>
    <style:style style:name="P34" style:family="paragraph" style:parent-style-name="Text_20_body">
      <style:paragraph-properties fo:margin-top="0.002cm" fo:margin-bottom="0cm" style:contextual-spacing="false"/>
      <style:text-properties fo:font-size="7.5pt" style:font-size-asian="7.5pt"/>
    </style:style>
    <style:style style:name="P35" style:family="paragraph" style:parent-style-name="Standard">
      <style:paragraph-properties fo:margin-top="0cm" fo:margin-bottom="0cm" style:contextual-spacing="false" fo:text-align="center"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6" style:family="paragraph" style:parent-style-name="Standard">
      <style:paragraph-properties fo:margin-left="0.079cm" fo:margin-top="0.242cm" fo:margin-bottom="0cm" style:contextual-spacing="false"/>
      <style:text-properties fo:font-size="9pt" fo:font-style="italic" style:font-size-asian="9pt" style:font-style-asian="italic"/>
    </style:style>
    <style:style style:name="P37" style:family="paragraph" style:parent-style-name="Standard">
      <style:paragraph-properties fo:hyphenation-ladder-count="no-limit" fo:hyphenation-keep="page" loext:hyphenation-keep-type="column"/>
      <style:text-properties fo:font-size="10pt" fo:font-weight="bold" style:font-size-asian="10pt" style:font-weight-asian="bold" fo:hyphenate="tru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top="0cm" fo:margin-bottom="0cm" style:contextual-spacing="false" fo:break-before="page"/>
    </style:style>
    <style:style style:name="P39" style:family="paragraph" style:parent-style-name="Text_20_body">
      <style:paragraph-properties fo:margin-top="0.007cm" fo:margin-bottom="0.002cm" style:contextual-spacing="false"/>
      <style:text-properties fo:font-size="10pt" style:font-size-asian="10pt"/>
    </style:style>
    <style:style style:name="P40" style:family="paragraph" style:parent-style-name="List_20_Paragraph" style:list-style-name="WWNum18">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1" style:family="paragraph" style:parent-style-name="List_20_Paragraph" style:list-style-name="WWNum19">
      <style:paragraph-properties fo:text-align="start" style:justify-single-word="false" fo:orphans="0" fo:widows="0"/>
      <style:text-properties fo:font-size="11pt" fo:language="en" fo:country="US" fo:font-weight="normal" style:letter-kerning="false" style:font-size-asian="11pt" style:language-asian="en" style:country-asian="US" style:font-weight-asian="normal" style:font-size-complex="11pt" style:language-complex="ar" style:country-complex="SA" style:font-weight-complex="normal"/>
    </style:style>
    <style:style style:name="P42" style:family="paragraph" style:parent-style-name="List_20_Paragraph" style:list-style-name="WWNum19">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3" style:family="paragraph" style:parent-style-name="List_20_Paragraph" style:list-style-name="WWNum20">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4" style:family="paragraph" style:parent-style-name="Standard">
      <style:paragraph-properties fo:margin-right="0.494cm"/>
      <style:text-properties fo:font-size="9pt" fo:font-style="italic" style:font-size-asian="9pt" style:font-style-asian="italic"/>
    </style:style>
    <style:style style:name="P45" style:family="paragraph" style:parent-style-name="Standard">
      <style:paragraph-properties fo:hyphenation-ladder-count="no-limit" fo:hyphenation-keep="page" loext:hyphenation-keep-type="column"/>
      <style:text-properties fo:font-size="30pt" style:font-size-asian="30pt" style:font-size-complex="30pt" fo:hyphenate="true" fo:hyphenation-remain-char-count="2" fo:hyphenation-push-char-count="2" loext:hyphenation-no-caps="false" loext:hyphenation-no-last-word="false" loext:hyphenation-word-char-count="5" loext:hyphenation-zone="no-limit"/>
    </style:style>
    <style:style style:name="P46" style:family="paragraph" style:parent-style-name="Heading_20_1">
      <style:paragraph-properties fo:margin-top="0cm" fo:margin-bottom="0cm" style:contextual-spacing="false" fo:break-before="page"/>
    </style:style>
    <style:style style:name="P47" style:family="paragraph" style:parent-style-name="Standard">
      <style:paragraph-properties fo:margin-top="0.002cm" fo:margin-bottom="0cm" style:contextual-spacing="false"/>
    </style:style>
    <style:style style:name="P48" style:family="paragraph" style:parent-style-name="Text_20_body">
      <style:paragraph-properties fo:margin-top="0.018cm" fo:margin-bottom="0cm" style:contextual-spacing="false"/>
      <style:text-properties fo:font-size="9pt" style:font-size-asian="9pt"/>
    </style:style>
    <style:style style:name="P49" style:family="paragraph" style:parent-style-name="Standard">
      <style:paragraph-properties fo:margin-left="0.079cm" fo:margin-top="0.332cm" fo:margin-bottom="0cm" style:contextual-spacing="false"/>
      <style:text-properties fo:font-size="9pt" fo:font-style="italic" style:font-size-asian="9pt" style:font-style-asian="italic"/>
    </style:style>
    <style:style style:name="P50" style:family="paragraph" style:parent-style-name="Standard">
      <style:paragraph-properties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51" style:family="paragraph" style:parent-style-name="Text_20_body">
      <style:paragraph-properties fo:margin-right="0.661cm" fo:margin-top="0.63cm" fo:margin-bottom="0cm" style:contextual-spacing="false" fo:line-height="104%"/>
    </style:style>
    <style:style style:name="P52" style:family="paragraph" style:parent-style-name="Text_20_body" style:list-style-name="WWNum7">
      <style:paragraph-properties fo:margin-left="0.635cm" fo:margin-right="0.661cm" fo:margin-top="0.268cm" fo:margin-bottom="0cm" style:contextual-spacing="false" fo:line-height="95%" fo:text-indent="-0.635cm" style:auto-text-indent="false"/>
    </style:style>
    <style:style style:name="P53" style:family="paragraph" style:parent-style-name="Text_20_body" style:list-style-name="WWNum7">
      <style:paragraph-properties fo:margin-left="0.635cm" fo:margin-right="0.661cm" fo:margin-top="0.118cm" fo:margin-bottom="0cm" style:contextual-spacing="false" fo:line-height="95%" fo:text-indent="-0.635cm" style:auto-text-indent="false"/>
    </style:style>
    <style:style style:name="P54" style:family="paragraph" style:parent-style-name="Text_20_body" style:list-style-name="WWNum7">
      <style:paragraph-properties fo:margin-left="0.635cm" fo:margin-right="0.661cm" fo:margin-top="0.122cm" fo:margin-bottom="0cm" style:contextual-spacing="false" fo:line-height="95%" fo:text-indent="-0.635cm" style:auto-text-indent="false"/>
    </style:style>
    <style:style style:name="P55" style:family="paragraph" style:parent-style-name="Text_20_body">
      <style:paragraph-properties fo:margin-right="0.667cm" fo:margin-top="0.233cm" fo:margin-bottom="0cm" style:contextual-spacing="false" fo:line-height="104%"/>
    </style:style>
    <style:style style:name="P56" style:family="paragraph" style:parent-style-name="Text_20_body">
      <style:paragraph-properties fo:margin-left="0.15cm" fo:margin-right="0.667cm" fo:margin-top="0.233cm" fo:margin-bottom="0cm" style:contextual-spacing="false" fo:line-height="104%"/>
    </style:style>
    <style:style style:name="P57" style:family="paragraph" style:parent-style-name="Text_20_body">
      <style:paragraph-properties fo:margin-right="0.644cm" fo:margin-top="0.448cm" fo:margin-bottom="0cm" style:contextual-spacing="false"/>
    </style:style>
    <style:style style:name="P58" style:family="paragraph" style:parent-style-name="Text_20_body" style:master-page-name="Converted2">
      <style:paragraph-properties fo:margin-top="0.092cm" fo:margin-bottom="0cm" style:contextual-spacing="false" style:page-number="auto"/>
    </style:style>
    <style:style style:name="P59" style:family="paragraph" style:parent-style-name="Heading_20_2" style:master-page-name="Converted3">
      <style:paragraph-properties fo:margin-left="0cm" style:page-number="auto"/>
    </style:style>
    <style:style style:name="P60" style:family="paragraph" style:parent-style-name="Text_20_body">
      <style:paragraph-properties fo:margin-right="0.014cm" fo:margin-top="0.205cm" fo:margin-bottom="0cm" style:contextual-spacing="false" fo:line-height="95%"/>
    </style:style>
    <style:style style:name="P61" style:family="paragraph" style:parent-style-name="Standard">
      <style:paragraph-properties fo:margin-right="1.138cm" fo:margin-top="0.104cm" fo:margin-bottom="0cm" style:contextual-spacing="false"/>
      <style:text-properties fo:color="#25295b" loext:opacity="100%" fo:font-style="italic" fo:font-weight="bold" style:font-style-asian="italic" style:font-weight-asian="bold"/>
    </style:style>
    <style:style style:name="P62" style:family="paragraph" style:parent-style-name="Text_20_body">
      <style:paragraph-properties fo:margin-top="0.176cm" fo:margin-bottom="0cm" style:contextual-spacing="false"/>
      <style:text-properties fo:font-size="10pt" style:font-size-asian="10pt"/>
    </style:style>
    <style:style style:name="P63" style:family="paragraph">
      <loext:graphic-properties draw:fill="solid" draw:fill-color="#000000"/>
      <style:paragraph-properties fo:text-align="start"/>
      <style:text-properties fo:font-size="18pt"/>
    </style:style>
    <style:style style:name="P64" style:family="paragraph" style:parent-style-name="Standard">
      <style:paragraph-properties fo:margin-right="3.896cm" fo:margin-top="0.122cm" fo:margin-bottom="0cm" style:contextual-spacing="false"/>
    </style:style>
    <style:style style:name="P65" style:family="paragraph" style:parent-style-name="Standard">
      <style:text-properties fo:font-size="10pt" fo:font-weight="bold" style:font-size-asian="10pt" style:font-weight-asian="bold"/>
    </style:style>
    <style:style style:name="P66" style:family="paragraph" style:parent-style-name="Standard">
      <style:paragraph-properties fo:margin-top="0.189cm" fo:margin-bottom="0cm" style:contextual-spacing="false" fo:break-before="page"/>
      <style:text-properties fo:font-size="10pt" fo:font-weight="bold" style:font-size-asian="10pt" style:font-weight-asian="bold"/>
    </style:style>
    <style:style style:name="P67" style:family="paragraph" style:parent-style-name="Standard">
      <style:paragraph-properties fo:margin-right="1.48cm" fo:margin-top="0.199cm" fo:margin-bottom="0cm" style:contextual-spacing="false" fo:line-height="95%" fo:text-align="justify" style:justify-single-word="false"/>
    </style:style>
    <style:style style:name="P68" style:family="paragraph" style:parent-style-name="Text_20_body">
      <style:text-properties fo:font-size="9pt" style:font-size-asian="9pt"/>
    </style:style>
    <style:style style:name="P69" style:family="paragraph" style:parent-style-name="Standard">
      <style:paragraph-properties fo:margin-right="1.397cm" fo:margin-top="0.254cm" fo:margin-bottom="0cm" style:contextual-spacing="false" fo:line-height="104%"/>
      <style:text-properties fo:color="#25295b" loext:opacity="100%" fo:font-style="italic" style:font-style-asian="italic"/>
    </style:style>
    <style:style style:name="P70" style:family="paragraph" style:parent-style-name="Standard">
      <style:paragraph-properties fo:margin-right="0.57cm" fo:margin-top="0.171cm" fo:margin-bottom="0cm" style:contextual-spacing="false" fo:line-height="104%"/>
      <style:text-properties fo:color="#25295b" loext:opacity="100%" fo:font-style="italic" officeooo:paragraph-rsid="00048b5e" style:font-style-asian="italic"/>
    </style:style>
    <style:style style:name="P71" style:family="paragraph" style:parent-style-name="Standard">
      <style:paragraph-properties fo:margin-right="0.57cm" fo:margin-top="0.171cm" fo:margin-bottom="0cm" style:contextual-spacing="false" fo:line-height="104%"/>
      <style:text-properties fo:color="#25295b" loext:opacity="100%" fo:font-style="italic" style:font-style-asian="italic"/>
    </style:style>
    <style:style style:name="P72" style:family="paragraph" style:parent-style-name="Standard">
      <style:paragraph-properties fo:margin-right="0.57cm" fo:margin-top="0.171cm" fo:margin-bottom="0cm" style:contextual-spacing="false" fo:line-height="104%"/>
      <style:text-properties fo:color="#25295b" loext:opacity="100%" fo:font-style="italic" fo:font-weight="normal" style:font-style-asian="italic" style:font-weight-asian="normal" style:font-weight-complex="normal"/>
    </style:style>
    <style:style style:name="P73" style:family="paragraph" style:parent-style-name="Text_20_body">
      <style:paragraph-properties fo:margin-top="0.034cm" fo:margin-bottom="0cm" style:contextual-spacing="false"/>
    </style:style>
    <style:style style:name="P74" style:family="paragraph" style:parent-style-name="List_20_Paragraph" style:list-style-name="WWNum14"/>
    <style:style style:name="P75" style:family="paragraph" style:parent-style-name="Standard">
      <style:paragraph-properties fo:text-align="center" style:justify-single-word="false"/>
      <style:text-properties fo:font-size="9pt" fo:font-style="italic" style:font-size-asian="9pt" style:font-style-asian="italic"/>
    </style:style>
    <style:style style:name="P76" style:family="paragraph" style:parent-style-name="Standard">
      <style:text-properties fo:font-size="9pt" fo:font-style="italic" style:font-size-asian="9pt" style:font-style-asian="italic"/>
    </style:style>
    <style:style style:name="P77" style:family="paragraph" style:parent-style-name="Heading_20_1" style:master-page-name="Converted4">
      <style:paragraph-properties style:page-number="auto"/>
    </style:style>
    <style:style style:name="P78" style:family="paragraph" style:parent-style-name="Heading_20_1" style:master-page-name="Converted5">
      <style:paragraph-properties style:page-number="auto"/>
    </style:style>
    <style:style style:name="P79" style:family="paragraph" style:parent-style-name="Text_20_body">
      <style:paragraph-properties fo:margin-top="0.019cm" fo:margin-bottom="0cm" style:contextual-spacing="false"/>
    </style:style>
    <style:style style:name="P80" style:family="paragraph" style:parent-style-name="Standard">
      <style:text-properties fo:letter-spacing="0.141cm"/>
    </style:style>
    <style:style style:name="P81" style:family="paragraph" style:parent-style-name="Standard">
      <style:paragraph-properties fo:hyphenation-ladder-count="no-limit" fo:hyphenation-keep="page" loext:hyphenation-keep-type="column"/>
      <style:text-properties fo:font-size="30pt" fo:language="es" fo:country="ES" style:font-size-asian="30pt" style:font-size-complex="30pt" fo:hyphenate="true" fo:hyphenation-remain-char-count="2" fo:hyphenation-push-char-count="2" loext:hyphenation-no-caps="false" loext:hyphenation-no-last-word="false" loext:hyphenation-word-char-count="5" loext:hyphenation-zone="no-limit"/>
    </style:style>
    <style:style style:name="P82" style:family="paragraph" style:parent-style-name="Heading_20_1" style:master-page-name="Converted6">
      <style:paragraph-properties fo:margin-top="0cm" fo:margin-bottom="0cm" style:contextual-spacing="false" style:page-number="auto" fo:break-before="page"/>
    </style:style>
    <style:style style:name="P83" style:family="paragraph" style:parent-style-name="Standard">
      <style:paragraph-properties fo:margin-top="0.178cm" fo:margin-bottom="0cm" style:contextual-spacing="false" fo:line-height="104%"/>
      <style:text-properties fo:language="es" fo:country="ES"/>
    </style:style>
    <style:style style:name="P84" style:family="paragraph" style:parent-style-name="Standard">
      <style:paragraph-properties fo:margin-right="0.787cm" fo:line-height="104%"/>
      <style:text-properties fo:language="es" fo:country="ES"/>
    </style:style>
    <style:style style:name="P85" style:family="paragraph" style:parent-style-name="Heading_20_1" style:master-page-name="Converted7">
      <style:paragraph-properties style:page-number="auto"/>
    </style:style>
    <style:style style:name="P86" style:family="paragraph" style:parent-style-name="Heading_20_1" style:master-page-name="Converted8">
      <style:paragraph-properties style:page-number="77"/>
    </style:style>
    <style:style style:name="P87" style:family="paragraph" style:parent-style-name="Standard">
      <style:paragraph-properties fo:hyphenation-ladder-count="no-limit" fo:hyphenation-keep="page" loext:hyphenation-keep-type="column" fo:break-before="page"/>
      <style:text-properties fo:font-size="10pt" style:font-size-asian="10pt" fo:hyphenate="true" fo:hyphenation-remain-char-count="2" fo:hyphenation-push-char-count="2" loext:hyphenation-no-caps="false" loext:hyphenation-no-last-word="false" loext:hyphenation-word-char-count="5" loext:hyphenation-zone="no-limit"/>
    </style:style>
    <style:style style:name="P88" style:family="paragraph" style:parent-style-name="Text_20_body">
      <style:paragraph-properties fo:margin-top="0.067cm" fo:margin-bottom="0cm" style:contextual-spacing="false"/>
    </style:style>
    <style:style style:name="P89" style:family="paragraph" style:parent-style-name="Standard">
      <style:paragraph-properties fo:margin-left="0.15cm" fo:text-align="justify" style:justify-single-word="false"/>
    </style:style>
    <style:style style:name="P90" style:family="paragraph" style:parent-style-name="Table_20_Paragraph">
      <style:paragraph-properties fo:margin-left="0.141cm" fo:margin-top="0.236cm" fo:margin-bottom="0cm" style:contextual-spacing="false"/>
      <style:text-properties fo:color="#ffffff" loext:opacity="100%" fo:font-size="10pt" fo:letter-spacing="-0.004cm" fo:font-weight="bold" style:font-size-asian="10pt" style:font-weight-asian="bold"/>
    </style:style>
    <style:style style:name="P91" style:family="paragraph" style:parent-style-name="Table_20_Paragraph">
      <style:paragraph-properties fo:margin-left="0.088cm" fo:margin-top="0.236cm" fo:margin-bottom="0cm" style:contextual-spacing="false"/>
      <style:text-properties fo:color="#ffffff" loext:opacity="100%" fo:font-size="10pt" fo:font-weight="bold" style:font-size-asian="10pt" style:font-weight-asian="bold"/>
    </style:style>
    <style:style style:name="P92" style:family="paragraph" style:parent-style-name="Table_20_Paragraph">
      <style:paragraph-properties fo:line-height="0.42cm"/>
      <style:text-properties fo:color="#25295b" loext:opacity="100%" fo:font-size="10pt" fo:letter-spacing="-0.004cm" fo:font-weight="bold" style:font-size-asian="10pt" style:font-weight-asian="bold"/>
    </style:style>
    <style:style style:name="P93" style:family="paragraph" style:parent-style-name="Table_20_Paragraph">
      <style:paragraph-properties fo:margin-left="0.141cm" fo:margin-top="0.071cm" fo:margin-bottom="0cm" style:contextual-spacing="false" fo:line-height="0.415cm"/>
      <style:text-properties fo:font-size="10pt" style:font-size-asian="10pt"/>
    </style:style>
    <style:style style:name="P94" style:family="paragraph" style:parent-style-name="Table_20_Paragraph">
      <style:paragraph-properties fo:margin-right="0.785cm" fo:margin-top="0.293cm" fo:margin-bottom="0cm" style:contextual-spacing="false" fo:line-height="95%"/>
      <style:text-properties fo:color="#25295b" loext:opacity="100%" fo:font-size="10pt" fo:letter-spacing="-0.004cm" fo:font-weight="bold" style:font-size-asian="10pt" style:font-weight-asian="bold"/>
    </style:style>
    <style:style style:name="P95" style:family="paragraph" style:parent-style-name="Table_20_Paragraph">
      <style:paragraph-properties fo:margin-left="0.141cm" fo:margin-top="0.053cm" fo:margin-bottom="0cm" style:contextual-spacing="false" fo:line-height="0.423cm"/>
      <style:text-properties fo:font-size="10pt" style:font-size-asian="10pt"/>
    </style:style>
    <style:style style:name="P96" style:family="paragraph" style:parent-style-name="Table_20_Paragraph">
      <style:paragraph-properties fo:margin-top="0cm" fo:margin-bottom="0cm" style:contextual-spacing="false"/>
      <style:text-properties fo:color="#25295b" loext:opacity="100%" fo:font-size="10pt" fo:letter-spacing="-0.004cm" fo:font-weight="bold" style:font-size-asian="10pt" style:font-weight-asian="bold"/>
    </style:style>
    <style:style style:name="P97" style:family="paragraph" style:parent-style-name="Table_20_Paragraph">
      <style:paragraph-properties fo:margin-left="0.141cm" fo:margin-right="0.235cm" fo:margin-top="0.053cm" fo:margin-bottom="0cm" style:contextual-spacing="false" fo:line-height="0.423cm"/>
      <style:text-properties fo:font-size="10pt" style:font-size-asian="10pt"/>
    </style:style>
    <style:style style:name="P98" style:family="paragraph" style:parent-style-name="Table_20_Paragraph">
      <style:paragraph-properties fo:margin-right="0.785cm" fo:margin-top="0cm" fo:margin-bottom="0cm" style:contextual-spacing="false" fo:line-height="95%"/>
      <style:text-properties fo:color="#25295b" loext:opacity="100%" fo:font-size="10pt" fo:letter-spacing="-0.007cm" fo:font-weight="bold" style:font-size-asian="10pt" style:font-weight-asian="bold"/>
    </style:style>
    <style:style style:name="P99" style:family="paragraph" style:parent-style-name="Table_20_Paragraph">
      <style:paragraph-properties fo:margin-left="0.141cm" fo:margin-right="0.524cm" fo:margin-top="0.071cm" fo:margin-bottom="0cm" style:contextual-spacing="false"/>
      <style:text-properties fo:font-size="10pt" style:font-size-asian="10pt"/>
    </style:style>
    <style:style style:name="P100" style:family="paragraph" style:parent-style-name="Table_20_Paragraph">
      <style:paragraph-properties fo:margin-left="0.141cm" fo:margin-right="0.235cm" fo:margin-top="0.009cm" fo:margin-bottom="0cm" style:contextual-spacing="false" fo:line-height="95%"/>
      <style:text-properties fo:font-size="10pt" style:font-size-asian="10pt"/>
    </style:style>
    <style:style style:name="P101" style:family="paragraph" style:parent-style-name="Table_20_Paragraph">
      <style:paragraph-properties fo:margin-right="0.136cm" fo:margin-top="0.053cm" fo:margin-bottom="0cm" style:contextual-spacing="false" fo:line-height="0.423cm"/>
      <style:text-properties fo:color="#25295b" loext:opacity="100%" fo:font-size="10pt" fo:font-weight="bold" style:font-size-asian="10pt" style:font-weight-asian="bold"/>
    </style:style>
    <style:style style:name="P102" style:family="paragraph" style:parent-style-name="Table_20_Paragraph">
      <style:paragraph-properties fo:margin-left="0.141cm" fo:margin-right="0.235cm" fo:margin-top="0.282cm" fo:margin-bottom="0cm" style:contextual-spacing="false"/>
      <style:text-properties fo:font-size="10pt" style:font-size-asian="10pt"/>
    </style:style>
    <style:style style:name="P103" style:family="paragraph" style:parent-style-name="Table_20_Paragraph">
      <style:paragraph-properties fo:margin-right="0.785cm" fo:margin-top="0.053cm" fo:margin-bottom="0cm" style:contextual-spacing="false" fo:line-height="0.423cm"/>
      <style:text-properties fo:color="#25295b" loext:opacity="100%" fo:font-size="10pt" fo:font-weight="bold" style:font-size-asian="10pt" style:font-weight-asian="bold"/>
    </style:style>
    <style:style style:name="P104" style:family="paragraph" style:parent-style-name="Table_20_Paragraph">
      <style:paragraph-properties fo:margin-top="0.289cm" fo:margin-bottom="0cm" style:contextual-spacing="false"/>
      <style:text-properties fo:font-size="10pt" style:font-size-asian="10pt"/>
    </style:style>
    <style:style style:name="P105" style:family="paragraph" style:parent-style-name="Table_20_Paragraph">
      <style:paragraph-properties fo:margin-left="0.141cm" fo:margin-top="0cm" fo:margin-bottom="0cm" style:contextual-spacing="false"/>
      <style:text-properties fo:font-size="10pt" style:font-size-asian="10pt"/>
    </style:style>
    <style:style style:name="P106" style:family="paragraph" style:parent-style-name="Table_20_Paragraph">
      <style:paragraph-properties fo:margin-top="0.293cm" fo:margin-bottom="0cm" style:contextual-spacing="false" fo:line-height="95%"/>
      <style:text-properties fo:color="#25295b" loext:opacity="100%" fo:font-size="10pt" fo:letter-spacing="-0.004cm" fo:font-weight="bold" style:font-size-asian="10pt" style:font-weight-asian="bold"/>
    </style:style>
    <style:style style:name="P107" style:family="paragraph" style:parent-style-name="Table_20_Paragraph">
      <style:paragraph-properties fo:margin-right="1.332cm" fo:margin-top="0.293cm" fo:margin-bottom="0cm" style:contextual-spacing="false" fo:line-height="95%"/>
      <style:text-properties fo:color="#25295b" loext:opacity="100%" fo:font-size="10pt" fo:letter-spacing="-0.004cm" fo:font-weight="bold" style:font-size-asian="10pt" style:font-weight-asian="bold"/>
    </style:style>
    <style:style style:name="P108" style:family="paragraph" style:parent-style-name="Table_20_Paragraph">
      <style:paragraph-properties fo:margin-left="0.141cm" fo:margin-top="0.076cm" fo:margin-bottom="0cm" style:contextual-spacing="false" fo:line-height="95%"/>
      <style:text-properties fo:font-size="10pt" style:font-size-asian="10pt"/>
    </style:style>
    <style:style style:name="P109" style:family="paragraph" style:parent-style-name="Table_20_Paragraph">
      <style:paragraph-properties fo:margin-top="0.277cm" fo:margin-bottom="0cm" style:contextual-spacing="false"/>
      <style:text-properties fo:color="#25295b" loext:opacity="100%" fo:font-size="10pt" fo:letter-spacing="-0.004cm" fo:font-weight="bold" style:font-size-asian="10pt" style:font-weight-asian="bold"/>
    </style:style>
    <style:style style:name="P110" style:family="paragraph" style:parent-style-name="Table_20_Paragraph">
      <style:paragraph-properties fo:margin-left="0.141cm" fo:margin-top="0.078cm" fo:margin-bottom="0cm" style:contextual-spacing="false" fo:line-height="95%"/>
      <style:text-properties fo:font-size="10pt" style:font-size-asian="10pt"/>
    </style:style>
    <style:style style:name="P111" style:family="paragraph" style:parent-style-name="Text_20_body" style:master-page-name="Converted9">
      <style:paragraph-properties fo:margin-top="0.018cm" fo:margin-bottom="0cm" style:contextual-spacing="false" style:page-number="auto"/>
      <style:text-properties fo:font-style="italic" style:font-style-asian="italic"/>
    </style:style>
    <style:style style:name="P112" style:family="paragraph" style:parent-style-name="Text_20_body">
      <style:paragraph-properties fo:margin-right="1.575cm"/>
    </style:style>
    <style:style style:name="P113" style:family="paragraph" style:parent-style-name="Text_20_body">
      <style:paragraph-properties fo:margin-top="0.064cm" fo:margin-bottom="0cm" style:contextual-spacing="false"/>
    </style:style>
    <style:style style:name="P114" style:family="paragraph" style:parent-style-name="Text_20_body">
      <style:paragraph-properties fo:margin-top="0.044cm" fo:margin-bottom="0cm" style:contextual-spacing="false"/>
      <style:text-properties fo:font-size="10pt" style:font-size-asian="10pt"/>
    </style:style>
    <style:style style:name="P115" style:family="paragraph" style:parent-style-name="Text_20_body">
      <style:paragraph-properties fo:margin-top="0.018cm" fo:margin-bottom="0cm" style:contextual-spacing="false"/>
      <style:text-properties fo:font-style="italic" style:font-style-asian="italic"/>
    </style:style>
    <style:style style:name="P116" style:family="paragraph" style:parent-style-name="Text_20_body">
      <style:paragraph-properties fo:margin-right="0.644cm"/>
    </style:style>
    <style:style style:name="P117" style:family="paragraph" style:parent-style-name="Text_20_body">
      <style:paragraph-properties fo:margin-top="0.002cm" fo:margin-bottom="0cm" style:contextual-spacing="false"/>
    </style:style>
    <style:style style:name="P118" style:family="paragraph" style:parent-style-name="Standard">
      <style:paragraph-properties fo:margin-top="0cm" fo:margin-bottom="0cm" style:contextual-spacing="false" fo:text-align="start" style:justify-single-word="false" fo:orphans="0" fo:widows="0"/>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P119" style:family="paragraph" style:parent-style-name="Heading_20_2" style:master-page-name="Converted10">
      <style:paragraph-properties fo:margin-left="0cm" fo:margin-top="0cm" fo:margin-bottom="0cm" style:contextual-spacing="false" style:page-number="auto" fo:break-before="page"/>
    </style:style>
    <style:style style:name="P120" style:family="paragraph" style:parent-style-name="Text_20_body">
      <style:paragraph-properties fo:margin-top="0.413cm" fo:margin-bottom="0cm" style:contextual-spacing="false"/>
    </style:style>
    <style:style style:name="P121" style:family="paragraph" style:parent-style-name="Standard">
      <style:paragraph-properties fo:margin-top="0.409cm" fo:margin-bottom="0cm" style:contextual-spacing="false"/>
    </style:style>
    <style:style style:name="P122" style:family="paragraph" style:parent-style-name="Standard">
      <style:paragraph-properties fo:margin-left="7.675cm" fo:text-align="center" style:justify-single-word="false"/>
    </style:style>
    <style:style style:name="P123" style:family="paragraph" style:parent-style-name="Standard">
      <style:paragraph-properties fo:margin-top="0cm" fo:margin-bottom="0cm" style:contextual-spacing="false" fo:text-align="center" style:justify-single-word="false" fo:orphans="0" fo:widows="0"/>
      <style:text-properties fo:font-size="10pt" fo:letter-spacing="-0.004cm" fo:language="en" fo:country="US" fo:font-weight="bold" style:letter-kerning="false" style:font-size-asian="10pt" style:language-asian="en" style:country-asian="US" style:font-weight-asian="bold" style:font-size-complex="11pt" style:language-complex="ar" style:country-complex="SA"/>
    </style:style>
    <style:style style:name="P124" style:family="paragraph" style:parent-style-name="Text_20_body">
      <style:paragraph-properties fo:margin-top="0.046cm" fo:margin-bottom="0cm" style:contextual-spacing="false"/>
      <style:text-properties fo:font-style="italic" style:font-style-asian="italic"/>
    </style:style>
    <style:style style:name="P125" style:family="paragraph" style:parent-style-name="Standard">
      <style:paragraph-properties fo:hyphenation-ladder-count="no-limit" fo:hyphenation-keep="page" loext:hyphenation-keep-type="column"/>
      <style:text-properties fo:font-weight="bold" style:font-weight-asian="bold" fo:hyphenate="true" fo:hyphenation-remain-char-count="2" fo:hyphenation-push-char-count="2" loext:hyphenation-no-caps="false" loext:hyphenation-no-last-word="false" loext:hyphenation-word-char-count="5" loext:hyphenation-zone="no-limit"/>
    </style:style>
    <style:style style:name="P126" style:family="paragraph" style:parent-style-name="Text_20_body">
      <style:paragraph-properties fo:line-height="95%"/>
    </style:style>
    <style:style style:name="P127" style:family="paragraph" style:parent-style-name="Standard">
      <style:paragraph-properties fo:margin-right="0.75cm" fo:margin-top="0.296cm" fo:margin-bottom="0cm" style:contextual-spacing="false"/>
    </style:style>
    <style:style style:name="P128" style:family="paragraph" style:parent-style-name="Standard">
      <style:paragraph-properties fo:margin-right="0.282cm" fo:margin-top="0.176cm" fo:margin-bottom="0cm" style:contextual-spacing="false" fo:line-height="102%"/>
      <style:text-properties fo:color="#25295b" loext:opacity="100%" fo:font-style="italic" style:font-style-asian="italic"/>
    </style:style>
    <style:style style:name="P129" style:family="paragraph" style:parent-style-name="Standard">
      <style:paragraph-properties fo:margin-right="0.282cm" fo:margin-top="0.176cm" fo:margin-bottom="0cm" style:contextual-spacing="false" fo:line-height="102%"/>
    </style:style>
    <style:style style:name="P130" style:family="paragraph" style:parent-style-name="Text_20_body">
      <style:paragraph-properties fo:margin-top="0.032cm" fo:margin-bottom="0cm" style:contextual-spacing="false"/>
      <style:text-properties fo:font-size="10pt" style:font-size-asian="10pt"/>
    </style:style>
    <style:style style:name="P131" style:family="paragraph" style:parent-style-name="Standard">
      <style:paragraph-properties fo:margin-top="0cm" fo:margin-bottom="0cm" style:contextual-spacing="false" fo:break-before="column"/>
    </style:style>
    <style:style style:name="P132" style:family="paragraph" style:parent-style-name="Standard">
      <style:text-properties fo:font-size="10pt" fo:letter-spacing="-0.004cm" style:font-size-asian="10pt"/>
    </style:style>
    <style:style style:name="P133" style:family="paragraph" style:parent-style-name="Heading_20_5" style:master-page-name="Converted11">
      <style:paragraph-properties fo:margin-left="0cm" fo:margin-top="0.265cm" fo:margin-bottom="0cm" style:contextual-spacing="false" style:page-number="auto"/>
    </style:style>
    <style:style style:name="P134" style:family="paragraph" style:parent-style-name="List_20_Paragraph" style:list-style-name="WWNum15"/>
    <style:style style:name="P135" style:family="paragraph" style:parent-style-name="Standard">
      <style:paragraph-properties fo:margin-top="0.286cm" fo:margin-bottom="0cm" style:contextual-spacing="false"/>
      <style:text-properties fo:font-size="10pt" fo:font-weight="bold" style:font-size-asian="10pt" style:font-weight-asian="bold"/>
    </style:style>
    <style:style style:name="P136" style:family="paragraph" style:parent-style-name="List_20_Paragraph" style:list-style-name="WWNum10">
      <style:paragraph-properties fo:margin-left="0.635cm" fo:margin-right="0.644cm" fo:margin-top="0.132cm" fo:margin-bottom="0cm" style:contextual-spacing="false" fo:text-indent="-0.635cm" style:auto-text-indent="false"/>
    </style:style>
    <style:style style:name="P137" style:family="paragraph" style:parent-style-name="List_20_Paragraph" style:list-style-name="WWNum10">
      <style:paragraph-properties fo:margin-left="0.635cm" fo:margin-right="0.644cm" fo:margin-top="0.148cm" fo:margin-bottom="0cm" style:contextual-spacing="false" fo:text-indent="-0.635cm" style:auto-text-indent="false"/>
    </style:style>
    <style:style style:name="P138" style:family="paragraph" style:parent-style-name="Heading_20_2" style:master-page-name="Converted12">
      <style:paragraph-properties fo:margin-left="0cm" style:page-number="auto"/>
    </style:style>
    <style:style style:name="P139" style:family="paragraph" style:parent-style-name="Standard">
      <style:paragraph-properties fo:margin-top="0.212cm" fo:margin-bottom="0cm" style:contextual-spacing="false"/>
    </style:style>
    <style:style style:name="P140" style:family="paragraph" style:parent-style-name="Text_20_body">
      <style:paragraph-properties fo:margin-top="0.453cm" fo:margin-bottom="0cm" style:contextual-spacing="false" fo:line-height="103%"/>
    </style:style>
    <style:style style:name="P141" style:family="paragraph" style:parent-style-name="Text_20_body">
      <style:paragraph-properties fo:margin-right="0.3cm" fo:margin-top="0.512cm" fo:margin-bottom="0cm" style:contextual-spacing="false" fo:line-height="104%"/>
    </style:style>
    <style:style style:name="P142" style:family="paragraph" style:parent-style-name="Heading_20_4">
      <style:paragraph-properties fo:margin-left="0cm" fo:text-indent="0cm" style:auto-text-indent="false"/>
    </style:style>
    <style:style style:name="P143" style:family="paragraph" style:parent-style-name="Text_20_body">
      <style:paragraph-properties fo:margin-top="0.035cm" fo:margin-bottom="0cm" style:contextual-spacing="false"/>
    </style:style>
    <style:style style:name="P144" style:family="paragraph" style:parent-style-name="Text_20_body">
      <style:paragraph-properties fo:margin-right="0.072cm" fo:line-height="104%"/>
    </style:style>
    <style:style style:name="P145" style:family="paragraph" style:parent-style-name="Text_20_body">
      <style:paragraph-properties fo:line-height="104%"/>
    </style:style>
    <style:style style:name="P146" style:family="paragraph" style:parent-style-name="Text_20_body">
      <style:paragraph-properties fo:margin-right="0.806cm" fo:line-height="104%"/>
    </style:style>
    <style:style style:name="P147" style:family="paragraph" style:parent-style-name="Standard">
      <style:paragraph-properties fo:margin-right="0.942cm" fo:margin-top="0.002cm" fo:margin-bottom="0cm" style:contextual-spacing="false" fo:line-height="104%"/>
    </style:style>
    <style:style style:name="P148" style:family="paragraph" style:parent-style-name="Text_20_body">
      <style:paragraph-properties fo:margin-right="0.556cm" fo:margin-top="0.002cm" fo:margin-bottom="0cm" style:contextual-spacing="false" fo:line-height="104%"/>
      <style:text-properties fo:letter-spacing="-0.004cm"/>
    </style:style>
    <style:style style:name="P149" style:family="paragraph" style:parent-style-name="Text_20_body">
      <style:paragraph-properties fo:margin-top="0.032cm" fo:margin-bottom="0cm" style:contextual-spacing="false"/>
    </style:style>
    <style:style style:name="P150" style:family="paragraph" style:parent-style-name="Heading_20_4">
      <style:paragraph-properties fo:margin-left="0.15cm" fo:text-indent="0cm" style:auto-text-indent="false"/>
    </style:style>
    <style:style style:name="P151" style:family="paragraph" style:parent-style-name="Text_20_body">
      <style:paragraph-properties fo:margin-top="0.037cm" fo:margin-bottom="0cm" style:contextual-spacing="false"/>
    </style:style>
    <style:style style:name="P152" style:family="paragraph" style:parent-style-name="Text_20_body">
      <style:paragraph-properties fo:margin-right="0.787cm" fo:line-height="104%"/>
    </style:style>
    <style:style style:name="P153" style:family="paragraph" style:parent-style-name="Text_20_body">
      <style:paragraph-properties fo:margin-right="0.737cm" fo:line-height="104%"/>
    </style:style>
    <style:style style:name="P154" style:family="paragraph" style:parent-style-name="Text_20_body">
      <style:paragraph-properties fo:margin-right="0.667cm" fo:margin-top="0.452cm" fo:margin-bottom="0cm" style:contextual-spacing="false" fo:line-height="102%"/>
    </style:style>
    <style:style style:name="P155" style:family="paragraph" style:parent-style-name="Text_20_body" style:master-page-name="Converted13">
      <style:paragraph-properties fo:margin-top="0.104cm" fo:margin-bottom="0cm" style:contextual-spacing="false" style:page-number="auto"/>
      <style:text-properties fo:font-size="10pt" style:font-size-asian="10pt"/>
    </style:style>
    <style:style style:name="P156" style:family="paragraph" style:parent-style-name="Standard">
      <style:paragraph-properties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157" style:family="paragraph">
      <loext:graphic-properties draw:fill="solid" draw:fill-color="#25295b"/>
      <style:paragraph-properties fo:text-align="start"/>
      <style:text-properties fo:font-size="18pt"/>
    </style:style>
    <style:style style:name="P158" style:family="paragraph" style:parent-style-name="Text_20_body">
      <style:paragraph-properties fo:margin-top="0.016cm" fo:margin-bottom="0cm" style:contextual-spacing="false"/>
      <style:text-properties fo:font-size="5pt" style:font-size-asian="5pt"/>
    </style:style>
    <style:style style:name="P159" style:family="paragraph" style:parent-style-name="Text_20_body">
      <style:paragraph-properties fo:margin-top="0.018cm" fo:margin-bottom="0cm" style:contextual-spacing="false"/>
      <style:text-properties fo:font-size="1pt" style:font-size-asian="1pt"/>
    </style:style>
    <style:style style:name="P160" style:family="paragraph" style:parent-style-name="Text_20_body">
      <style:paragraph-properties fo:margin-left="0.176cm" fo:line-height="0.071cm"/>
    </style:style>
    <style:style style:name="P161" style:family="paragraph">
      <loext:graphic-properties draw:fill="solid" draw:fill-color="#25295b"/>
      <style:paragraph-properties fo:text-align="start"/>
      <style:text-properties fo:font-size="11pt"/>
    </style:style>
    <style:style style:name="P162" style:family="paragraph">
      <loext:graphic-properties draw:fill="none"/>
      <style:paragraph-properties fo:text-align="start"/>
      <style:text-properties fo:font-size="11pt"/>
    </style:style>
    <style:style style:name="P163" style:family="paragraph">
      <loext:graphic-properties draw:fill="solid" draw:fill-color="#000000"/>
      <style:paragraph-properties fo:text-align="start"/>
      <style:text-properties fo:font-size="11pt"/>
    </style:style>
    <style:style style:name="P164" style:family="paragraph" style:parent-style-name="Standard">
      <style:paragraph-properties fo:margin-left="3.401cm" fo:margin-right="3.896cm" fo:margin-top="0.219cm" fo:margin-bottom="0cm" style:contextual-spacing="false" fo:text-align="center" style:justify-single-word="false"/>
      <style:text-properties fo:font-size="9pt" fo:font-style="italic" style:font-size-asian="9pt" style:font-style-asian="italic"/>
    </style:style>
    <style:style style:name="P165" style:family="paragraph" style:parent-style-name="Heading_20_3" style:master-page-name="Converted14">
      <style:paragraph-properties style:page-number="auto"/>
    </style:style>
    <style:style style:name="P166" style:family="paragraph" style:parent-style-name="Text_20_body">
      <style:paragraph-properties fo:margin-right="0.025cm" fo:margin-top="0.512cm" fo:margin-bottom="0cm" style:contextual-spacing="false" fo:line-height="104%"/>
    </style:style>
    <style:style style:name="P167" style:family="paragraph" style:parent-style-name="Text_20_body">
      <style:paragraph-properties fo:margin-right="1.048cm" fo:line-height="103%"/>
    </style:style>
    <style:style style:name="P168" style:family="paragraph" style:parent-style-name="Text_20_body">
      <style:paragraph-properties fo:margin-top="0.002cm" fo:margin-bottom="0cm" style:contextual-spacing="false" fo:line-height="104%"/>
    </style:style>
    <style:style style:name="P169" style:family="paragraph" style:parent-style-name="Text_20_body">
      <style:paragraph-properties fo:margin-top="0.028cm" fo:margin-bottom="0cm" style:contextual-spacing="false"/>
    </style:style>
    <style:style style:name="P170" style:family="paragraph" style:parent-style-name="Text_20_body">
      <style:paragraph-properties fo:margin-right="0.131cm" fo:line-height="103%"/>
    </style:style>
    <style:style style:name="P171" style:family="paragraph" style:parent-style-name="Text_20_body">
      <style:paragraph-properties fo:margin-right="0.28cm" fo:margin-top="0.002cm" fo:margin-bottom="0cm" style:contextual-spacing="false" fo:line-height="104%"/>
    </style:style>
    <style:style style:name="P172" style:family="paragraph" style:parent-style-name="List_20_Paragraph" style:list-style-name="WWNum16"/>
    <style:style style:name="P173" style:family="paragraph" style:parent-style-name="Text_20_body">
      <style:paragraph-properties fo:margin-top="0.332cm" fo:margin-bottom="0cm" style:contextual-spacing="false"/>
    </style:style>
    <style:style style:name="P174" style:family="paragraph" style:parent-style-name="Text_20_body">
      <style:paragraph-properties fo:margin-left="0.15cm" fo:line-height="104%"/>
    </style:style>
    <style:style style:name="P175" style:family="paragraph" style:parent-style-name="Text_20_body">
      <style:paragraph-properties fo:margin-top="0.457cm" fo:margin-bottom="0cm" style:contextual-spacing="false"/>
      <style:text-properties fo:color="#25295b" loext:opacity="100%"/>
    </style:style>
    <style:style style:name="P176" style:family="paragraph" style:parent-style-name="List_20_Paragraph" style:list-style-name="WWNum17"/>
    <style:style style:name="P177" style:family="paragraph" style:parent-style-name="List_20_Paragraph">
      <style:paragraph-properties fo:margin-left="1.27cm"/>
    </style:style>
    <style:style style:name="P178" style:family="paragraph" style:parent-style-name="Text_20_body">
      <style:text-properties fo:color="#25295b" loext:opacity="100%" fo:letter-spacing="-0.004cm"/>
    </style:style>
    <style:style style:name="P179" style:family="paragraph" style:parent-style-name="Text_20_body">
      <style:paragraph-properties fo:margin-top="0.072cm" fo:margin-bottom="0cm" style:contextual-spacing="false"/>
    </style:style>
    <style:style style:name="P180" style:family="paragraph" style:parent-style-name="Heading_20_1" style:master-page-name="Converted15">
      <style:paragraph-properties style:page-number="auto"/>
    </style:style>
    <style:style style:name="P181" style:family="paragraph" style:parent-style-name="Text_20_body">
      <style:paragraph-properties fo:margin-top="0.415cm" fo:margin-bottom="0cm" style:contextual-spacing="false"/>
      <style:text-properties fo:font-size="10pt" style:font-size-asian="10pt"/>
    </style:style>
    <style:style style:name="P182" style:family="paragraph" style:parent-style-name="Frame_20_contents">
      <style:paragraph-properties fo:margin-left="0.035cm" fo:margin-top="0.035cm" fo:margin-bottom="0cm" style:contextual-spacing="false"/>
    </style:style>
    <style:style style:name="T1" style:family="text">
      <style:text-properties fo:letter-spacing="-0.004cm"/>
    </style:style>
    <style:style style:name="T2" style:family="text">
      <style:text-properties fo:font-size="10pt" style:font-size-asian="10pt"/>
    </style:style>
    <style:style style:name="T3" style:family="text">
      <style:text-properties fo:letter-spacing="-0.011cm"/>
    </style:style>
    <style:style style:name="T4" style:family="text">
      <style:text-properties fo:letter-spacing="-0.007cm"/>
    </style:style>
    <style:style style:name="T5" style:family="text">
      <style:text-properties fo:letter-spacing="-0.009cm"/>
    </style:style>
    <style:style style:name="T6" style:family="text">
      <style:text-properties fo:color="#4d5ba9" loext:opacity="100%" style:text-underline-style="solid" style:text-underline-width="auto" style:text-underline-color="#4d5ba9"/>
    </style:style>
    <style:style style:name="T7" style:family="text">
      <style:text-properties fo:letter-spacing="-0.002cm"/>
    </style:style>
    <style:style style:name="T8" style:family="text">
      <style:text-properties fo:letter-spacing="-0.005cm"/>
    </style:style>
    <style:style style:name="T9" style:family="text">
      <style:text-properties fo:font-style="italic" style:font-style-asian="italic"/>
    </style:style>
    <style:style style:name="T10" style:family="text">
      <style:text-properties fo:letter-spacing="-0.009cm" fo:font-style="italic" style:font-style-asian="italic"/>
    </style:style>
    <style:style style:name="T11" style:family="text">
      <style:text-properties fo:language="fr" fo:country="BE"/>
    </style:style>
    <style:style style:name="T12" style:family="text">
      <style:text-properties style:font-name="Calibri1" style:font-name-complex="Calibri2"/>
    </style:style>
    <style:style style:name="T13" style:family="text">
      <style:text-properties fo:font-size="16pt" style:font-size-asian="16pt"/>
    </style:style>
    <style:style style:name="T14" style:family="text">
      <style:text-properties fo:letter-spacing="-0.004cm" fo:font-weight="bold" style:font-weight-asian="bold"/>
    </style:style>
    <style:style style:name="T15" style:family="text">
      <style:text-properties fo:letter-spacing="-0.026cm"/>
    </style:style>
    <style:style style:name="T16" style:family="text">
      <style:text-properties fo:letter-spacing="-0.014cm"/>
    </style:style>
    <style:style style:name="T17" style:family="text">
      <style:text-properties fo:letter-spacing="-0.012cm"/>
    </style:style>
    <style:style style:name="T18" style:family="text">
      <style:text-properties fo:letter-spacing="-0.021cm"/>
    </style:style>
    <style:style style:name="T19" style:family="text">
      <style:text-properties fo:letter-spacing="-0.016cm"/>
    </style:style>
    <style:style style:name="T20" style:family="text">
      <style:text-properties fo:letter-spacing="-0.025cm"/>
    </style:style>
    <style:style style:name="T21" style:family="text">
      <style:text-properties fo:letter-spacing="-0.023cm"/>
    </style:style>
    <style:style style:name="T22" style:family="text">
      <style:text-properties fo:color="#4d5ba9" loext:opacity="100%" fo:letter-spacing="-0.007cm" style:text-underline-style="solid" style:text-underline-width="auto" style:text-underline-color="#4d5ba9"/>
    </style:style>
    <style:style style:name="T23" style:family="text">
      <style:text-properties fo:color="#4d5ba9" loext:opacity="100%" fo:letter-spacing="-0.026cm"/>
    </style:style>
    <style:style style:name="T24" style:family="text">
      <style:text-properties fo:color="#4d5ba9" loext:opacity="100%" fo:letter-spacing="-0.004cm" style:text-underline-style="solid" style:text-underline-width="auto" style:text-underline-color="#4d5ba9"/>
    </style:style>
    <style:style style:name="T25" style:family="text">
      <style:text-properties fo:letter-spacing="-0.019cm"/>
    </style:style>
    <style:style style:name="T26" style:family="text">
      <style:text-properties fo:color="#4d5ba9" loext:opacity="100%"/>
    </style:style>
    <style:style style:name="T27" style:family="text">
      <style:text-properties fo:letter-spacing="-0.018cm"/>
    </style:style>
    <style:style style:name="T28" style:family="text">
      <style:text-properties fo:color="#4d5ba9" loext:opacity="100%" fo:letter-spacing="-0.004cm"/>
    </style:style>
    <style:style style:name="T29" style:family="text">
      <style:text-properties fo:letter-spacing="0.014cm"/>
    </style:style>
    <style:style style:name="T30" style:family="text">
      <style:text-properties fo:letter-spacing="0.016cm"/>
    </style:style>
    <style:style style:name="T31" style:family="text">
      <style:text-properties fo:letter-spacing="-0.032cm"/>
    </style:style>
    <style:style style:name="T32" style:family="text">
      <style:text-properties fo:letter-spacing="0.141cm" style:text-scale="150%"/>
    </style:style>
    <style:style style:name="T33" style:family="text">
      <style:text-properties fo:letter-spacing="0.071cm"/>
    </style:style>
    <style:style style:name="T34" style:family="text">
      <style:text-properties fo:letter-spacing="0.049cm"/>
    </style:style>
    <style:style style:name="T35" style:family="text">
      <style:text-properties fo:letter-spacing="0.051cm"/>
    </style:style>
    <style:style style:name="T36" style:family="text">
      <style:text-properties fo:letter-spacing="0.035cm"/>
    </style:style>
    <style:style style:name="T37" style:family="text">
      <style:text-properties fo:font-size="4pt" style:font-size-asian="4pt"/>
    </style:style>
    <style:style style:name="T38" style:family="text">
      <style:text-properties fo:font-weight="bold" style:font-weight-asian="bold"/>
    </style:style>
    <style:style style:name="T39" style:family="text">
      <style:text-properties style:font-weight-complex="bold"/>
    </style:style>
    <style:style style:name="T40" style:family="text">
      <style:text-properties fo:font-size="24pt" style:font-size-asian="24pt" style:font-size-complex="24pt"/>
    </style:style>
    <style:style style:name="T41" style:family="text">
      <style:text-properties fo:color="#4d5ba9" loext:opacity="100%" fo:letter-spacing="-0.009cm"/>
    </style:style>
    <style:style style:name="T42" style:family="text">
      <style:text-properties fo:color="#4d5ba9" loext:opacity="100%" fo:letter-spacing="-0.005cm"/>
    </style:style>
    <style:style style:name="T43" style:family="text">
      <style:text-properties fo:color="#4d5ba9" loext:opacity="100%" fo:letter-spacing="-0.007cm"/>
    </style:style>
    <style:style style:name="T44" style:family="text">
      <style:text-properties fo:letter-spacing="-0.009cm" fo:font-weight="bold" style:font-weight-asian="bold"/>
    </style:style>
    <style:style style:name="T45" style:family="text">
      <style:text-properties fo:letter-spacing="-0.028cm"/>
    </style:style>
    <style:style style:name="T46" style:family="text">
      <style:text-properties fo:letter-spacing="0.141cm"/>
    </style:style>
    <style:style style:name="T47" style:family="text">
      <style:text-properties style:text-position="54% 100%" fo:font-size="6.5pt" fo:letter-spacing="0.071cm" style:font-size-asian="6.5pt"/>
    </style:style>
    <style:style style:name="T48" style:family="text">
      <style:text-properties fo:color="#4d5ba9" loext:opacity="100%" fo:letter-spacing="-0.002cm"/>
    </style:style>
    <style:style style:name="T49" style:family="text">
      <style:text-properties style:text-position="54% 100%" fo:font-size="6.5pt" fo:letter-spacing="-0.004cm" style:font-size-asian="6.5pt"/>
    </style:style>
    <style:style style:name="T50" style:family="text">
      <style:text-properties fo:letter-spacing="-0.026cm" fo:font-weight="bold" style:font-weight-asian="bold"/>
    </style:style>
    <style:style style:name="T51" style:family="text">
      <style:text-properties fo:color="#4d5ba9" loext:opacity="100%" fo:letter-spacing="-0.019cm"/>
    </style:style>
    <style:style style:name="T52" style:family="text">
      <style:text-properties fo:letter-spacing="-0.011cm" fo:font-weight="bold" style:font-weight-asian="bold"/>
    </style:style>
    <style:style style:name="T53" style:family="text">
      <style:text-properties fo:font-size="9pt" fo:font-style="italic" style:font-size-asian="9pt" style:font-style-asian="italic"/>
    </style:style>
    <style:style style:name="T54" style:family="text">
      <style:text-properties fo:font-size="9pt" fo:letter-spacing="-0.023cm" fo:font-style="italic" style:font-size-asian="9pt" style:font-style-asian="italic"/>
    </style:style>
    <style:style style:name="T55" style:family="text">
      <style:text-properties fo:font-size="9pt" fo:letter-spacing="-0.021cm" fo:font-style="italic" style:font-size-asian="9pt" style:font-style-asian="italic"/>
    </style:style>
    <style:style style:name="T56" style:family="text">
      <style:text-properties fo:color="#4d5ba9" loext:opacity="100%" fo:font-size="9pt" fo:font-style="italic" style:text-underline-style="solid" style:text-underline-width="auto" style:text-underline-color="#4d5ba9" style:font-size-asian="9pt" style:font-style-asian="italic"/>
    </style:style>
    <style:style style:name="T57" style:family="text">
      <style:text-properties fo:color="#4d5ba9" loext:opacity="100%" fo:font-size="9pt" fo:font-style="italic" style:font-size-asian="9pt" style:font-style-asian="italic"/>
    </style:style>
    <style:style style:name="T58"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T59" style:family="text">
      <style:text-properties fo:font-size="10pt" fo:font-weight="bold" style:font-size-asian="10pt" style:font-weight-asian="bold"/>
    </style:style>
    <style:style style:name="T60" style:family="text">
      <style:text-properties fo:font-size="10pt" fo:letter-spacing="-0.002cm" fo:font-weight="bold" style:font-size-asian="10pt" style:font-weight-asian="bold"/>
    </style:style>
    <style:style style:name="T61" style:family="text">
      <style:text-properties fo:font-size="10pt" fo:letter-spacing="-0.002cm" style:font-size-asian="10pt"/>
    </style:style>
    <style:style style:name="T62" style:family="text">
      <style:text-properties fo:font-size="10pt" fo:letter-spacing="-0.004cm" style:font-size-asian="10pt"/>
    </style:style>
    <style:style style:name="T63" style:family="text">
      <style:text-properties fo:font-size="7.5pt" style:font-size-asian="7.5pt"/>
    </style:style>
    <style:style style:name="T64" style:family="text">
      <style:text-properties fo:font-weight="bold" style:font-weight-asian="bold" style:font-weight-complex="bold"/>
    </style:style>
    <style:style style:name="T65" style:family="text">
      <style:text-properties fo:font-size="10pt" fo:letter-spacing="-0.007cm" fo:font-weight="bold" style:font-size-asian="10pt" style:font-weight-asian="bold"/>
    </style:style>
    <style:style style:name="T66" style:family="text">
      <style:text-properties fo:font-size="10pt" fo:letter-spacing="-0.004cm" fo:font-weight="bold" style:font-size-asian="10pt" style:font-weight-asian="bold"/>
    </style:style>
    <style:style style:name="T67" style:family="text">
      <style:text-properties fo:letter-spacing="-0.104cm"/>
    </style:style>
    <style:style style:name="T68" style:family="text">
      <style:text-properties fo:font-size="30pt" style:font-size-asian="30pt" style:font-size-complex="30pt"/>
    </style:style>
    <style:style style:name="T69" style:family="text">
      <style:text-properties fo:letter-spacing="-0.062cm"/>
    </style:style>
    <style:style style:name="T70" style:family="text">
      <style:text-properties fo:letter-spacing="-0.039cm"/>
    </style:style>
    <style:style style:name="T71" style:family="text">
      <style:text-properties fo:font-size="9pt" style:font-size-asian="9pt"/>
    </style:style>
    <style:style style:name="T72" style:family="text">
      <style:text-properties fo:font-size="10pt" fo:letter-spacing="0.009cm" fo:font-weight="bold" style:font-size-asian="10pt" style:font-weight-asian="bold"/>
    </style:style>
    <style:style style:name="T73" style:family="text">
      <style:text-properties fo:font-size="10pt" fo:letter-spacing="0.011cm" fo:font-weight="bold" style:font-size-asian="10pt" style:font-weight-asian="bold"/>
    </style:style>
    <style:style style:name="T74" style:family="text">
      <style:text-properties fo:font-size="10pt" fo:letter-spacing="0.012cm" style:font-size-asian="10pt"/>
    </style:style>
    <style:style style:name="T75" style:family="text">
      <style:text-properties fo:font-size="10pt" fo:letter-spacing="0.011cm" style:font-size-asian="10pt"/>
    </style:style>
    <style:style style:name="T76" style:family="text">
      <style:text-properties fo:letter-spacing="-0.007cm" fo:font-weight="bold" style:font-weight-asian="bold"/>
    </style:style>
    <style:style style:name="T77" style:family="text">
      <style:text-properties fo:letter-spacing="-0.005cm" fo:font-weight="bold" style:font-weight-asian="bold"/>
    </style:style>
    <style:style style:name="T78" style:family="text">
      <style:text-properties fo:letter-spacing="-0.012cm" fo:font-weight="bold" style:font-weight-asian="bold"/>
    </style:style>
    <style:style style:name="T79" style:family="text">
      <style:text-properties fo:letter-spacing="-0.004cm" fo:font-style="italic" style:font-style-asian="italic"/>
    </style:style>
    <style:style style:name="T80" style:family="text">
      <style:text-properties fo:font-size="30pt" fo:language="es" fo:country="ES" style:font-size-asian="30pt" style:font-size-complex="30pt"/>
    </style:style>
    <style:style style:name="T81" style:family="text">
      <style:text-properties fo:language="es" fo:country="ES"/>
    </style:style>
    <style:style style:name="T82" style:family="text">
      <style:text-properties fo:font-size="10pt" fo:letter-spacing="-0.007cm" style:font-size-asian="10pt"/>
    </style:style>
    <style:style style:name="T83" style:family="text">
      <style:text-properties fo:font-size="10pt" fo:letter-spacing="-0.005cm" fo:font-weight="bold" style:font-size-asian="10pt" style:font-weight-asian="bold"/>
    </style:style>
    <style:style style:name="T84" style:family="text">
      <style:text-properties fo:letter-spacing="-0.016cm" fo:font-weight="bold" style:font-weight-asian="bold"/>
    </style:style>
    <style:style style:name="T85" style:family="text">
      <style:text-properties style:text-line-through-style="solid" style:text-line-through-type="single" fo:font-weight="bold" style:font-weight-asian="bold"/>
    </style:style>
    <style:style style:name="T86" style:family="text">
      <style:text-properties style:text-underline-style="solid" style:text-underline-width="auto" style:text-underline-color="font-color" fo:font-weight="bold" style:font-weight-asian="bold"/>
    </style:style>
    <style:style style:name="T87" style:family="text">
      <style:text-properties fo:color="#2d96d3" loext:opacity="100%" fo:font-weight="bold" style:font-weight-asian="bold"/>
    </style:style>
    <style:style style:name="T88" style:family="text">
      <style:text-properties fo:font-size="10pt" fo:letter-spacing="-0.009cm" fo:font-weight="bold" style:font-size-asian="10pt" style:font-weight-asian="bold"/>
    </style:style>
    <style:style style:name="T89" style:family="text">
      <style:text-properties fo:font-size="10pt" fo:letter-spacing="-0.009cm" style:font-size-asian="10pt"/>
    </style:style>
    <style:style style:name="T90" style:family="text">
      <style:text-properties style:text-line-through-style="solid" style:text-line-through-type="single" fo:font-size="10pt" fo:font-weight="bold" style:font-size-asian="10pt" style:font-weight-asian="bold"/>
    </style:style>
    <style:style style:name="T91" style:family="text">
      <style:text-properties fo:font-size="10pt" fo:letter-spacing="-0.005cm" style:font-size-asian="10pt"/>
    </style:style>
    <style:style style:name="T92" style:family="text">
      <style:text-properties fo:font-size="10pt" style:text-underline-style="solid" style:text-underline-width="auto" style:text-underline-color="font-color" fo:font-weight="bold" style:font-size-asian="10pt" style:font-weight-asian="bold"/>
    </style:style>
    <style:style style:name="T93" style:family="text">
      <style:text-properties fo:color="#2d96d3" loext:opacity="100%" fo:font-size="10pt" fo:font-weight="bold" style:font-size-asian="10pt" style:font-weight-asian="bold"/>
    </style:style>
    <style:style style:name="T94" style:family="text">
      <style:text-properties fo:color="#2d96d3" loext:opacity="100%" fo:font-size="10pt" fo:letter-spacing="-0.004cm" fo:font-weight="bold" style:font-size-asian="10pt" style:font-weight-asian="bold"/>
    </style:style>
    <style:style style:name="T95" style:family="text">
      <style:text-properties fo:font-size="10pt" fo:letter-spacing="-0.011cm" fo:font-weight="bold" style:font-size-asian="10pt" style:font-weight-asian="bold"/>
    </style:style>
    <style:style style:name="T96" style:family="text">
      <style:text-properties fo:color="#25295b" loext:opacity="100%" fo:font-style="italic" style:font-style-asian="italic"/>
    </style:style>
    <style:style style:name="T97" style:family="text">
      <style:text-properties fo:font-size="10pt" fo:letter-spacing="-0.012cm" fo:font-weight="bold" style:font-size-asian="10pt" style:font-weight-asian="bold"/>
    </style:style>
    <style:style style:name="T98" style:family="text">
      <style:text-properties style:text-position="64% 100%" fo:font-size="5.5pt" style:font-size-asian="5.5pt"/>
    </style:style>
    <style:style style:name="T99" style:family="text">
      <style:text-properties fo:letter-spacing="-0.002cm" fo:font-weight="bold" style:font-weight-asian="bold"/>
    </style:style>
    <style:style style:name="T100" style:family="text">
      <style:text-properties fo:color="#25295b" loext:opacity="100%"/>
    </style:style>
    <style:style style:name="T101" style:family="text">
      <style:text-properties fo:color="#25295b" loext:opacity="100%" fo:letter-spacing="0.041cm"/>
    </style:style>
    <style:style style:name="T102" style:family="text">
      <style:text-properties fo:color="#25295b" loext:opacity="100%" fo:letter-spacing="0.048cm"/>
    </style:style>
    <style:style style:name="T103" style:family="text">
      <style:text-properties fo:color="#25295b" loext:opacity="100%" fo:letter-spacing="-0.004cm"/>
    </style:style>
    <style:style style:name="T104" style:family="text">
      <style:text-properties fo:font-size="10pt" fo:font-style="italic" style:font-size-asian="10pt" style:font-style-asian="italic"/>
    </style:style>
    <style:style style:name="T105" style:family="text">
      <style:text-properties fo:color="#4d5ba9" loext:opacity="100%" fo:font-size="10pt" style:text-underline-style="solid" style:text-underline-width="auto" style:text-underline-color="#4d5ba9" style:font-size-asian="10pt"/>
    </style:style>
    <style:style style:name="T106" style:family="text">
      <style:text-properties fo:color="#4d5ba9" loext:opacity="100%" fo:font-size="10pt" style:font-size-asian="10pt"/>
    </style:style>
    <style:style style:name="T107" style:family="text">
      <style:text-properties fo:font-size="10pt" fo:letter-spacing="-0.002cm" fo:font-style="italic" style:font-size-asian="10pt" style:font-style-asian="italic"/>
    </style:style>
    <style:style style:name="T108" style:family="text">
      <style:text-properties fo:color="#4d5ba9" loext:opacity="100%" fo:font-size="10pt" fo:letter-spacing="-0.002cm" style:font-size-asian="10pt"/>
    </style:style>
    <style:style style:name="T109" style:family="text">
      <style:text-properties fo:font-size="10pt" fo:letter-spacing="-0.09cm" style:font-size-asian="10pt"/>
    </style:style>
    <style:style style:name="T110" style:family="text">
      <style:text-properties fo:letter-spacing="0.039cm"/>
    </style:style>
    <style:style style:name="T111" style:family="text">
      <style:text-properties fo:letter-spacing="0.046cm"/>
    </style:style>
    <style:style style:name="T112" style:family="text">
      <style:text-properties fo:color="#25295b" loext:opacity="100%" fo:letter-spacing="-0.004cm" fo:font-style="italic" style:font-style-asian="italic"/>
    </style:style>
    <style:style style:name="T113" style:family="text">
      <style:text-properties fo:color="#25295b" loext:opacity="100%" fo:letter-spacing="-0.002cm" fo:font-style="italic" style:font-style-asian="italic"/>
    </style:style>
    <style:style style:name="T114" style:family="text">
      <style:text-properties fo:color="#4d5ba9" loext:opacity="100%" fo:font-style="italic" style:text-underline-style="solid" style:text-underline-width="auto" style:text-underline-color="#4d5ba9" style:font-style-asian="italic"/>
    </style:style>
    <style:style style:name="T115" style:family="text">
      <style:text-properties fo:letter-spacing="0.032cm"/>
    </style:style>
    <style:style style:name="T116" style:family="text">
      <style:text-properties fo:letter-spacing="0.041cm"/>
    </style:style>
    <style:style style:name="T117" style:family="text">
      <style:text-properties fo:letter-spacing="-0.005cm" fo:font-style="italic" style:font-style-asian="italic"/>
    </style:style>
    <style:style style:name="T118" style:family="text">
      <style:text-properties fo:letter-spacing="-0.007cm" fo:font-style="italic" style:font-style-asian="italic"/>
    </style:style>
    <style:style style:name="T119" style:family="text">
      <style:text-properties fo:color="#000000" loext:opacity="100%" style:font-name="Arial" fo:language="nl" fo:country="NL" fo:font-weight="bold" style:font-name-asian="Times New Roman1" style:language-asian="nl" style:country-asian="NL" style:font-weight-asian="bold" style:font-name-complex="Arial1" style:font-weight-complex="bold"/>
    </style:style>
    <style:style style:name="T120" style:family="text">
      <style:text-properties fo:color="#000000" loext:opacity="100%" style:font-name="Arial" fo:font-weight="bold" style:font-name-asian="Times New Roman1" style:language-asian="nl" style:country-asian="NL" style:font-weight-asian="bold" style:font-name-complex="Arial1" style:font-weight-complex="bold"/>
    </style:style>
    <style:style style:name="T121" style:family="text">
      <style:text-properties fo:color="#000000" loext:opacity="100%" style:font-name="Arial" fo:language="nl" fo:country="NL" style:font-name-asian="Times New Roman1" style:language-asian="nl" style:country-asian="NL" style:font-name-complex="Arial1"/>
    </style:style>
    <style:style style:name="T122" style:family="text">
      <style:text-properties fo:color="#000000" loext:opacity="100%" style:font-name="Arial" style:font-name-asian="Times New Roman1" style:language-asian="nl" style:country-asian="NL" style:font-name-complex="Arial1"/>
    </style:style>
    <style:style style:name="T123" style:family="text">
      <style:text-properties fo:color="#467886" loext:opacity="100%" style:font-name="Aptos Narrow" fo:language="nl" fo:country="NL" style:text-underline-style="solid" style:text-underline-width="auto" style:text-underline-color="font-color" style:font-name-asian="Times New Roman1" style:language-asian="nl" style:country-asian="NL" style:font-name-complex="Times New Roman1"/>
    </style:style>
    <style:style style:name="T124" style:family="text">
      <style:text-properties fo:color="#467886" loext:opacity="100%" style:font-name="Aptos Narrow" style:text-underline-style="solid" style:text-underline-width="auto" style:text-underline-color="font-color" style:font-name-asian="Times New Roman1" style:language-asian="nl" style:country-asian="NL" style:font-name-complex="Times New Roman1"/>
    </style:style>
    <style:style style:name="T125" style:family="text">
      <style:text-properties fo:color="#000000" loext:opacity="100%" style:font-name="Arial" fo:letter-spacing="-0.004cm" style:font-name-asian="Times New Roman1" style:language-asian="nl" style:country-asian="NL" style:font-name-complex="Arial1"/>
    </style:style>
    <style:style style:name="T126" style:family="text">
      <style:text-properties fo:color="#000000" loext:opacity="100%" style:font-name="Arial" fo:letter-spacing="-0.004cm" fo:language="nl" fo:country="NL" style:font-name-asian="Times New Roman1" style:language-asian="nl" style:country-asian="NL" style:font-name-complex="Arial1"/>
    </style:style>
    <style:style style:name="T127" style:family="text">
      <style:text-properties fo:font-size="5pt" style:font-size-asian="5pt"/>
    </style:style>
    <style:style style:name="T128" style:family="text">
      <style:text-properties fo:font-size="1pt" style:font-size-asian="1pt"/>
    </style:style>
    <style:style style:name="T129" style:family="text">
      <style:text-properties fo:letter-spacing="0.023cm"/>
    </style:style>
    <style:style style:name="T130" style:family="text">
      <style:text-properties fo:letter-spacing="0.03cm"/>
    </style:style>
    <style:style style:name="T131" style:family="text">
      <style:text-properties fo:letter-spacing="0.028cm"/>
    </style:style>
    <style:style style:name="T132" style:family="text">
      <style:text-properties fo:letter-spacing="0.034cm"/>
    </style:style>
    <style:style style:name="T133" style:family="text">
      <style:text-properties fo:letter-spacing="0.037cm"/>
    </style:style>
    <style:style style:name="T134" style:family="text">
      <style:text-properties fo:letter-spacing="0.042cm"/>
    </style:style>
    <style:style style:name="T135" style:family="text">
      <style:text-properties fo:letter-spacing="0.044cm"/>
    </style:style>
    <style:style style:name="T136" style:family="text">
      <style:text-properties fo:color="#215e9e" loext:opacity="100%" fo:font-size="10pt" style:text-underline-style="solid" style:text-underline-width="auto" style:text-underline-color="#215e9e" style:font-size-asian="10pt"/>
    </style:style>
    <style:style style:name="T137" style:family="text">
      <style:text-properties fo:color="#215e9e" loext:opacity="100%" fo:font-size="10pt" style:font-size-asian="10pt"/>
    </style:style>
    <style:style style:name="T138" style:family="text">
      <style:text-properties fo:color="#215e9e" loext:opacity="100%" fo:font-size="10pt" fo:letter-spacing="-0.004cm" style:text-underline-style="solid" style:text-underline-width="auto" style:text-underline-color="#215e9e" style:font-size-asian="10pt"/>
    </style:style>
    <style:style style:name="T139" style:family="text">
      <style:text-properties fo:font-size="10pt" fo:letter-spacing="-0.014cm" style:font-size-asian="10pt"/>
    </style:style>
    <style:style style:name="T140" style:family="text">
      <style:text-properties fo:color="#215e9e" loext:opacity="100%" fo:font-size="10pt" fo:letter-spacing="-0.005cm" style:font-size-asian="10pt"/>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6"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2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8"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4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0"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1" style:family="graphic">
      <style:graphic-properties draw:stroke="none" svg:stroke-width="0cm"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2" style:family="graphic">
      <style:graphic-properties draw:stroke="none" svg:stroke-width="0cm" draw:fill="solid" draw:fill-color="#25295b"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3" style:family="graphic">
      <style:graphic-properties style:writing-mode="lr-tb" loext:decorative="false" fo:margin-left="0cm" fo:margin-right="0cm" fo:margin-top="0cm" fo:margin-bottom="0.035cm" style:run-through="foreground" style:vertical-pos="top" style:vertical-rel="baseline" style:horizontal-pos="from-left" style:horizontal-rel="paragraph" draw:wrap-influence-on-position="once-concurrent" loext:allow-overlap="true" style:flow-with-text="false"/>
    </style:style>
    <style:style style:name="gr14" style:family="graphic">
      <style:graphic-properties draw:stroke="none" svg:stroke-width="0cm" svg:stroke-linecap="butt" draw:fill="solid" draw:fill-color="#25295b" draw:textarea-vertical-align="top" draw:auto-grow-height="false" fo:min-height="0.035cm" fo:min-width="26.852cm" fo:padding-top="0cm" fo:padding-bottom="0cm" fo:padding-left="0cm" fo:padding-right="0cm" fo:wrap-option="wrap" loext:decorative="false" style:run-through="foreground"/>
    </style:style>
    <style:style style:name="gr15"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378cm" fo:padding-top="0cm" fo:padding-bottom="0cm" fo:padding-left="0cm" fo:padding-right="0cm" fo:wrap-option="wrap" loext:decorative="false" style:run-through="foreground"/>
    </style:style>
    <style:style style:name="gr16" style:family="graphic">
      <style:graphic-properties draw:stroke="none" svg:stroke-width="0cm" svg:stroke-linecap="butt" draw:fill="solid" draw:fill-color="#000000" draw:textarea-vertical-align="top" draw:auto-grow-height="false" fo:min-height="0.035cm" fo:min-width="3.519cm" fo:padding-top="0cm" fo:padding-bottom="0cm" fo:padding-left="0cm" fo:padding-right="0cm" fo:wrap-option="wrap" loext:decorative="false" style:run-through="foreground"/>
    </style:style>
    <style:style style:name="gr17"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434cm" fo:padding-top="0cm" fo:padding-bottom="0cm" fo:padding-left="0cm" fo:padding-right="0cm" fo:wrap-option="wrap" loext:decorative="false" style:run-through="foreground"/>
    </style:style>
    <style:style style:name="gr18" style:family="graphic">
      <style:graphic-properties draw:stroke="none" svg:stroke-width="0cm" svg:stroke-linecap="butt" draw:fill="solid" draw:fill-color="#000000" draw:textarea-vertical-align="top" draw:auto-grow-height="false" fo:min-height="0.035cm" fo:min-width="2.575cm" fo:padding-top="0cm" fo:padding-bottom="0cm" fo:padding-left="0cm" fo:padding-right="0cm" fo:wrap-option="wrap" loext:decorative="false" style:run-through="foreground"/>
    </style:style>
    <style:style style:name="gr19"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0.687cm" fo:padding-top="0cm" fo:padding-bottom="0cm" fo:padding-left="0cm" fo:padding-right="0cm" fo:wrap-option="wrap" loext:decorative="false" style:run-through="foreground"/>
    </style:style>
    <style:style style:name="gr20" style:family="graphic">
      <style:graphic-properties draw:stroke="none" svg:stroke-width="0cm" svg:stroke-linecap="butt" draw:fill="solid" draw:fill-color="#000000" draw:textarea-vertical-align="top" draw:auto-grow-height="false" fo:min-height="0.035cm" fo:min-width="20.828cm" fo:padding-top="0cm" fo:padding-bottom="0cm" fo:padding-left="0cm" fo:padding-right="0cm" fo:wrap-option="wrap" loext:decorative="false" style:run-through="foreground"/>
    </style:style>
    <style:style style:name="gr2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lofon</text:h>
      <text:p text:style-name="P1"/>
      <text:p text:style-name="Standard">Dit document is een publicatie van het Joint Research Centre (JRC), de wetenschaps- en kennisdienst van de Europese Commissie. Het beoogt op onderzoek gebaseerde wetenschappelijke ondersteuning te bieden aan het Europese beleidsvormingsproces. De inhoud van deze publicatie weerspiegelt niet noodzakelijkerwijs de standpunten of mening van de Europese Commissie. Noch de Europese Commissie noch iemand die namens de Commissie handelt, is verantwoordelijk voor het gebruik dat mogelijk van deze publicatie gemaakt kan worden. Voor informatie over de methodologie en de kwaliteit van de gegevens die in deze publicatie zijn gebruikt, waarvan de bron noch Eurostat noch andere diensten van de Commissie zijn, dienen gebruikers contact op te nemen met de genoemde bron. De gebruikte aanduidingen en de voorstelling van materiaal op de kaarten geven geen uitdrukking van welke mening dan ook door de Europese Unie over de rechtspositie van enig land, gebied, stad of regio, of over de afbakening van haar grenzen.</text:p>
      <text:p text:style-name="Standard"/>
      <text:p text:style-name="P2">Het Joint Research Centre: EU Science Hub</text:p>
      <text:p text:style-name="Standard"><text:a xlink:type="simple" xlink:href="https://joint-research-centre.ec.europa.eu/" text:style-name="Internet_20_link" text:visited-style-name="Visited_20_Internet_20_Link"><text:span text:style-name="Internet_20_link">https://joint-research-centre.ec.europa.eu</text:span></text:a></text:p>
      <text:p text:style-name="Standard"/>
      <text:p text:style-name="P3">JRC144121 EUR40491</text:p>
      <text:p text:style-name="P4" loext:marker-style-name="T2"/>
      <table:table table:name="Tabel1" table:style-name="Tabel1">
        <table:table-column table:style-name="Tabel1.A"/>
        <table:table-column table:style-name="Tabel1.B"/>
        <table:table-column table:style-name="Tabel1.C"/>
        <table:table-column table:style-name="Tabel1.D"/>
        <table:table-column table:style-name="Tabel1.E"/>
        <table:table-row table:style-name="Tabel1.1">
          <table:table-cell table:style-name="Tabel1.A1" office:value-type="string">
            <text:p text:style-name="P3">Druk</text:p>
          </table:table-cell>
          <table:table-cell table:style-name="Tabel1.A1" office:value-type="string">
            <text:p text:style-name="P5">ISBN 978-92-68-34351-7</text:p>
          </table:table-cell>
          <table:table-cell table:style-name="Tabel1.A1" office:value-type="string">
            <text:p text:style-name="P5">ISSN 1018-5593</text:p>
          </table:table-cell>
          <table:table-cell table:style-name="Tabel1.A1" office:value-type="string">
            <text:p text:style-name="P3">doi:10.2760/7379058</text:p>
          </table:table-cell>
          <table:table-cell table:style-name="Tabel1.A1" office:value-type="string">
            <text:p text:style-name="P5">KJ-01-25-521-EN-C</text:p>
          </table:table-cell>
        </table:table-row>
        <table:table-row table:style-name="Tabel1.1">
          <table:table-cell table:style-name="Tabel1.A1" office:value-type="string">
            <text:p text:style-name="P6">PDF</text:p>
          </table:table-cell>
          <table:table-cell table:style-name="Tabel1.A1" office:value-type="string">
            <text:p text:style-name="P5">ISBN 978-92-68-32677-0</text:p>
          </table:table-cell>
          <table:table-cell table:style-name="Tabel1.A1" office:value-type="string">
            <text:p text:style-name="P5">ISSN 1831-9424</text:p>
          </table:table-cell>
          <table:table-cell table:style-name="Tabel1.A1" office:value-type="string">
            <text:p text:style-name="P3">doi:10.2760/0001149</text:p>
          </table:table-cell>
          <table:table-cell table:style-name="Tabel1.A1" office:value-type="string">
            <text:p text:style-name="P5">KJ-01-25-521-EN-N</text:p>
          </table:table-cell>
        </table:table-row>
      </table:table>
      <text:p text:style-name="Standard"/>
      <text:p text:style-name="Standard">Luxemburg: Bureau voor publicaties van de Europese Unie, 2025</text:p>
      <text:p text:style-name="Standard"/>
      <text:p text:style-name="Standard">© Europese Unie, 2025</text:p>
      <text:p text:style-name="Standard"/>
      <text:p text:style-name="Standard">Het hergebruikbeleid van de documenten van de Europese Commissie wordt toegepast door het Besluit van de Commissie 2011/833/EU van 12 december 2011 inzake het hergebruik van Commissie-documenten (Pb L 330, 14.12.2011, blz. 39). Tenzij anders vermeld, is het hergebruik van dit document toegestaan onder de Creative Commons Attribution 4.0 International (CC BY 4.0) Licentie (https://creativecommons.org/licenses/by/4.0/). Dit betekent dat hergebruik is toegestaan mits de juiste bronvermelding wordt gegeven en eventuele wijzigingen worden aangegeven.</text:p>
      <text:p text:style-name="Standard"/>
      <text:p text:style-name="Standard">Voor elk gebruik of elke reproductie van foto's of ander materiaal dat niet eigendom is van de Europese Unie, moet rechtstreeks toestemming worden gevraagd aan de auteursrechthouders. De Europese Unie bezit niet het auteursrecht met betrekking tot de volgende elementen:</text:p>
      <text:p text:style-name="Standard">Decoratieve elementen: © Visual Generation / stock.adobe.com</text:p>
      <text:p text:style-name="Standard">Afbeeldingen bij de hoofdstukken: © fizkes / stock.adobe.com, © Tongpool / stock.adobe.com, © ookawaphoto / stock.adobe.com, © insta_photos / stock.adobe.com, © Jacob Lund / stock.adobe.com</text:p>
      <text:p text:style-name="Standard">Hoe dit rapport te citeren: Cosgrove, J. en Cachia, R., DigComp 3.0: Europees kader voor digitale competenties - Vijfde editie, Publicatiebureau van <text:soft-page-break/>de Europese Unie, Luxemburg, 2025, https://data.europa.eu/doi/10.2760/0001149, JRC144121.</text:p>
      <text:p text:style-name="P7">Layout: Carmen Capote de la Calle</text:p>
      <text:p text:style-name="P8" loext:marker-style-name="T11"/>
      <text:h text:style-name="P9" text:outline-level="2">Instructies voor het hergebruiken van het DigComp 3.0-raamwerk:</text:h>
      <text:p text:style-name="Standard">Het gepubliceerde DigComp-materiaal mag worden hergebruikt – dat wil zeggen gekopieerd, in elke gewenste vorm verspreid, aangepast, vertaald, gecombineerd of getransformeerd. De Europese Commissie is niet aansprakelijk voor de gevolgen die voortvloeien uit dit hergebruik.</text:p>
      <text:list text:style-name="WWNum1">
        <text:list-item>
          <text:p text:style-name="P10">Bij hergebruik moet de bron worden vermeld, met inbegrip van zowel de verwijzing naar de bron als de link naar de bron.</text:p>
        </text:list-item>
        <text:list-item>
          <text:p text:style-name="P10">Het is niet toegestaan het logo van de Europese Commissie te gebruiken in gewijzigde versies.</text:p>
        </text:list-item>
        <text:list-item>
          <text:p text:style-name="P10">Het is niet toegestaan de oorspronkelijke betekenis of bedoeling van de gepubliceerde DigComp-materialen opzettelijk te verdraaien.</text:p>
        </text:list-item>
      </text:list>
      <text:p text:style-name="Standard"/>
      <text:p text:style-name="Standard">Voor gewijzigde, aangepaste of vertaalde versies van het gepubliceerde DigComp-materiaal:</text:p>
      <text:list text:style-name="WWNum2">
        <text:list-item>
          <text:p text:style-name="P11">geef de aangebrachte wijzigingen en de verantwoordelijke auteur(s) en/of organisatie(s) aan</text:p>
        </text:list-item>
        <text:list-item>
          <text:p text:style-name="P11">voeg een verklaring toe waarin wordt gesteld dat de Commissie niet verantwoordelijk is voor de gewijzigde, aangepaste of vertaalde versie</text:p>
        </text:list-item>
        <text:list-item>
          <text:p text:style-name="P11">vermijd de suggestie dat de Europese Commissie de gewijzigde, aangepaste of vertaalde versie goedkeurt</text:p>
        </text:list-item>
        <text:list-item>
          <text:p text:style-name="P11">vermijd het reproduceren van unieke identificatiemiddelen (bijv. ISBN, doi) voor andere doeleinden dan het verwijzen naar de bron.</text:p>
        </text:list-item>
      </text:list>
      <text:p text:style-name="Standard">Meer informatie: Besluit van de Commissie over het hergebruik van documenten van de Commissie (2011)</text:p>
      <text:p text:style-name="Standard"/>
      <text:p text:style-name="P12"/>
      <text:h text:style-name="Heading_20_1" text:outline-level="1">SAMENVATTING</text:h>
      <text:p text:style-name="Standard">DigComp 3.0 is de vijfde editie van het Europese Digitale competentie-raamwerk. Het beschrijft kennis, vaardigheden en houdingen die nodig zijn om digitaal bekwaam te zijn voor het dagelijks leven, deelname aan de samenleving, werken en leren, en kan worden gebruikt door zowel kinderen als volwassenen. Het raamwerk is technologie-neutraal en is ontworpen om op maat gemaakt en aangepast te worden voor een breed spectrum aan doeleinden in onderwijs-, training- en arbeidscontexten. DigComp is bedoeld voor individuen en organisaties, of ze nu lokaal, regionaal, nationaal, Europees of internationaal zijn, die het gemeenschappelijke doel delen om digitale competentiebehoeften te begrijpen en te herkennen en de ontwikkeling daarvan te ondersteunen. Het ondersteunt EU-beleidslijnen en initiatieven op het gebied van digitale vaardigheden (zoals de Unie van Vaardigheden, waar DigComp expliciet wordt genoemd, en het Beleidsprogramma Digitale Decennium) en de maatschappelijke en economische implicaties van de digitale transformatie (zoals het AI-continentactieplan en de Europese Strategie voor een beter internet voor kinderen). DigComp 3.0 bevat digitale technologische ontwikkelingen, trends en praktijken die sinds 2022 hebben plaatsgevonden, en die verstrekkende implicaties hebben voor digitale competentie. Het bevat bovendien een nieuw onderdeel waarin Leerresultaten worden uiteengezet, wat een meer gedetailleerd beeld geeft van digitale competentie dat een gemakkelijke en consistente interpretatie en toepassing van het raamwerk mogelijk maakt, evenals de systematische en transversale integratie van AI-competentie over het gehele raamwerk.</text:p>
      <text:h text:style-name="P9" text:outline-level="2">Bijdrage van experts</text:h>
      <text:p text:style-name="Standard">Dit raamwerk is ontwikkeld met het deskundige advies van Ulrike Domany-Funtan, Anastasia Economou, Māra Jākobsone, Lidija Kralj, Stefano Kluzer, Luis Pereira, Yves Punie, Attila Rausch, Arianna Sala, Roland Stürz en Riina Vuorikar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text:tab/></text:p>
      <text:h text:style-name="Heading_20_1" text:outline-level="1">FOREWORD</text:h>
      <text:p text:style-name="Standard">Het belang van het uitrusten van mensen in Europa met gedegen digitale vaardigheden kan niet genoeg benadrukt worden. Naarmate onze samenlevingen steeds meer afhankelijk worden van digitale technologieën, waaronder de verspreiding van AI, wordt de behoefte aan digitale competentie essentieel voor zowel persoonlijke als professionele groei.</text:p>
      <text:p text:style-name="Standard"/>
      <text:p text:style-name="Standard">Het Digitale Competentie-raamwerk (DigComp) schetst de kennis, vaardigheden en houdingen die individuen nodig hebben om digitaal bekwaam en operationeel te zijn in de hedendaagse wereld. Sinds de eerste publicatie in 2013 hebben de uitgebreide reikwijdte, wetenschappelijke robuustheid en aanpasbaarheid van DigComp geleid tot de wijdverbreide adoptie ervan in werkgelegenheids-, onderwijs- en opleidingsinitiatieven op internationaal, Europees, nationaal, regionaal en lokaal niveau. Het is ook de basis voor de Digitale Vaardigheden-indicator (DSI) om digitale vaardigheden in de Europese Unie (EU) te meten als onderdeel van het Beleidsprogramma Digitale Decennium.</text:p>
      <text:p text:style-name="Standard"/>
      <text:p text:style-name="Standard">DigComp 3.0, de vijfde editie van het raamwerk, is ontwikkeld door het Joint Research Centre (JRC) van de Europese Commissie in samenwerking met het Directoraat-Generaal Werkgelegenheid, Sociale Zaken en Inclusie (DG EMPL). In lijn met belangrijke Europese beleidslijnen integreert DigComp 3.0 ook belangrijke rechten en plichten onder EU digitale regelgeving.</text:p>
      <text:p text:style-name="Standard"/>
      <text:p text:style-name="P14">Deze iteratie brengt substantiële inhoudelijke updates met zich mee om ontwikkelingen op het gebied van kunstmatige intelligentie, Cybersecurity, digitale rechten, keuze en verantwoordelijkheid, welzijn en de behoefte om toenemende Misinformatie aan te pakken weer te geven. Deze updates zorgen ervoor dat het raamwerk relevant en omvattend blijft bij het definiëren van digitale competentie. DigComp 3.0 bevat voor het eerst een leerresultatenbenadering. Dit is een goed ingeburgerd beleidskader en praktisch hulpmiddel dat helpt ervoor te zorgen dat het raamwerk gemakkelijk en consequent geïnterpreteerd en toegepast kan worden. Daarnaast versterkt een Linked open data-aanvulling de interface met andere machineleesbare informatie, waardoor nieuwe mogelijkheden ontstaan om de kloof in digitale vaardigheden in heel Europa te analyseren en te overbruggen.</text:p>
      <text:p text:style-name="Standard"/>
      <text:p text:style-name="Standard">Deze ambitieuze versie van DigComp onderstreept de cruciale rol van digitale vaardigheden voor alle burgers in Europa, om participatie in de samenleving, leren, werk en sociale inclusie te waarborgen.</text:p>
      <text:p text:style-name="P15" loext:marker-style-name="T13"/>
      <text:p text:style-name="Standard">Manuela Geleng, directeur EMPL B – Banen en vaardigheden, DG Werkgelegenheid, Sociale Zaken en Inclusie, Europese Commissie</text:p>
      <text:p text:style-name="P4" loext:marker-style-name="T2"/>
      <text:p text:style-name="Standard">Francesca Campolongo, directeur van directoraat T – Digitale transformatie en data, Joint Research Centre van de Europese Commissie</text:p>
      <text:h text:style-name="Heading_20_1" text:outline-level="1">DANKBETUIGING</text:h>
      <text:h text:style-name="P16" text:outline-level="1">DANKBETUIGING</text:h>
      <text:p text:style-name="P17" loext:marker-style-name="T2"/>
      <text:p text:style-name="Standard">DigComp 3.0 is gepubliceerd dankzij de bijdragen en ondersteuning van vele individuen en organisaties. Wij zijn dankbaar voor de 42 experts die hebben deelgenomen aan de eerste bijeenkomsten in juni en oktober 2024 en aan de validatieworkshop in juni 2025: Giovanni Adorni, Michela Bastianelli, Olena Bekh, Denis Bertinchamps, Antonio Blasco López, Paula Bleckman, Linda Castañeda, Jonatan Castaño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en Daniel Wisiniewski. Daarnaast willen we Karolina Jakubowska en Ruth Santos O’Brien bedanken voor de ondersteuning bij het werk met experts in 2024.</text:p>
      <text:p text:style-name="Standard"/>
      <text:p text:style-name="Standard">Met dank aan de 260 personen en organisaties uit 24 lidstaten die hebben deelgenomen aan de DigComp-stakeholderconsultatie, en de 174 personen die in april 2025 feedback hebben gegeven op de consultatie.</text:p>
      <text:p text:style-name="Standard"/>
      <text:p text:style-name="Standard">We zijn alle EC-collega's die dit project hebben ondersteund, beoordeeld en begeleid, zeer dankbaar, namelijk Ann Branch, Ana Carrero, Julie Fionda, Michael Horgan, Koen Nomden, Céline Jambon, Chiara Riondino en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en Harrie Temminik (EUIPO); aan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en Tatiana Somia (JRC).</text:p>
      <text:p text:style-name="Standard"/>
      <text:p text:style-name="Standard">Met dank aan onze samenwerkingspartners bij ALL DIGITAL, de Digital Education Hub en het Digital Skills and Jobs Platform voor hun steun bij het vergroten van de bekendheid van de ontwikkeling van DigComp 3.0, en aan de individuen en organisaties die gehoor hebben gegeven aan de oproep tot inzendingen over hun werk aa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kische regering), Trentino School of Management, Ufficio Scolastico Regionale, Universidad de Castilla-La Mancha, Universitá di Bologna, Universitat Oberta de Catalunya, Universiteit van Aveiro, Universiteit van Genua, Universiteit van Milano-Bicocca, Victoria Mejias en Vilnius Coding School.</text:p>
      <text:h text:style-name="P18" text:outline-level="2">MANAGEMENTSAMENVATTING</text:h>
      <text:p text:style-name="P17" loext:marker-style-name="T2"/>
      <text:p text:style-name="Standard">In het snel veranderende technologische landschap van vandaag zijn digitale vaardigheden essentieel. Het Europees Raamwerk voor Digitale Competentie (DigComp) beschrijft wat nodig is om digitaal competent te zijn in de huidige samenleving. Deze update van het kader speelt in op digitale technologische ontwikkelingen, trends en praktijken en ondersteunt diverse EU-beleidsinitiatieven op het gebied van digitale vaardigheden. Als generiek, transversaal raamwerk is het niet-voorschrijvend en dient het als uitgangspunt voor het ontwikkelen, actualiseren of evalueren van initiatieven die de ontwikkeling van digitale competentie ondersteunen. In Europa is er een duidelijke behoefte om prioriteit te geven aan digitale competentie. In 2023 beschikte slechts 56% van de volwassenen in de EU over ten minste basis digitale vaardigheden, waarmee de doelstelling van 80% voor 2030 niet werd gehaald. Onder middelbare scholieren in hetzelfde jaar beschikte 43% niet over basis digitale vaardigheden.</text:p>
      <text:p text:style-name="Standard">In 2024-2025 gebruikte ruim negen op de tien (92%) werknemers in de EU digitale technologieën in hun werk, en 30% van de EU-werknemers gebruikte in datzelfde jaar AI-systemen. In 2024 gaf 42% van de EU-werknemers aan een tekort aan AI-vaardigheden te hebben, terwijl slechts 15% een AI-vaardigheidstraining had gevolgd.</text:p>
      <text:p text:style-name="Standard"/>
      <text:p text:style-name="Standard">DigComp bevordert een gedeeld en gemeenschappelijk begrip van digitale competentie – kennis, vaardigheden en attitudes voor het zelfverzekerde, kritische en verantwoorde gebruik van digitale technologieën voor leren, werken en maatschappelijke participatie. Het wordt door een grote meerderheid van de EU-lidstaten en daarbuiten, evenals op Europees en internationaal niveau, gebruikt om beleidsvorming te onderbouwen; beoordelingen te ontwikkelen; de transparantie en vergelijkbaarheid van onderwijs- en trainingscursussen te verbeteren; leerervaringen te erkennen of te valideren (bijvoorbeeld via certificering van digitale vaardigheden); en profielen van digitale competentie voor specifieke functies of rollen te definiëren.</text:p>
      <text:p text:style-name="Standard"/>
      <text:p text:style-name="Standard">De eerste versie van het DigComp-raamwerk werd gepubliceerd in 2013, met updates in 2016, 2017 en 2022. Alle versies van het raamwerk zijn gebaseerd op een wetenschappelijke, op bewijs gebaseerde aanpak en overleg met experts en belanghebbenden. Ook deze versie van DigComp is tot stand gekomen door wetenschappelijk onderzoek en input en feedback van ongeveer 300 experts en belanghebbenden met uiteenlopende achtergronden.</text:p>
      <text:p text:style-name="Standard"/>
      <text:p text:style-name="Standard">Deze update speelt in op belangrijke ontwikkelingen, trends en praktijken met betrekking tot digitale technologieën die zich sinds 2022 hebben voorgedaan. De update is gebaseerd op vijf hoofdprioriteiten die zijn vastgesteld in overleg met experts en belanghebbenden, en in beleids- en academische literatuur: AI-competentie; cybersecuritycompetentie; rechten, keuze en verantwoordelijkheid; welzijn in digitale omgevingen; en competentie om misinformatie en desinformatie te bestrijden. Daarnaast belichaamt DigComp3.0 de mensgerichte waarden van de Europese Verklaring inzake digitale rechten en de Principes voor het Digitale Decennium.</text:p>
      <text:p text:style-name="Standard"/>
      <text:p text:style-name="P19">Net als de vorige edities kent DigComp 3.0 vijf competentiegebieden: (i) informatie zoeken, evalueren en beheren; (ii) communicatie en samenwerking; (iii) contentcreatie; (iv) veiligheid, welzijn en verantwoord gebruik, inclusief de milieu-impact van digitale technologieën; en (v) probleemidentificatie en -oplossing. Deze zijn verder onderverdeeld in 21 competenties. Vier vaardigheidsniveaus (basis, gemiddeld, gevorderd en zeer gevorderd) beschrijven de voortgang. Deze versie van het raamwerk bevat nieuwe en herziene competentieomschrijvingen en meer dan 500 nieuwe leerresultaten. Leerresultaten zijn omschrijvingen voor elke competentie die beschrijven wat een individu na een leerproces moet weten, begrijpen of kunnen.</text:p>
      <text:p text:style-name="Standard"><text:span text:style-name="T1"/>Ze worden geclassificeerd op basis van kennis, vaardigheden en attitudes. Competentieomschrijvingen maken geen onderscheid tussen kennis, vaardigheden en attitudes, maar bevatten alle kerninhoud van de leerresultaten. Omdat het raamwerk al door veel belanghebbenden in diverse initiatieven wordt gebruikt, weerspiegelt de update een evenwicht tussen structurele en conceptuele consistentie enerzijds en de noodzakelijke veranderingen als reactie op digitale technologische ontwikkelingen anderzijds.</text:p>
      <text:p text:style-name="Standard"/>
      <text:p text:style-name="Standard" loext:marker-style-name="T4">Naast dit raamwerkdocument hebben lezers toegang tot de JRC-DigComp-webruimte, die het volgende biedt: een duidelijke en gebruiksvriendelijke beschrijving van DigComp 3.0; een bewerkbare versie van het kader; een spreadsheetversie en een gekoppelde open data-versie (in JavaScript Object Notation, JSON-formaat) van de tabelelementen van DigComp 3.0.</text:p>
      <text:p text:style-name="P19" loext:marker-style-name="T4"><text:bookmark-start text:name="QUICK_GUIDE_TO_DIGCOMP_3.0"/><text:bookmark-start text:name="1._INTRODUCTION"/><text:bookmark-start text:name="_bookmark6"/><text:bookmark-start text:name="_bookmark5"/></text:p>
      <text:h text:style-name="P20" text:outline-level="1">INLEIDING</text:h>
      <text:h text:style-name="P9" text:outline-level="2">Het belang van digitale competentie</text:h>
      <text:p text:style-name="Standard">Digitale omgevingen zijn verweven met het dagelijks leven, werk en leren, wat zowel voordelen als risico's met zich meebrengt en een scala aan digitale competenties vereist. Toch blijven er aanzienlijke tekorten aan digitale vaardigheden bestaan. Het is essentieel om deze tekorten te herkennen en te overbruggen en iedereen de kans te bieden zijn of haar digitale vaardigheden te ontwikkelen. Digitale competenties bieden individuen een scala aan voordelen (zoals het vermogen om openbare en commerciële platforms en diensten te gebruiken, het verbreden van werkgelegenheids- en leermogelijkheden, het bevorderen van sociale verbondenheid en maatschappelijke participatie, en het ondersteunen van privacybeheer en welzijn in digitale omgevingen) (Morte-Nadal &amp; Esteban-Navarro, 2025; Stalmach et al., 2023; Pouliakis et al., 2025; Țarcă et al., 2024), en vormen tevens een middel om sociale uitsluiting aan te pakken (Boerkamp et al., 2024; Brundle et al., 2025) en de concurrentiekracht van economieën te versterken (Draghi, 2024; Pakhnenko et al., 2025).</text:p>
      <text:p text:style-name="P22">Figuur 1. Digitale competentie – een selectie van feiten en cijfers.</text:p>
      <text:p text:style-name="P23" loext:marker-style-name="T37"/>
      <table:table table:name="Tabel2" table:style-name="Tabel2">
        <table:table-column table:style-name="Tabel2.A"/>
        <table:table-column table:style-name="Tabel2.B"/>
        <table:table-column table:style-name="Tabel2.C"/>
        <table:table-row table:style-name="Tabel2.1">
          <table:table-cell table:style-name="Tabel2.A1" office:value-type="string">
            <text:p text:style-name="P24">Kinderen en jongeren</text:p>
          </table:table-cell>
          <table:table-cell table:style-name="Tabel2.A1" office:value-type="string">
            <text:p text:style-name="P24">Volwassenen in het algemeen</text:p>
          </table:table-cell>
          <table:table-cell table:style-name="Tabel2.A1" office:value-type="string">
            <text:p text:style-name="P24">Werkenden</text:p>
          </table:table-cell>
        </table:table-row>
        <table:table-row table:style-name="Tabel2.2">
          <table:table-cell table:style-name="Tabel2.A1" office:value-type="string">
            <text:p text:style-name="P24">43% van de leerlingen in het secundair onderwijs in de EU bereikte in 2023 geen basisniveau van digitale vaardigheden. (Bron)</text:p>
            <text:p text:style-name="P24">96% van de 15-jarigen in de EU gebruikte in 2022 dagelijks sociale media. (Bron)</text:p>
            <text:p text:style-name="P24">9-12% van de leerlingen van 11-15 jaar rapporteerde problematisch gebruik van sociale media in 2022. (Bron)</text:p>
            <text:p text:style-name="P24">14%-16% van de leerlingen van 11-15 jaar gaf aan in 2022 ten minste twee keer in een periode van twee maanden slachtoffer te zijn geweest van cyberpesten. (Bron)</text:p>
          </table:table-cell>
          <table:table-cell table:style-name="Tabel2.A1" office:value-type="string">
            <text:p text:style-name="P24">56% van de volwassenen in de EU beschikte in 2023 over ten minste digitale basisvaardigheden. (Bron)</text:p>
            <text:p text:style-name="P24">70% van de volwassenen die internet gebruiken, had in 2024 digitale interactie met overheidsdiensten. (Bron)</text:p>
            <text:p text:style-name="P24">58% van de volwassenen gebruikte in 2022 internet om informatie over gezondheid te zoeken. (Bron)</text:p>
            <text:p text:style-name="P24">49% van de volwassenen meldde in 2023 onjuiste of twijfelachtige inhoud te hebben gezien op sociale media of nieuwswebsites. (Bron)</text:p>
          </table:table-cell>
          <table:table-cell table:style-name="Tabel2.A1" office:value-type="string">
            <text:p text:style-name="P24">92% van de werknemers in de EU gebruikte in 2024-2025 digitale apparaten, tools of apparatuur om hun werk te doen. (Bron)</text:p>
            <text:p text:style-name="P24">35% van de werknemers in de EU moest in 2020-2021 nieuwe digitale technologie leren om hun werk te kunnen doen (Bron).</text:p>
            <text:p text:style-name="P24">30% van de werknemers in de EU gebruikte AI-systemen op het werk in 2024-2025. (Bron)</text:p>
            <text:p text:style-name="P24">42% van de werknemers in 11 Europese landen rapporteerde in 2024 een kloof in AI-vaardigheden. (Bron)</text:p>
          </table:table-cell>
        </table:table-row>
      </table:table>
      <text:p text:style-name="P2" loext:marker-style-name="T38"/>
      <text:p text:style-name="Standard" loext:marker-style-name="T39"><text:span text:style-name="T39">Figuur 1 illustreert enkele implicaties van digitale technologieën voor digitale competentie bij kinderen en jongeren, volwassenen in het algemeen en werknemers, aan de hand van een selectie van statistisch bewijs uit recente enquêtes.</text:span></text:p>
      <text:p text:style-name="P25" loext:marker-style-name="T40"><text:bookmark text:name="1.2_European_initiatives_to_support_digi"/></text:p>
      <text:h text:style-name="P26" text:outline-level="2">Europese initiatieven ter ondersteuning van digitale competentie</text:h>
      <text:p text:style-name="Standard">In beleid en initiatieven worden 'digitale vaardigheden' en 'digitale competentie' vaak door elkaar gebruikt. In DigComp 3.0 wordt de term 'digitale competentie' gebruikt om kennis, vaardigheden en houdingen te omvatten.</text:p>
      <text:p text:style-name="Standard">In reactie op de digitale transformatie en de gevolgen daarvan voor de digitale economie en samenleving, onderneemt de EU een reeks acties en initiatieven. Kader 1 schetst enkele van de belangrijkste.</text:p>
      <text:p text:style-name="P2" loext:marker-style-name="T38"><text:bookmark text:name="Box_1._Some_key_European_policy_initiati"/><text:bookmark text:name="_bookmark8"/></text:p>
      <text:p text:style-name="P2">Kader 1. Enkele belangrijke Europese beleidsinitiatieven met betrekking tot digitale competentie.</text:p>
      <text:p text:style-name="Standard">Het beleidsprogramma voor het digitale decennium stelt doelstellingen vast voor de digitale transformatie van Europa tegen 2030. In 2023 beschikte slechts 56% van de volwassenen in Europa over ten minste digitale basisvaardigheden (Europese Commissie, 2025a). De Europese pijler van sociale rechten bevat beginselen met betrekking tot onderwijs, opleiding en een leven lang leren. Deze gaat vergezeld van een actieplan voor de Europese pijler van sociale rechten (2021), dat als doel stelt dat 60% van de volwassenen tegen 2030 jaarlijks deelneemt aan onderwijs en opleiding. In 2022 lag dit cijfer op 47%.</text:p>
      <text:p text:style-name="Standard">De Unie van Vaardigheden (Europese Commissie, 2025b) is een overkoepelende strategie die erop gericht is ervoor te zorgen dat iedereen in Europa in staat wordt gesteld een solide basis van vaardigheden op te bouwen en deel te nemen aan een leven lang bij- en omscholing. Het omvat een actieplan voor basisvaardigheden (Europese Commissie, 2025c) om dalende niveaus van basisvaardigheden aan te pakken (DigComp 3.0 is een van de acties), een strategisch plan voor bèta/technisch onderwijs (STEM) (Europese Commissie, 2025d) en een routekaart voor 2030 over de toekomst van digitaal onderwijs en digitale vaardigheden, gebaseerd op een evaluatie van het Europees actieplan voor digitaal onderwijs (DEAP) (Europese Commissie, 2020, waaronder DigComp 2.2, de vierde editie van DigComp, werd voltooid).</text:p>
      <text:p text:style-name="Standard">De Gids voor EU-burgerschap (Europese Commissie, 2023c) bevat informatie over rechten en kansen die verbonden zijn aan het EU-burgerschap, waarvan er veel ten minste een basisniveau van digitale competentie vereisen om toegang toe te krijgen. De inzet van de Europese Commissie voor veiligere digitale omgevingen voor alle burgers, in het bijzonder minderjarigen en jongeren, blijkt uit de Europese strategie voor een beter internet voor kinderen (BIK+) (2022), die erop gericht is ervoor te zorgen dat kinderen online worden beschermd, gerespecteerd en gesterkt. Andere initiatieven zijn onder meer een EU-breed onderzoek naar de bredere impact van sociale media op het welzijn en een Europees actieplan tegen cyberpesten.</text:p>
      <text:p text:style-name="Standard">De Europese Commissie heeft ook het AI-actieplan voor het continent (2025) en de 'Apply AI'-strategie (2025) gepubliceerd die, naast andere initiatieven, tot doel hebben AI-geletterdheid te bevorderen onder alle werknemers in alle sectoren en de volgende generatie AI-experts op te leiden (inclusief multidisciplinaire profielen), en Europees en internationaal AI-talent aan te trekken om in Europa te werken. De 'Apply AI'-strategie moedigt de adoptie van competentiebenaderingen aan die voortkomen uit kaders zoals DigComp. De Commissie werkt ook samen met de OESO aan een raamwerk voor AI-geletterdheid voor het basis- en secundair onderwijs, waarvan het eerste ontwerp in mei 2025 werd gepubliceerd. Het raamwerk voor AI-geletterdheid zal in 2026 worden afgerond.</text:p>
      <text:p text:style-name="Standard">De afgelopen jaren zijn verschillende Europese digitale wetten en verordeningen gepubliceerd. Deze helpen de rechten van individuen te beschermen en leggen hun verantwoordelijkheden vast, evenals de verplichtingen van aanbieders van digitale producten, platforms en diensten. De Algemene verordening gegevensbescherming (AVG) (2018) bevat beginselen, voorwaarden en verplichtingen voor de verwerking van persoonsgegevens en voor het vrije verkeer van die gegevens. De Europese toegankelijkheidswet (2025) heeft tot doel de werking van de interne markt voor toegankelijke producten en diensten te verbeteren, waaronder computers en besturingssystemen, smartphones, bankdiensten en e-commerce.</text:p>
      <text:p text:style-name="Standard">De verordening cyberweerbaarheid (2024) beschermt individuele consumenten en bedrijven die software- of hardwareproducten kopen. Het voert verplichte cybersecurity-eisen in voor de aanbieders van deze producten. De digitalemarktenverordening (DMA) (2022) geeft consumenten nieuwe <text:span text:style-name="T1"/>keuzemogelijkheden bij digitale diensten, eigendom en overdraagbaarheid van gegevens, gestroomlijnde toegang tot diensten en het recht op onbevooroordeelde zoekresultaten. De digitaledienstenverordening (DSA) (2022) helpt illegale en schadelijke online activiteiten te voorkomen, waaronder de verspreiding van desinformatie. Het reguleert online tussenpersonen en platforms zoals marktplaatsen, sociale netwerken, platforms voor het delen van inhoud, app-stores en online reis- en accommodatieplatforms. Het waarborgt de veiligheid van gebruikers, inclusief kinderen, beschermt grondrechten en creëert een eerlijke en open online platformomgeving. Richtsnoeren voor de bescherming van minderjarigen onder de digitaledienstenverordening zijn ook gepubliceerd door de Europese Commissie.</text:p>
      <text:p text:style-name="Standard">De AI-verordening (2024) pakt de risico's aan voor de gezondheid, veiligheid en grondrechten van individuen in relatie tot AI-systemen. Het biedt ontwikkelaars en gebruikers duidelijke vereisten en verplichtingen met betrekking tot specifiek gebruik van AI, terwijl de administratieve en financiële lasten voor bedrijven worden verminderd om innovatie te vergemakkelijken. Het verbiedt het gebruik van AI-systemen die onverenigbaar zijn met Europese waarden, terwijl het eisen stelt aan AI-systemen die als 'hoog risico' zijn geclassificeerd. Voor alle aanbieders en gebruikers van AI-systemen verplicht artikel 4 van de AI-verordening een voldoende niveau van AI-geletterdheid te waarborgen onder het personeel en personen die namens hen met de systemen werken. Om de implementatie van artikel 4 te ondersteunen, heeft de Commissie een Q&amp;A en een verzameling praktijkvoorbeelden van AI-geletterdheid van bedrijven en organisaties uit de publieke sector gepubliceerd.</text:p>
      <text:p text:style-name="Standard">De Europese verordening inzake digitale identiteit (2024) verplicht de lidstaten om binnen 24 maanden na de aanname van de uitvoeringshandelingen portemonnees voor digitale identiteit (eID-wallets) aan burgers te verstrekken. De Europese verordening mediavrijheid (2024) richt de Europese Raad voor mediadiensten op om de effectieve en consistente toepassing van de (herziene) richtlijn audiovisuele mediadiensten (2018) te bevorderen.</text:p>
      <text:p text:style-name="P4" loext:marker-style-name="T2"/>
      <text:h text:style-name="P9" text:outline-level="2">Adoptie en gebruik van DigComp</text:h>
      <text:p text:style-name="P27">Een belangrijk kenmerk van DigComp is de mate waarin experts en belanghebbenden uit Europa en daarbuiten bijdragen aan de ontwikkeling ervan. Dit helpt de kwaliteit en relevantie te waarborgen en ondersteunt de adoptie ervan. DigComp wordt veelvuldig gebruikt in Europa en daarbuiten in contexten van werkgelegenheid, onderwijs en opleiding (Centeno et al., 2024b; Centeno &amp; Cosgrove, 2025, Kluzer et al., 2020), en vormt de conceptuele basis van de Digital Skills Indicator (DSI) (Vuorikari et al., 2022b), die wordt gebruikt om het niveau van digitale basisvaardigheden in Europa te monitoren via het beleidsprogramma voor het digitale decennium.</text:p>
      <text:p text:style-name="Standard">Naast het bieden van een gemeenschappelijk begrip van digitale competentie, wordt DigComp gebruikt om Europees, nationaal en regionaal beleid te sturen; beoordelingen te ontwikkelen; de transparantie of vergelijkbaarheid van onderwijs- en opleidingscursussen te verbeteren; leerprestaties te erkennen of te valideren (bijvoorbeeld door certificering van digitale vaardigheden); en profielen van digitale competentie in specifieke banen of rollen te definiëren, onder andere.</text:p>
      <text:p text:style-name="P25" loext:marker-style-name="T40"><text:bookmark text:name="1.4_Values_and_principles_guiding_DigCom"/></text:p>
      <text:h text:style-name="P26" text:outline-level="2">Waarden en principes die richting geven aan DigComp 3.0</text:h>
      <text:p text:style-name="Standard">De visie voor DigComp 3.0 is dat het een verenigend, coherent, helder, relevant en actueel beeld geeft van digitale competentie dat voortbouwt op eerdere versies, en dat kan worden gebruikt door een verscheidenheid aan belanghebbenden die het gemeenschappelijke doel delen om behoeften op het gebied van digitale competentie te begrijpen en te herkennen en de ontwikkeling ervan te ondersteunen.</text:p>
      <text:p text:style-name="P28"/>
      <text:p text:style-name="Standard">DigComp 3.0, de vijfde editie van het kader, blijft het belangrijkste referentiekader voor digitale competentie in de EU. Digitale competentie is een van de acht sleutelcompetenties van de aanbeveling van de Raad inzake sleutelcompetenties voor een leven lang leren (Europese Commissie, 2006; 2018).</text:p>
      <text:p text:style-name="P29">Kerncompetenties zijn de kennis, vaardigheden en houdingen die iedereen nodig heeft voor persoonlijke ontplooiing en ontwikkeling, inzetbaarheid op de arbeidsmarkt, sociale inclusie en actief burgerschap.</text:p>
      <text:p text:style-name="Standard"/>
      <text:p text:style-name="Standard">DigComp 3.0 belichaamt de waarden van de Europese verklaring over digitale rechten en beginselen voor het digitale decennium (Europese Commissie, 2023a), die een mensgerichte visie op de digitale transformatie bevordert. Het is georganiseerd in zes thema's (zie figuur 2). De verklaring bouwt voort op het EU-Handvest van de grondrechten (Europese Commissie, 2012).</text:p>
      <text:p text:style-name="P4" loext:marker-style-name="T2"/>
      <text:p text:style-name="Standard">Figuur 2. De zes thema's van de Europese verklaring over digitale rechten en beginselen (2023).</text:p>
      <text:list text:style-name="WWNum3">
        <text:list-item>
          <text:p text:style-name="P30">Mensen centraal: Digitale technologieën moeten de rechten van mensen beschermen, de democratie ondersteunen en ervoor zorgen dat alle digitale actoren verantwoordelijk en veilig handelen. De EU promoot deze waarden over de hele wereld.</text:p>
        </text:list-item>
        <text:list-item>
          <text:p text:style-name="P30">Solidariteit en inclusie: Technologie moet mensen verenigen, niet verdelen. Iedereen moet toegang hebben tot internet, tot digitale vaardigheden, tot digitale overheidsdiensten en tot eerlijke arbeidsomstandigheden.</text:p>
        </text:list-item>
        <text:list-item>
          <text:p text:style-name="P30">Vrijheid van keuze: Mensen moeten kunnen profiteren van een eerlijke online omgeving, veilig zijn voor illegale en schadelijke inhoud, en in hun kracht worden gezet wanneer ze interageren met nieuwe en evoluerende technologieën zoals kunstmatige intelligentie.</text:p>
        </text:list-item>
        <text:list-item>
          <text:p text:style-name="P30">Participatie: Burgers moeten kunnen deelnemen aan het democratische proces op alle niveaus en controle hebben over hun eigen gegevens.</text:p>
        </text:list-item>
        <text:list-item>
          <text:p text:style-name="P30">Veiligheid en beveiliging: De digitale omgeving moet veilig en betrouwbaar zijn. Alle gebruikers, van kind tot op hoge leeftijd, moeten worden gesterkt en beschermd.</text:p>
        </text:list-item>
        <text:list-item>
          <text:p text:style-name="P30">Duurzaamheid: Digitale apparaten moeten duurzaamheid en de groene transitie ondersteunen. Mensen moeten weten wat de milieu-impact en het energieverbruik van hun apparaten zijn.</text:p>
        </text:list-item>
      </text:list>
      <text:p text:style-name="P31"><text:span text:style-name="T53">Bron:</text:span><text:span text:style-name="T54"> </text:span><text:span text:style-name="T53">Gebaseerd</text:span><text:span text:style-name="T55"> </text:span><text:span text:style-name="T53">op</text:span><text:span text:style-name="T55"> </text:span><text:a xlink:type="simple" xlink:href="https://digital-strategy.ec.europa.eu/en/factpages/digital-rights-and-principles" text:style-name="ListLabel_20_185" text:visited-style-name="ListLabel_20_185"><text:span text:style-name="T56">https://digital-strategy.ec.europa.eu/en/fact-</text:span></text:a><text:span text:style-name="T57"> </text:span><text:a xlink:type="simple" xlink:href="https://digital-strategy.ec.europa.eu/en/factpages/digital-rights-and-principles" text:style-name="ListLabel_20_186" text:visited-style-name="ListLabel_20_186"><text:span text:style-name="T58">pages/digital-rights-and-principles</text:span></text:a></text:p>
      <text:h text:style-name="P9" text:outline-level="2">Wat is er nieuw in DigComp 3.0?</text:h>
      <text:p text:style-name="P32">Verschillende belangrijke thema's met betrekking tot de inhoud (d.w.z. waaruit digitale competentie bestaat) en toepassing (d.w.z. hoe het raamwerk wordt aangepast en gebruikt en de rol ervan in onderwijs, opleiding en werkgelegenheidssystemen) gaven richting aan de ontwikkeling van DigComp <text:span text:style-name="T4"/>3.0 (figuur 3). Deze werden geïdentificeerd op basis van beleids- en academische literatuur en overleg met experts en belanghebbenden en zijn holistisch ingebed in de inhoud en het ontwerp van het raamwerk.</text:p>
      <text:p text:style-name="P33"/>
      <text:p text:style-name="Standard"><text:bookmark text:name="Figure_3._Content_and_application_themes"/><text:soft-page-break/><text:span text:style-name="T59">Figuur</text:span><text:span text:style-name="T60"> </text:span><text:span text:style-name="T59">3. </text:span><text:span text:style-name="T2">Inhouds- en toepassings-</text:span><text:span text:style-name="T61"> </text:span><text:span text:style-name="T2">thema's die richting geven aan DigComp 3.0 </text:span><text:span text:style-name="T62">ontwikkeling.</text:span></text:p>
      <text:p text:style-name="P34" loext:marker-style-name="T63"/>
      <table:table table:name="Tabel3" table:style-name="Tabel3">
        <table:table-column table:style-name="Tabel3.A"/>
        <table:table-row table:style-name="Tabel3.1">
          <table:table-cell table:style-name="Tabel3.A1" office:value-type="string">
            <text:p text:style-name="P35" loext:marker-style-name="T64"><text:span text:style-name="T64">Inhoudsthema's</text:span><text:span text:style-name="T64"/></text:p>
          </table:table-cell>
        </table:table-row>
        <table:table-row table:style-name="Tabel3.2">
          <table:table-cell table:style-name="Tabel3.A1" office:value-type="string">
            <text:p text:style-name="P24">Kunstmatige intelligentie (inclusief generatieve AI) competentie</text:p>
          </table:table-cell>
        </table:table-row>
        <table:table-row table:style-name="Tabel3.3">
          <table:table-cell table:style-name="Tabel3.A1" office:value-type="string">
            <text:p text:style-name="P24">Cyberbeveiliging competentie</text:p>
          </table:table-cell>
        </table:table-row>
        <table:table-row table:style-name="Tabel3.3">
          <table:table-cell table:style-name="Tabel3.A1" office:value-type="string">
            <text:p text:style-name="P24">Digitale rechten, keuze en verantwoordelijkheden</text:p>
          </table:table-cell>
        </table:table-row>
        <table:table-row table:style-name="Tabel3.3">
          <table:table-cell table:style-name="Tabel3.A1" office:value-type="string">
            <text:p text:style-name="P24">Welzijn in digitale omgevingen</text:p>
          </table:table-cell>
        </table:table-row>
        <table:table-row table:style-name="Tabel3.2">
          <table:table-cell table:style-name="Tabel3.A1" office:value-type="string">
            <text:p text:style-name="P24">Competentie om misinformatie en desinformatie aan te pakken</text:p>
          </table:table-cell>
        </table:table-row>
        <table:table-row table:style-name="Tabel3.1">
          <table:table-cell table:style-name="Tabel3.A1" office:value-type="string">
            <text:p text:style-name="P35" loext:marker-style-name="T64"><text:span text:style-name="T64">Toepassingsthema's</text:span><text:span text:style-name="T64"/></text:p>
          </table:table-cell>
        </table:table-row>
        <table:table-row table:style-name="Tabel3.2">
          <table:table-cell table:style-name="Tabel3.A1" office:value-type="string">
            <text:p text:style-name="P24">Digitale competentie als essentieel onderdeel van een leven lang leren</text:p>
          </table:table-cell>
        </table:table-row>
        <table:table-row table:style-name="Tabel3.3">
          <table:table-cell table:style-name="Tabel3.A1" office:value-type="string">
            <text:p text:style-name="P24">Erkenning van randvoorwaarden voor het verwerven van digitale competentie op basisniveau</text:p>
          </table:table-cell>
        </table:table-row>
        <table:table-row table:style-name="Tabel3.3">
          <table:table-cell table:style-name="Tabel3.A1" office:value-type="string">
            <text:p text:style-name="P24">Erkenning van verschillen in behoeften aan digitale competentie tussen personen en door de tijd heen</text:p>
          </table:table-cell>
        </table:table-row>
        <table:table-row table:style-name="Tabel3.3">
          <table:table-cell table:style-name="Tabel3.A1" office:value-type="string">
            <text:p text:style-name="P24">Behoefte aan flexibele, wendbare toepassingen van het kader</text:p>
          </table:table-cell>
        </table:table-row>
      </table:table>
      <text:p text:style-name="P36">Bron: Eigen bewerking door JRC.</text:p>
      <text:p text:style-name="P2" loext:marker-style-name="T38"/>
      <text:p text:style-name="Standard" loext:marker-style-name="T39"><text:span text:style-name="T39">Figuur 4 vat de doelstellingen en belangrijkste kenmerken van de DigComp 3.0-update samen, die in detail worden beschreven in sectie 2 en bijlage 1. De update van DigComp wordt gedreven door aanzienlijke technologische ontwikkelingen, trends en praktijken (zoals de snelle verspreiding van generatieve AI) die hebben plaatsgevonden sinds de publicatie van DigComp 2.2 in 2022. Deze hebben verreikende implicaties voor de digitale competenties van individuen en komen tot uiting in beleidsprioriteiten en zorgen van belanghebbenden (Abendroth-Dias et al., 2025; Farias-Gaythan et al., 2023; Lewandowsky et al., 2020; Onesi-Oizigagun et al., 2023). DigComp 3.0 reageert ook op verzoeken van bestaande gebruikers en belanghebbenden, die meer duidelijkheid wensten over praktische toepassingen van DigComp. Een belangrijke aanbeveling in een studie naar de haalbaarheid van een Europees certificaat voor digitale vaardigheden, waarbij 650 belanghebbenden uit alle EU-lidstaten betrokken waren, was om leerresultaten voor DigComp te ontwikkelen (Centeno et al., 2024a).</text:span><text:span text:style-name="T39"/></text:p>
      <text:p text:style-name="P37" loext:marker-style-name="T59"><text:bookmark text:name="Figure_4._DigComp_3.0:_objectives,_devel"/></text:p>
      <text:p text:style-name="P38"><text:span text:style-name="T59">Figuur</text:span><text:span text:style-name="T65"> </text:span><text:span text:style-name="T59">4.</text:span><text:span text:style-name="T66"> </text:span><text:span text:style-name="T2">DigComp</text:span><text:span text:style-name="T61"> </text:span><text:span text:style-name="T2">3.0:</text:span><text:span text:style-name="T61"> </text:span><text:span text:style-name="T2">doelstellingen,</text:span><text:span text:style-name="T62"> </text:span><text:span text:style-name="T2">ontwikkelingen</text:span><text:span text:style-name="T61"> </text:span><text:span text:style-name="T2">en</text:span><text:span text:style-name="T61"> </text:span><text:span text:style-name="T2">middelen</text:span><text:span text:style-name="T61"> </text:span><text:span text:style-name="T2">voor</text:span><text:span text:style-name="T61"> </text:span><text:span text:style-name="T62">implementatie.</text:span></text:p>
      <text:p text:style-name="P39" loext:marker-style-name="T2"/>
      <table:table table:name="Tabel4" table:style-name="Tabel4">
        <table:table-column table:style-name="Tabel4.A"/>
        <table:table-column table:style-name="Tabel4.B"/>
        <table:table-row table:style-name="Tabel4.1">
          <table:table-cell table:style-name="Tabel4.A1" office:value-type="string">
            <text:p text:style-name="P24">DOELSTELLINGEN</text:p>
          </table:table-cell>
          <table:table-cell table:style-name="Tabel4.A1" office:value-type="string">
            <text:list text:style-name="WWNum18">
              <text:list-item>
                <text:p text:style-name="P40">Integreer recente en opkomende digitale technologische trends en hun implicaties voor digitale competentie, terwijl de algemene structuur van het raamwerk en technologische neutraliteit behouden blijven.</text:p>
              </text:list-item>
              <text:list-item>
                <text:p text:style-name="P40">Ontwikkeling van leerresultaten en andere passende verbeteringen ter ondersteuning van duidelijkheid en operationele afstemming in de toepassing van DigComp.</text:p>
              </text:list-item>
            </text:list>
          </table:table-cell>
        </table:table-row>
        <table:table-row table:style-name="Tabel4.2">
          <table:table-cell table:style-name="Tabel4.A1" office:value-type="string">
            <text:p text:style-name="P24">WIJZIGINGEN EN ONTWIKKELINGEN</text:p>
          </table:table-cell>
          <table:table-cell table:style-name="Tabel4.A1" office:value-type="string">
            <text:list text:style-name="WWNum19">
              <text:list-item>
                <text:p text:style-name="P41">Updates aan de bewoordingen van de vijf competentiegebieden en 21 competenties om de huidige technologische trends te weerspiegelen.</text:p>
              </text:list-item>
              <text:list-item>
                <text:p text:style-name="P42">Een nieuwe algemene beschrijving van beheersingsniveaus (Basis, Gevorderd, Geavanceerd en Zeer geavanceerd) die aan de vorige versie kunnen worden gekoppeld, en nieuwe en herziene competentiebeschrijvingen voor elk beheersingsniveau en competentie.</text:p>
              </text:list-item>
              <text:list-item>
                <text:p text:style-name="P42">Ontwikkeling van leerresultaten, voor een duidelijkere interpretatie en implementatie.</text:p>
              </text:list-item>
              <text:list-item>
                <text:p text:style-name="P42">Een systematische, transversale integratie van AI-competentie in het raamwerk die voortbouwt op DigComp 2.2, en daarnaast recente ontwikkelingen met betrekking tot AI omvat.</text:p>
              </text:list-item>
            </text:list>
          </table:table-cell>
        </table:table-row>
        <table:table-row table:style-name="Tabel4.3">
          <table:table-cell table:style-name="Tabel4.A1" office:value-type="string">
            <text:p text:style-name="P24">HULPMIDDELEN VOOR IMPLEMENTATIE</text:p>
          </table:table-cell>
          <table:table-cell table:style-name="Tabel4.A1" office:value-type="string">
            <text:list text:style-name="WWNum20">
              <text:list-item>
                <text:p text:style-name="P43">Een gedetailleerde woordenlijst met circa 120 kerntermen in dit document.</text:p>
              </text:list-item>
              <text:list-item>
                <text:p text:style-name="P43">Duidelijke en gebruiksvriendelijke informatie over DigComp 3.0 op de JRC-DigComp-webruimte.</text:p>
              </text:list-item>
              <text:list-item>
                <text:p text:style-name="P43">Ook op de JRC-DigComp-webruimte zijn versies van DigComp 3.0 beschikbaar in spreadsheet- en linked open data (JSON) indelingen.</text:p>
              </text:list-item>
            </text:list>
          </table:table-cell>
        </table:table-row>
      </table:table>
      <text:p text:style-name="P44">Bron: eigen bewerking JRC</text:p>
      <text:section text:style-name="Sect1" text:name="TextSection">
        <text:p text:style-name="P25" loext:marker-style-name="T40"><text:bookmark text:name="_bookmark11"/><text:bookmark text:name="1.6_Using_DigComp_3.0"/></text:p>
        <text:h text:style-name="P26" text:outline-level="2">DigComp 3.0 gebruiken</text:h>
        <text:p text:style-name="Standard"/>
        <text:p text:style-name="Standard">DigComp 3.0 is niet-voorschrijvend en moet worden aangepast aan specifieke toepassingen en behoeften.</text:p>
        <text:p text:style-name="Standard"/>
        <text:p text:style-name="Standard">DigComp is ontworpen om initiatieven en acties te sturen en te inspireren die de ontwikkeling van digitale competentie van individuen ondersteunen, zowel in het algemeen (zoals in algemene beleidsvorming) als bij specifieke groepen (zoals jonge lerenden, volwassen lerenden, kwetsbare of gemarginaliseerde individuen, werknemers of werkzoekenden). Als zodanig moet het worden beschouwd als een startpunt, dat moet worden aangepast aan een specifiek doel.</text:p>
        <text:p text:style-name="Standard"/>
        <text:p text:style-name="Standard">De volgende twee secties van dit kaderdocument beschrijven de belangrijkste onderdelen van DigComp 3.0.</text:p>
        <text:p text:style-name="Text_20_body"><text:bookmark-start text:name="2._DIGCOMP_3.0_FRAMEWORK_COMPONENTS"/><text:bookmark-start text:name="_bookmark12"/><draw:custom-shape text:anchor-type="char" draw:z-index="56" draw:name="Graphic 225" draw:style-name="gr2"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59992"/><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2._DIGCOMP_3.0_FRAMEWORK_COMPONENTS"/><text:bookmark-end text:name="_bookmark12"/></text:p>
        <text:p text:style-name="P45" loext:marker-style-name="T68"/>
        <text:h text:style-name="P46" text:outline-level="1">DIGCOMP 3.0 RAAMWERKCOMPONENTEN</text:h>
        <text:h text:style-name="P9" text:outline-level="2">Overzicht</text:h>
        <text:p text:style-name="P2" loext:marker-style-name="T38"/>
        <text:p text:style-name="Standard" loext:marker-style-name="T39"><text:span text:style-name="T39">Tabel 1 beschrijft de componenten van DigComp 3.0 en hun doeleinden: definitie van digitale competentie, competentiegebieden, competenties, niveaus van bekwaamheid en leerresultaten.</text:span><text:span text:style-name="T39"/></text:p>
        <text:p text:style-name="P33"/>
        <text:p text:style-name="P47"><text:bookmark text:name="Table_1._Components_of_the_DigComp_3.0_f"/><text:span text:style-name="T59">Tabel</text:span><text:span text:style-name="T65"> </text:span><text:span text:style-name="T59">1.</text:span><text:span text:style-name="T60"> </text:span><text:span text:style-name="T2">Componenten</text:span><text:span text:style-name="T61"> </text:span><text:span text:style-name="T2">van</text:span><text:span text:style-name="T61"> </text:span><text:span text:style-name="T2">de</text:span><text:span text:style-name="T61"> </text:span><text:span text:style-name="T2">DigComp</text:span><text:span text:style-name="T61"> </text:span><text:span text:style-name="T2">3.0</text:span><text:span text:style-name="T61"> </text:span><text:span text:style-name="T62">raamwerk.</text:span></text:p>
        <text:p text:style-name="P48" loext:marker-style-name="T71"/>
        <table:table table:name="Tabel5" table:style-name="Tabel5">
          <table:table-column table:style-name="Tabel5.A"/>
          <table:table-column table:style-name="Tabel5.B"/>
          <table:table-row table:style-name="Tabel5.1">
            <table:table-cell table:style-name="Tabel5.A1" office:value-type="string">
              <text:p text:style-name="P24" loext:marker-style-name="T64"><text:span text:style-name="T64">Component</text:span><text:span text:style-name="T64"/></text:p>
            </table:table-cell>
            <table:table-cell table:style-name="Tabel5.A1" office:value-type="string">
              <text:p text:style-name="P24" loext:marker-style-name="T64"><text:span text:style-name="T64">Beschrijving en doel</text:span><text:span text:style-name="T64"/></text:p>
            </table:table-cell>
          </table:table-row>
          <table:table-row table:style-name="Tabel5.1">
            <table:table-cell table:style-name="Tabel5.A1" office:value-type="string">
              <text:p text:style-name="P24">Definitie van digitale competentie</text:p>
            </table:table-cell>
            <table:table-cell table:style-name="Tabel5.A1" office:value-type="string">
              <text:p text:style-name="P24">Stelt de inhoud en de reikwijdte van het kader vast, maakt onderscheid tussen kennis, vaardigheden en houdingsaspecten van digitale competentie, en plaatst het kader in de bredere context van sleutelcompetenties voor een leven lang leren. Zie sectie 2.2.</text:p>
            </table:table-cell>
          </table:table-row>
          <table:table-row table:style-name="Tabel5.1">
            <table:table-cell table:style-name="Tabel5.A1" office:value-type="string">
              <text:p text:style-name="P24">Competentiegebieden</text:p>
            </table:table-cell>
            <table:table-cell table:style-name="Tabel5.A1" office:value-type="string">
              <text:p text:style-name="P24">Organiseert competenties in vijf thematische groepen, bestaande uit namen (titels) van competentiegebieden en descriptoren (korte beschrijvingen van de competenties die in elk competentiegebied vallen). Zie sectie 2.3.</text:p>
            </table:table-cell>
          </table:table-row>
          <table:table-row table:style-name="Tabel5.1">
            <table:table-cell table:style-name="Tabel5.A1" office:value-type="string">
              <text:p text:style-name="P24">Competenties</text:p>
            </table:table-cell>
            <table:table-cell table:style-name="Tabel5.A1" office:value-type="string">
              <text:p text:style-name="P24">Definieert 21 competenties, georganiseerd onder de vijf competentiegebieden, bestaande uit competentienamen (titels) en descriptoren (korte beschrijvingen van waaruit elke competentie bestaat). Zie sectie 2.3.</text:p>
            </table:table-cell>
          </table:table-row>
          <table:table-row table:style-name="Tabel5.1">
            <table:table-cell table:style-name="Tabel5.A1" office:value-type="string">
              <text:p text:style-name="P24">Beheersingsniveaus</text:p>
            </table:table-cell>
            <table:table-cell table:style-name="Tabel5.A1" office:value-type="string">
              <text:p text:style-name="P24">Stelt een continuüm van beheersing vast op basis van cognitieve belasting, taakcomplexiteit en mate van autonomie. Algemene beheersingsniveaus (zie sectie 2.4) beschrijven digitale competentie op de niveaus Basis, Gemiddeld, Gevorderd en Zeer gevorderd. Competentieverklaringen (zie sectie 3) bieden een gedetailleerder beeld van de beheersingsniveaus voor elk van de 21 competenties.</text:p>
            </table:table-cell>
          </table:table-row>
          <table:table-row table:style-name="Tabel5.1">
            <table:table-cell table:style-name="Tabel5.A1" office:value-type="string">
              <text:p text:style-name="P24">Leerresultaten</text:p>
            </table:table-cell>
            <table:table-cell table:style-name="Tabel5.A1" office:value-type="string">
              <text:p text:style-name="P24">Leerresultaten (zie sectie 2.5 en bijlage 2) bieden het meest gedetailleerde ('granulaire') beeld van het raamwerk en bestaan uit verklaringen over wat een individu geacht wordt te weten of te kunnen na voltooiing van het leerproces (van welke aard dan ook). Elk van de leerresultaten is geclassificeerd naar competentie, bekwaamheidsniveau en kennis, vaardigheid of houding. Leerresultaten zijn ontwikkeld om een concrete en consistente interpretatie van het raamwerk mogelijk te maken.</text:p>
            </table:table-cell>
          </table:table-row>
        </table:table>
        <text:p text:style-name="P49">Bron: Eigen bewerking door JRC.</text:p>
        <text:p text:style-name="P50"><text:bookmark text:name="2.2_Definition_of_digital_competence"/></text:p>
        <text:h text:style-name="P18" text:outline-level="2">Definitie van digitale competentie</text:h>
        <text:p text:style-name="P51">De Raad van de Europese Unie – Aanbeveling over sleutelcompetenties voor levenslang leren (Europese Commissie, 2018) definieert digitale competentie, die toegepast kan worden op zowel kinderen als volwassenen, als: …het zelfverzekerde, kritische en verantwoorde gebruik van, en betrokkenheid bij, digitale technologieën voor leren, op het werk, en voor deelname aan de samenleving. Het omvat informatie- en Data-vaardigheden, communicatie en samenwerking, mediawijsheid, creatie van digitale content (waaronder programmeren), veiligheid (waaronder digitaal welzijn en competenties met betrekking tot Cybersecurity), vraagstukken met betrekking tot intellectueel eigendom, probleemoplossing en kritisch denken. (Europese Commissie, 2018, p. 9)</text:p>
        <text:p text:style-name="P51">Competenties worden gedefinieerd als een combinatie van kennis, vaardigheden en houdingen, waarbij:</text:p>
        <text:list text:style-name="WWNum7">
          <text:list-item>
            <text:p text:style-name="P52" loext:marker-style-name="T39"><text:span text:style-name="T39">Kennis bestaat uit de feiten en cijfers, concepten, ideeën en theorieën die reeds vaststaan en het begrip van een bepaald gebied of onderwerp ondersteunen;</text:span><text:span text:style-name="T39"/></text:p>
          </text:list-item>
          <text:list-item>
            <text:p text:style-name="P53" loext:marker-style-name="T39"><text:span text:style-name="T39">Vaardigheden worden gedefinieerd als de bekwaamheid en capaciteit om processen uit te voeren en de bestaande kennis te gebruiken om resultaten te bereiken; en</text:span><text:span text:style-name="T39"/></text:p>
          </text:list-item>
          <text:list-item>
            <text:p text:style-name="P54" loext:marker-style-name="T39"><text:span text:style-name="T39">Houdingen (attitudes) beschrijven de instelling en denkwijzen om te handelen of te reageren op ideeën, personen of situaties.</text:span><text:span text:style-name="T39"/></text:p>
          </text:list-item>
        </text:list>
        <text:p text:style-name="P55">DigComp 3.0 blijft in lijn met deze algemene definitie, terwijl het tegelijkertijd recente en opkomende trends en prioriteiten weerspiegelt.</text:p>
        <text:p text:style-name="P56"/>
        <text:p text:style-name="P25" loext:marker-style-name="T40"/>
        <text:h text:style-name="P26" text:outline-level="2">Competentiegebieden en competenties</text:h>
        <text:p text:style-name="P57" loext:marker-style-name="T39"><text:span text:style-name="T39">Figuur 5 laat zien hoe de competenties zijn gegroepeerd in de competentiegebieden, terwijl tabel 2 bovendien de descriptoren voor elk competentiegebied en elke competentie weergeeft. Bijlage 1 (tabel A2) vergelijkt de competentiegebieden en competenties van DigComp 3.0 met de vorige versie.</text:span><text:span text:style-name="T39"/></text:p>
        <text:p text:style-name="Standard"/>
        <text:p text:style-name="Standard">[Voeg Figuur 5 in]</text:p>
        <text:p text:style-name="Standard"/>
      </text:section>
      <text:p text:style-name="P58"/>
      <text:p text:style-name="Standard"><text:bookmark text:name="_Table_2._DigComp_3.0_competence_area_an"/><text:bookmark text:name="_bookmark15"/><text:bookmark-start text:name="_Hlk218678678"/><text:span text:style-name="T59">Tabel</text:span><text:span text:style-name="T72"> </text:span><text:span text:style-name="T59">2.</text:span><text:span text:style-name="T73"> </text:span><text:span text:style-name="T2">DigComp</text:span><text:span text:style-name="T74"> </text:span><text:span text:style-name="T2">3.0</text:span><text:span text:style-name="T74"> </text:span><text:span text:style-name="T2">competentie</text:span><text:span text:style-name="T74"> </text:span><text:span text:style-name="T2">gebied</text:span><text:span text:style-name="T75"> </text:span><text:span text:style-name="T2">en</text:span><text:span text:style-name="T74"> </text:span><text:span text:style-name="T2">competentie</text:span><text:span text:style-name="T74"> </text:span><text:span text:style-name="T2">titels</text:span><text:span text:style-name="T74"> </text:span><text:span text:style-name="T2">en</text:span><text:span text:style-name="T74"> </text:span><text:span text:style-name="T62">beschrijvingen.</text:span></text:p>
      <text:p text:style-name="Standard"/>
      <text:p text:style-name="Standard">[voeg tabel 2 in]</text:p>
      <text:p text:style-name="Standard"/>
      <text:p text:style-name="Standard">Bron: Eigen bewerking door JRC.</text:p>
      <text:h text:style-name="P59" text:outline-level="2">Beheersingsniveaus</text:h>
      <text:h text:style-name="Heading_20_3" text:outline-level="3">PROFICIENCY</text:h>
      <text:h text:style-name="Heading_20_3" text:outline-level="3">BESCHRIJVINGEN VAN BEHEERSINGSNIVEAUS</text:h>
      <text:p text:style-name="Standard" loext:marker-style-name="T3">In DigComp 3.0 beschrijven de beheersingsniveaus het niveau van verwerving van digitale competentie van een individu op basis van een combinatie van cognitieve inspanning, taakcomplexiteit en mate van autonomie. DigComp 3.0 maakt onderscheid tussen vier beheersingsniveaus (Basis, Gemiddeld, Geavanceerd en Zeer Geavanceerd). Tabel 3 geeft een korte beschrijving van wat een individu geacht wordt te weten en te kunnen op elk van de vier niveaus en de doelen die elk van de vier niveaus dient.</text:p>
      <text:p text:style-name="Standard"/>
      <text:p text:style-name="Standard" loext:marker-style-name="T39"><text:span text:style-name="T39">Kader 2 bevat enkele opmerkingen en definities over de beheersingsniveaus als leidraad voor interpretatie en gebruik. Tabel A3 in bijlage 1 laat zien hoe deze vier beheersingsniveaus kunnen worden 'gekoppeld' aan de meer gedetailleerde structuur van acht niveaus uit de vorige versie van DigComp die in sommige contexten wordt gebruikt (bijv. beoordeling, certificering), evenals aan een schema van zes niveaus dat door sommige gebruikers van het raamwerk is aangenomen.</text:span><text:span text:style-name="T39"/></text:p>
      <text:p text:style-name="P60"/>
      <text:p text:style-name="P61">Sectie 3 laat zien hoe de vier beheersingsniveaus eruitzien voor elk van de competenties via specifieke Competentieverklaringen. Er zijn 362 competentiebeschrijvingen: 27% (97) op Basisniveau, 28% (103) op Gemiddeld niveau, 25% (89) op Geavanceerd niveau en 20% (73) op Zeer Geavanceerd niveau.</text:p>
      <text:p text:style-name="P62" loext:marker-style-name="T2"/>
      <text:p text:style-name="Standard">Tabel 3. DigComp 3.0 beschrijvingen en doeleinden van beheersingsniveaus.</text:p>
      <text:p text:style-name="P47"/>
      <text:p text:style-name="Standard">[voeg tabel 3 in]</text:p>
      <text:p text:style-name="P64"><draw:custom-shape text:anchor-type="char" draw:z-index="64" draw:name="Graphic 346" draw:style-name="gr4" draw:text-style-name="P21" svg:width="0.036cm" svg:height="0.036cm" svg:x="28.302cm" svg:y="-0.032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text:p>
      <text:p text:style-name="Standard">Bron: Eigen bewerking door JRC.</text:p>
      <text:p text:style-name="P64"/>
      <text:section text:style-name="Sect1" text:name="Sectie1">
        <text:p text:style-name="P65" loext:marker-style-name="T59"><text:bookmark text:name="_bookmark17"/><text:bookmark text:name="Box_2._Guiding_notes_and_definitions_rel"/></text:p>
        <text:p text:style-name="P66">Kader 2. Richtlijnen en definities met betrekking tot DigComp 3.0 beheersingsniveaus.</text:p>
        <text:p text:style-name="Standard">Elk van de vier beheersingsniveaus van DigComp 3.0 omvat (i) een korte beschrijving van competentieverwerving en (ii) de doelen die elk niveau kan dienen. Het is belangrijk om te erkennen dat de behoeften aan digitale competentie variëren per individu en veranderen in de loop van de tijd, als gevolg van levensfasen en technologische ontwikkelingen.</text:p>
        <text:p text:style-name="Standard">Een taak is een specifieke activiteit waarbij digitale technologieën worden gebruikt die bijdragen aan een doel, in welke context dan ook – het dagelijks leven, werk of leren. Taken kunnen variëren in omvang, duur en complexiteit en kunnen individueel of in samenwerking met anderen worden uitgevoerd. Taken kunnen variëren van eenvoudig tot complex. In DigComp 3.0 is een eenvoudige taak een taak die goed gedefinieerd is, uit weinig onderdelen bestaat en gemakkelijk te begrijpen en te voltooien is. Een complexe taak daarentegen is een taak die niet goed gedefinieerd is, uit veel verschillende en onderling verbonden onderdelen bestaat en daarom ingewikkeld en niet gemakkelijk te begrijpen of te voltooien is. De complexiteit van een taak wordt vaak alleen beschreven op basis van taakkenmerken, maar de ervaring en kenmerken van een individu dat een taak uitvoert, zijn ook relevant (Chen et al., 2023).</text:p>
        <text:p text:style-name="Standard">Op de niveaus Geavanceerd en Zeer Geavanceerd van digitale competentie kunnen individuen naast digitale competenties ook putten uit ervaring en/of gespecialiseerde kennis om taken te voltooien. Hier verwijzen gespecialiseerde kennis en vaardigheden naar competenties die betrekking hebben op een bepaalde discipline, vakgebied of terrein.</text:p>
        <text:p text:style-name="P67"/>
        <text:h text:style-name="Heading_20_3" text:outline-level="3">RANDVOORWAARDEN VOOR DIGITALE COMPETENTIE OP BASISNIVEAU</text:h>
        <text:p text:style-name="Standard">Het actieplan voor basisvaardigheden van de Europese Commissie (Europese Commissie, 2025c), onderdeel van de overkoepelende Union of Skills-strategie (Europese Commissie, 2025b), benadrukt het belang van digitale basisvaardigheden (samen met vaardigheden in lezen, rekenen, natuurwetenschappen en burgerschap). Deze vormen de basis van andere competenties, zoals kritisch denken en creativiteit, die essentieel zijn voor deelname aan de samenleving, het democratisch leven en de economie en/of de arbeidsmarkt. Het belang van digitale basisvaardigheden voor alle individuen wordt ook erkend door de United Nations (UN) Global Digital Compact (GDC), het eerste alomvattende kader voor mondiaal digitaal bestuur waarover de VN-lidstaten in 2024 overeenstemming hebben bereikt en dat erop gericht is een inclusieve, open en veilige digitale ruimte te bevorderen die de mensenrechten respecteert, beschermt en promoot.</text:p>
        <text:p text:style-name="Standard">Er moet aan verschillende randvoorwaarden worden voldaan voordat een individu het DigComp 3.0-basisniveau van digitale competentie kan bereiken, te beginnen met een niveau van geletterdheid dat voldoende is om elementaire visuele, tekstuele en/of audio-informatie te decoderen. Andere randvoorwaarden zijn: toegang tot een voldoende snelle en stabiele internetverbinding; toegang tot een of meer geschikte digitale apparaten om verbinding te maken met het internet die beschikken over de door de gebruiker vereiste applicaties; toegang tot technische ondersteuning waar nodig; en tot passende begeleiding en steun, indien nodig, om apparaten en instellingen aan te passen aan individuele fysieke, cognitieve of psychologische behoeften (ITU, 2022).</text:p>
        <text:p text:style-name="P68" loext:marker-style-name="T71"/>
        <text:p text:style-name="P69">Het is belangrijk dat initiatieven die bedoeld zijn om de ontwikkeling van digitale basiscompetenties te ondersteunen, een afweging maken van wat individuen nodig hebben om toegang te krijgen tot en deel te nemen aan het leerproces om de digitale basiscompetentie te bereiken zoals beschreven in DigComp 3.0. Als dit niet wordt overwogen, kan de digitale kloof groter worden of kan het initiatief bepaalde groepen en individuen uitsluiten. Oostenrijk heeft bijvoorbeeld een gebied 0, Grondslagen, Toegang en Digitaal Begrip, opgenomen in zijn nationale aanpassing van DigComp, DigComp 2.3 AT (Nárosy et al., 2022).</text:p>
        <text:p text:style-name="Standard">Source: JRC own elaboration.</text:p>
        <text:p text:style-name="Standard"><text:bookmark text:name="2.5_Learning_outcomes"/><text:bookmark text:name="_bookmark18"/></text:p>
        <text:h text:style-name="P18" text:outline-level="2">Leerresultaten</text:h>
        <text:p text:style-name="P70">In DigComp 3.0 zijn leerresultaten uitspraken over wat een individu weet, begrijpt of kan na voltooiing van een leerproces, en ze worden gedefinieerd in termen van kennis, vaardigheden en houding. De term 'leerresultaten' in DigComp 3.0 verwijst naar beoogde, niet naar behaalde leerresultaten. </text:p>
        <text:p text:style-name="P70">De kenmerken van de DigComp 3.0-leerdoelen, praktische overwegingen voor het gebruik ervan en de volledige set DigComp 3.0-leerdoelen zelf zijn te vinden in Bijlage 2.</text:p>
        <text:p text:style-name="P71">In bijlage 2 zijn de leerresultaten gegroepeerd per competentie, bekwaamheidsniveau en kennis, vaardigheid of houding. In totaal zijn er 523 leerresultaten: 29% (151) bevindt zich op het Basisniveau, 32% (170) Gemiddeld, 23% (119) Geavanceerd en 16% (83) Zeer Geavanceerd. Bovendien hebben 42% (217) van de leerresultaten betrekking op kennis, 38% (199) op vaardigheden en 20% (107) op houdingen.</text:p>
        <text:p text:style-name="P72">Sectie 3 laat de competentiebeschrijvingen zien voor elke competentie en elk bekwaamheidsniveau (zie ook sectie 2.4). De competentiebeschrijvingen bevatten de inhoud van de leerresultaten in bijlage 2, met veel overeenkomsten in bewoording, maar maken geen onderscheid tussen kennis, vaardigheden of houdingen.</text:p>
        <text:p text:style-name="P14">Leerresultaten zijn een belangrijk beleidsinstrument en een praktisch hulpmiddel. Indien goed gebruikt, fungeren ze als de 'lijm' die onderwijs en opleiding verbindt met de arbeidsmarktcontext (Cedefop, 2024a). Ze beïnvloeden beleid, onderwijs, opleiding, beoordeling en de arbeidsmarkt op verschillende manieren – om de ontwikkeling, implementatie en herziening van het curriculum of de cursusinhoud te sturen; als referentiepunt voor de erkenning en validatie van formeel, niet-formeel en informeel leren; om kwalificatiekaders en standaarden te definiëren en te informeren; om summatieve en formatieve beoordeling te ondersteunen; om belangrijke arbeidsvaardigheden aan te geven in beroepsprofilering; en om bij te dragen aan sectorale behoefteanalyse (Cedefop, 2017, 2022, 2024a).</text:p>
        <text:p text:style-name="Standard">Leerresultaten zijn een belangrijk beleidsinstrument en een praktisch hulpmiddel. Indien goed gebruikt, fungeren ze als de 'lijm' die onderwijs en opleiding verbindt met de arbeidsmarktcontext (Cedefop, 2024a). Ze beïnvloeden beleid, onderwijs, opleiding, beoordeling en de arbeidsmarkt op verschillende manieren – om de ontwikkeling, implementatie en herziening van het curriculum of de cursusinhoud te sturen; als referentiepunt voor de erkenning en validatie van formeel, niet-formeel en informeel leren; om kwalificatiekaders en standaarden te definiëren en te informeren; om summatieve en formatieve beoordeling te ondersteunen; om belangrijke arbeidsvaardigheden aan te geven in beroepsprofilering; en om bij te dragen aan sectorale behoefteanalyse (Cedefop, 2017, 2022, 2024a).</text:p>
        <text:p text:style-name="Standard">The development of learning outcomes in DigComp 3.0 builds on extensive existing work on learningoutcomes at European level (e.g. Cedefop, 2017, 2021, 2022, 2024a; Council of the EU, 2017). They aim to provide a practical way of integrating the DigComp competences into existing or new policies, training material or curricula development, amongst</text:p>
        <text:p text:style-name="P19">De ontwikkeling van leerresultaten in DigComp 3.0 bouwt voort op uitgebreid bestaand werk op het gebied van leerresultaten op Europees niveau (bijv. Cedefop, 2017, 2021, 2022, 2024a; Raad van de EU, 2017). Ze beogen een praktische manier te bieden om de DigComp-competenties te integreren in onder meer bestaand of nieuw beleid, trainingsmateriaal of de ontwikkeling van curricula.</text:p>
        <text:p text:style-name="Stand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text:p>
        <text:p text:style-name="Stand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rd">For the development of DigComp 3.0, the JRC, with input from experts and stakeholders, has carefully considered the balance between</text:p>
        <text:p text:style-name="Standard">Voor de ontwikkeling van DigComp 3.0 heeft het JRC, met input van experts en belanghebbenden, zorgvuldig gekeken naar de balans tussen specificiteit en algemeenheid om ervoor te zorgen dat de bewoordingen van de leerresultaten voldoende generiek zijn om in verschillende contexten te worden toegepast, terwijl ze tegelijkertijd voldoende nauwkeurig zijn om helder en ondubbelzinnig te zijn.</text:p>
        <text:p text:style-name="Standard"/>
      </text:section>
      <text:section text:style-name="Sect1" text:name="Sectie2">
        <text:p text:style-name="P50"><text:bookmark text:name="_bookmark19"/><text:bookmark text:name="2.6_AI_competence_in_DigComp_3.0"/></text:p>
        <text:h text:style-name="P9" text:outline-level="2">AI-competentie in DigComp 3.0</text:h>
        <text:p text:style-name="Standard">DigComp 3.0 bouwt voort op het initiële werk van DigComp 2.2 om systematisch de aspecten van AI-competentie op te nemen die relevant zijn voor individuen om te ontwikkelen als onderdeel van hun digitale competentie. AI-competentie is verweven met en bouwt voort op andere elementen van digitale competentie, aangezien AI-systemen wijdverspreid zijn en steeds vaker ingebed zijn in bestaande digitale technologieën. In DigComp 3.0 wordt AI gepresenteerd als één digitale technologie te midden van een reeks digitale technologieën, terwijl de focus op de digitale competenties zelf blijft liggen.</text:p>
        <text:p text:style-name="Standard"/>
        <text:p text:style-name="Standard">Er zijn verschillende definities en analyses van AI-geletterdheid voorgesteld in de literatuur (bijv. Touretzky et al. 2019, 2023; Long &amp; Magerko, 2020; Ng et al., 2021); wetgeving (de AI-verordening van 2024, Verordening (EU) 2024/1689); recente kaders voor AI-geletterdheid (bijv. OESO, 2025; Mills et al., 2024; UNESCO, 2024); en beleidsrapporten (bijv. Miao et al., 2022; Di Vinadio et al., 2022). Deze verschillende bronnen leggen de nadruk op conceptueel begrip van wat AI is (en wat niet), contexten voor de toepassing ervan, en kritische, ethische en verantwoorde benaderingen voor het gebruik van AI. Deze kenmerken komen terug in DigComp 3.0.</text:p>
        <text:p text:style-name="Standard"/>
        <text:p text:style-name="Standard">Om te waarborgen dat AI-competentie goed geïntegreerd is in DigComp 3.0, heeft het JRC samen met experts een evaluatie uitgevoerd van recente en opkomende digitale technologietrends en een inventarisatie gemaakt van de competenties van het (ontwerp)kader voor AI-geletterdheid van de Europese Commissie en de OESO (OESO, 2025) en DigComp 3.0 (zie bijlage 3 voor meer details).</text:p>
        <text:p text:style-name="Standard"/>
        <text:p text:style-name="Standard">In DigComp 3.0 definiëren we AI volgens de AI-verordening (artikel 3, lid 1): ...een op een machine gebaseerd systeem dat is ontworpen om te werken met variërende niveaus van autonomie, dat na de uitrol aanpassingsvermogen kan vertonen en dat, voor expliciete of impliciete doelstellingen, uit de ontvangen input afleidt hoe output moet worden gegenereerd, zoals voorspellingen, inhoud, aanbevelingen of beslissingen die fysieke of virtuele omgevingen kunnen beïnvloeden. Deze definitie hanteert een levenscyclusperspectief en omvat zowel de fase vóór de uitrol als de uitrol zelf</text:p>
        <text:p text:style-name="Standard">In DigComp 3.0 worden de termen 'AI' en 'AI-systeem' in hun brede betekenis gebruikt en omvatten ze generatieve AI(-systemen). Er wordt echter in DigComp 3.0 naar generatieve AI verwezen wanneer dit van centraal belang wordt geacht voor een competentie. In DigComp 3.0 wordt generatieve AI gedefinieerd als een subset van AI die gebruikmaakt van gespecialiseerde machine learning-modellen die zijn ontworpen om een brede en algemene </text:p>
        <text:p text:style-name="Standard"/>
        <text:p text:style-name="Standard">Competentieverklaringen (in sectie 3) die expliciet AI-systemen noemen, zijn gelabeld als ‘[AI-E]’ (AI-expliciet), terwijl verklaringen waarvoor AI of AI-systemen impliciet relevant zijn maar die AI-systemen niet expliciet noemen, zijn gelabeld als ‘[AI-I]’ (AI-impliciet). Op vergelijkbare wijze zijn individuele leerresultaten (bijlage 2) gelabeld als AI-expliciet, AI-impliciet of AI noch impliciet noch expliciet.</text:p>
        <text:p text:style-name="Standard"/>
        <text:p text:style-name="Standard">Kader 3 geeft meer informatie over de betekenis van AI-expliciet en AI-impliciet in DigComp 3.0.</text:p>
        <text:p text:style-name="P73"/>
        <text:p text:style-name="Standard">Kader 3. Expliciete en impliciete AI-competentie in DigComp 3.0.</text:p>
        <text:p text:style-name="Standard">DigComp 3.0 maakt in de competentiebeschrijvingen en de leerresultaten onderscheid tussen AI-expliciete en AI-impliciete competenties. Van de 362 competentiebeschrijvingen in DigComp 3.0 (sectie 3) is 14% (50) AI-expliciet, 68% (246) AI-impliciet en 18% (67) bevat noch impliciet noch expliciet AI. Van de 523 leerresultaten in DigComp 3.0 (bijlage 2) is 13% (69) AI-expliciet, 63% (330) AI-impliciet en 24% (124) bevat noch impliciet noch expliciet AI.</text:p>
        <text:p text:style-name="Standard">AI-competentie komt expliciet, impliciet of beide voor in alle 21 competenties. Dit toont de transversale impact van AI-systemen op digitale competentie aan. De aspecten van competenties die AI niet expliciet of impliciet bevatten, zijn die welke betrekking hebben op andere digitale technologieën dan AI of die inherent 'menselijk' zijn en eigenschappen vereisen zoals keuze, voorkeuren of situationeel oordeel.</text:p>
        <text:p text:style-name="Standard">De AI-labeling van competentiebeschrijvingen in sectie 3 en leerresultaten in bijlage 2 als AI-expliciet of AI-impliciet is uitsluitend bedoeld als een algemene leidraad.</text:p>
        <text:p text:style-name="Standard">AI-expliciet of [AI-E] betekent dat AI-systemen expliciet relevant zijn voor die competentie. Ondertussen is AI-impliciet of [AI-I] van toepassing op competenties om een of meer van de volgende vier redenen. De competentiebeschrijving of het leerresultaat zou:</text:p>
        <text:list text:style-name="WWNum14">
          <text:list-item>
            <text:p text:style-name="P74">Het gebruik van AI-systemen als een van de verschillende beschikbare digitale technologieën inhouden. Voorbeeld (zie sectie 3, competentiebeschrijving 2.2.08): Een persoon probeert te beslissen of hij al dan niet een AI-systeem gebruikt voor een taak voor het maken van inhoud. Om dit te doen, moeten ze vaststellen welke output gewenst is en de extra voordelen overwegen van het gebruik van een AI-systeem boven een andere digitale technologie.</text:p>
          </text:list-item>
          <text:list-item>
            <text:p text:style-name="P74">Het gebruik van een digitale technologie inhouden waarin AI-systeemfunctionaliteit is ingebed. Voorbeeld (zie sectie 3, competentiebeschrijving 2.4.08): Een samenwerkingstool heeft een AI-gestuurde functie voor het maken van aantekeningen. Een persoon moet beslissen of hij deze wel of niet gebruikt voor een vergadering. Om dit te doen, moeten ze overwegen welk soort vergaderverslag nodig is en welke voordelen de AI-gestuurde functie zou kunnen bieden ten opzichte van een mens die aantekeningen maakt.</text:p>
          </text:list-item>
          <text:list-item>
            <text:p text:style-name="P74">Betrekking hebben op een begrip van hoe AI-systemen werken. Voorbeeld (zie sectie 3, competentiebeschrijving 2.1.14): Een persoon moet een lange tekst lezen en overweegt een AI-systeem te gebruiken om een samenvatting te maken. Als ze besluiten AI te gebruiken, moeten ze een geschikt AI-hulpmiddel selecteren. Ze moeten ook bekwaam zijn in het bedenken van passende inputs of commando's (prompts), experimenteren met en het herformuleren van zowel de prompt(s) als de output(s), en de kwaliteit en nauwkeurigheid van de output controleren. en/of</text:p>
          </text:list-item>
          <text:list-item>
            <text:p text:style-name="P74">Betrekking hebben op persoonlijke, ethische of maatschappelijke implicaties van AI-systemen. Voorbeelden: Bij de keuze om een AI-systeem te gebruiken voor het maken van inhoud (voorbeeld i) of voor het samenvatten van tekst (voorbeeld iii), moet het individu ervoor zorgen dat het gebruik van een AI-systeem transparant is en de milieu-impact overwegen – dat laatste is niet direct zichtbaar voor een individuele gebruiker. Bij de keuze om de AI-gestuurde functie voor het maken van aantekeningen te gebruiken (voorbeeld ii), is toestemming van de aanwezigen bij de <text:line-break/>vergadering vereist en als het onderwerp van de vergadering gevoelig is, moeten privacyoverwegingen in acht worden genomen.</text:p>
          </text:list-item>
        </text:list>
        <text:p text:style-name="Standard">Bron: Eigen bewerking door JRC.</text:p>
        <text:p text:style-name="P75" loext:marker-style-name="T53"><text:bookmark text:name="_bookmark21"/><text:bookmark text:name="3._DIGCOMP_3.0_FRAMEWORK"/></text:p>
        <text:p text:style-name="P75" loext:marker-style-name="T53"/>
        <text:p text:style-name="P45" loext:marker-style-name="T68"/>
        <text:h text:style-name="P46" text:outline-level="1">DIGCOMP 3.0 RAAMWERK</text:h>
        <text:h text:style-name="P9" text:outline-level="2">Hoe DigComp 3.0 gelezen moet worden</text:h>
        <text:p text:style-name="Standard">Deze sectie presenteert een integraal beeld van DigComp 3.0. Het wordt aanbevolen om sectie 2 samen met deze sectie te bekijken. Lezers kunnen ook de verklarende woordenlijst raadplegen voor termen die onduidelijk kunnen zijn. Figuur 6 legt uit hoe u door de inhoud van deze sectie kunt navigeren.</text:p>
        <text:p text:style-name="Standard"/>
        <text:p text:style-name="Standard">Figuur 6. Hoe DigComp 3.0 te lezen.</text:p>
        <text:p text:style-name="P19" loext:marker-style-name="T4"/>
        <text:p text:style-name="P19">[figuur 6 invoegen]</text:p>
        <text:p text:style-name="P76" loext:marker-style-name="T53"/>
        <text:p text:style-name="Standard">Bron: Eigen bewerking door JRC.</text:p>
        <text:p text:style-name="Standard"/>
      </text:section>
      <text:h text:style-name="P77" text:outline-level="1">DigComp 3.0</text:h>
      <text:p text:style-name="Standard"/>
      <text:p text:style-name="Standard">[voeg DigComp 3.docx in]</text:p>
      <text:p text:style-name="Standard"/>
      <text:h text:style-name="P78" text:outline-level="1">SLOTOPMERKINGEN</text:h>
      <text:p text:style-name="P79"><draw:custom-shape text:anchor-type="char" draw:z-index="66" draw:name="Graphic 972" draw:style-name="gr1"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p>
      <text:p text:style-name="Standard">DigComp 3.0 beoogt een verbindende, samenhangende, duidelijke en relevante beschrijving van digitale competentie te bieden voor elk individu of elke organisatie die digitale competentie wil begrijpen en manieren wil vinden om de ontwikkeling ervan te ondersteunen, zowel bij kinderen als bij volwassenen. Omdat digitale technologieën snel evolueren, kan de technologieneutrale en flexibele aard van DigComp een stabiel referentiepunt vormen van waaruit beleid kan worden opgebouwd en verbeteringen in de niveaus van digitale competentie kunnen worden bevorderd. Gehoopt wordt dat de gebruikers het bewustzijn van het kader en de toepassingen ervan zullen blijven vergroten, evenals de adoptie ervan zullen aanmoedigen en bevorderen (Centeno &amp; Cosgrove, 2025).</text:p>
      <text:p text:style-name="P80" loext:marker-style-name="T46"/>
      <text:section text:style-name="Sect1" text:name="Sectie3">
        <text:p text:style-name="P81" loext:marker-style-name="T80"><text:bookmark text:name="_bookmark25"/><text:bookmark text:name="REFERENCES"/></text:p>
        <text:h text:style-name="P82" text:outline-level="1" loext:marker-style-name="T81">REFERENCES</text:h>
        <text:p text:style-name="P83" loext:marker-style-name="T81"/>
        <text:p text:style-name="P84">[references.docx invoegen]</text:p>
        <text:p text:style-name="Standard"/>
        <text:p text:style-name="Standard"/>
      </text:section>
      <text:h text:style-name="P85" text:outline-level="1">Lijst met afkortingen</text:h>
      <text:p text:style-name="P17" loext:marker-style-name="T2"/>
      <text:p text:style-name="Standard">[Acronyms.docx invoegen]</text:p>
      <text:p text:style-name="Standard"/>
      <text:h text:style-name="P86" text:outline-level="1">WOORDENLIJST VAN TERMEN EN DEFINITIES</text:h>
      <text:p text:style-name="P17" loext:marker-style-name="T2"/>
      <text:p text:style-name="Text_20_body" loext:marker-style-name="T2"><text:span text:style-name="T2">[Voeg Glossarium.docx in]</text:span><text:span text:style-name="T2"/></text:p>
      <text:p text:style-name="P87" loext:marker-style-name="T2"/>
      <text:p text:style-name="P17" loext:marker-style-name="T2"/>
      <text:h text:style-name="Heading_20_1" text:outline-level="1">BIJLAGEN</text:h>
      <text:h text:style-name="P9" text:outline-level="2">Bijlage 1: Vergelijking van DigComp 2.2 en DigComp 3.0</text:h>
      <text:p text:style-name="Standard">Bijlage 1 vergelijkt DigComp 3.0 met de vorige versie door een overzicht te geven van de wijzigingen (tabel A1); een gedetailleerde beschrijving van de wijzigingen in de bewoordingen van de competentiegebieden en competenties en hun rationale (tabel A2), en een voorgestelde koppeling van de vier beheersingsniveaus van DigComp 3.0 aan de versie met acht niveaus (tabel A3).</text:p>
      <text:p text:style-name="P88"/>
      <text:p text:style-name="P89" loext:marker-style-name="T82"><text:bookmark text:name="Table_A1._A_comparison_of_the_components"/><text:span text:style-name="T59">Tabel</text:span><text:span text:style-name="T83"> </text:span><text:span text:style-name="T59">A1.</text:span><text:span text:style-name="T60"> </text:span><text:span text:style-name="T2">A</text:span><text:span text:style-name="T61"> </text:span><text:span text:style-name="T2">vergelijking van</text:span><text:span text:style-name="T61"> </text:span><text:span text:style-name="T2">de</text:span><text:span text:style-name="T61"> </text:span><text:span text:style-name="T2">componenten van</text:span><text:span text:style-name="T61"> </text:span><text:span text:style-name="T2">DigComp</text:span><text:span text:style-name="T61"> </text:span><text:span text:style-name="T2">2.2 en</text:span><text:span text:style-name="T61"> </text:span><text:span text:style-name="T2">DigComp </text:span><text:span text:style-name="T82">3.0.</text:span></text:p>
      <text:p text:style-name="P89"/>
      <table:table table:name="Tabel6" table:style-name="Tabel6">
        <table:table-column table:style-name="Tabel6.A"/>
        <table:table-column table:style-name="Tabel6.B"/>
        <table:table-row table:style-name="Tabel6.1">
          <table:table-cell table:style-name="Tabel6.A1" office:value-type="string">
            <text:p text:style-name="P90">Component</text:p>
          </table:table-cell>
          <table:table-cell table:style-name="Tabel6.B1" office:value-type="string">
            <text:p text:style-name="P91">Vergelijking van DigComp 2.2 en DigComp 3.0</text:p>
          </table:table-cell>
        </table:table-row>
        <table:table-row table:style-name="Tabel6.2">
          <table:table-cell table:style-name="Tabel6.A2" office:value-type="string">
            <text:p text:style-name="P92">Definitie</text:p>
          </table:table-cell>
          <table:table-cell table:style-name="Tabel6.B2" office:value-type="string">
            <text:p text:style-name="P93">De definitie van digitale competentie zoals gebruikt in DigComp 2.2 blijft onveranderd van kracht in DigComp 3.0.</text:p>
          </table:table-cell>
        </table:table-row>
        <table:table-row table:style-name="Tabel6.3">
          <table:table-cell table:style-name="Tabel6.A3" office:value-type="string">
            <text:p text:style-name="P94">Competentiegebieden</text:p>
          </table:table-cell>
          <table:table-cell table:style-name="Tabel6.B3" office:value-type="string">
            <text:p text:style-name="P95">In DigComp 2.2 aangeduid als 'Dimensie 1'. De titels en descriptoren van de competentiegebieden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p>
          </table:table-cell>
        </table:table-row>
        <table:table-row table:style-name="Tabel6.3">
          <table:table-cell table:style-name="Tabel6.A4" office:value-type="string">
            <text:p text:style-name="P96">Competenties</text:p>
          </table:table-cell>
          <table:table-cell table:style-name="Tabel6.B4" office:value-type="string">
            <text:p text:style-name="P97">In DigComp 2.2 aangeduid als 'Dimensie 2'. De titels en descriptoren van de competenties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p>
          </table:table-cell>
        </table:table-row>
        <table:table-row table:style-name="Tabel6.5">
          <table:table-cell table:style-name="Tabel6.A5" office:value-type="string">
            <text:p text:style-name="P98">Beheersingsniveaus</text:p>
          </table:table-cell>
          <table:table-cell table:style-name="Tabel6.B5" office:value-type="string">
            <text:p text:style-name="P99">Referred to as ‘Dimension 3’ in DigComp 2.2. The underlying meaning of proficiency levels, i.e. reflecting a combination of cognitive demand, task complexity and</text:p>
            <text:p text:style-name="P100">korte algemene beschrijvingen van bekwaamheden op vier niveaus (Basis, Gemiddeld, Geavanceerd en Zeer Geavanceerd) opgenomen in tabel 3. Competentieverklaringen in sectie 3, die laten zien hoe de beheersingsniveaus eruitzien voor elk van de 21 competenties, zijn nieuw. Sectie 2.4.2 (het belang van basisvoorwaarden voor digitale competentie op basisniveau) en informatie in kader 2 (definities van taak en gespecialiseerd, en expliciet onderscheid tussen Zeer Geavanceerd in DigComp en ICT-specialistische vaardigheden) zijn nieuw. Tabel A3 (deze bijlage) laat zien hoe de beschrijvingen van de vier niveaus van DigComp 3.0 kunnen worden gekoppeld aan de acht niveaus beschreven in DigComp 2.2, evenals aan een systeem van zes niveaus dat in sommige gevallen wordt gebruikt.</text:p>
          </table:table-cell>
        </table:table-row>
        <table:table-row table:style-name="Tabel6.3">
          <table:table-cell table:style-name="Tabel6.A6" office:value-type="string">
            <text:p text:style-name="P101">Voorbeelden van kennis, vaardigheden en houding</text:p>
          </table:table-cell>
          <table:table-cell table:style-name="Tabel6.B6" office:value-type="string">
            <text:p text:style-name="P102">Aangeduid als 'Dimensie 4' in DigComp 2.2, niet overgenomen in DigComp 3.0. DigComp 3.0 gebruikt Dimensie 4 als fundament om de leerresultaten op te bouwen (zie bijlage 3 voor meer details), met toevoeging van ontwikkelingen die hebben plaatsgevonden sinds de publicatie van DigComp 2.2 in 2022.</text:p>
          </table:table-cell>
        </table:table-row>
        <table:table-row table:style-name="Tabel6.7">
          <table:table-cell table:style-name="Tabel6.A7" office:value-type="string">
            <text:p text:style-name="P103">Gebruiksscenario's (werkgelegenheids- en leerscenario's)</text:p>
          </table:table-cell>
          <table:table-cell table:style-name="Tabel6.B7" office:value-type="string">
            <text:p text:style-name="P104" loext:marker-style-name="T2"/>
            <text:p text:style-name="P105">In DigComp 2.2 aangeduid als 'Dimensie 5'; deze is niet overgenomen in DigComp 3.0.</text:p>
          </table:table-cell>
        </table:table-row>
        <table:table-row table:style-name="Tabel6.8">
          <table:table-cell table:style-name="Tabel6.A8" office:value-type="string">
            <text:p text:style-name="P106">Competentiebeschrijvingen</text:p>
          </table:table-cell>
          <table:table-cell table:style-name="Tabel6.B8" office:value-type="string">
            <text:p text:style-name="P95">Nieuw in DigComp 3.0 en bestaande uit korte verklaringen voor elk van de 21 competenties op elk van de vier beheersingsniveaus . Sectie 2.4 introduceert de competentiebeschrijvingen en sectie 3 toont de competentiebeschrijvingen voor elk van de 21 competenties. Competentieverklaringen zijn minder 'gedetailleerd' dan leerresultaten, omdat ze geen onderscheid maken tussen kennis, vaardigheden en houdingen. Ze bevatten echter wel alle belangrijke inhoud van de leerresultaten.</text:p>
          </table:table-cell>
        </table:table-row>
        <table:table-row table:style-name="Tabel6.3">
          <table:table-cell table:style-name="Tabel6.A9" office:value-type="string">
            <text:p text:style-name="P107">Leerresultaten</text:p>
          </table:table-cell>
          <table:table-cell table:style-name="Tabel6.B9" office:value-type="string">
            <text:p text:style-name="P108">Nieuw bij DigComp 3.0 en bestaat uit korte uitspraken over kennis, vaardigheden en attitudes voor elk van de 21 competenties op elk van de vier beheersingsniveaus . Sectie 2.5 biedt een inleiding op de Leerresultaten. Bijlage 2 bevat de Leerresultaten, samen met informatie over hun kenmerken, en praktische suggesties voor het gebruik ervan.</text:p>
          </table:table-cell>
        </table:table-row>
        <table:table-row table:style-name="Tabel6.10">
          <table:table-cell table:style-name="Tabel6.A10" office:value-type="string">
            <text:p text:style-name="P109">Verklarende woordenlijst</text:p>
          </table:table-cell>
          <table:table-cell table:style-name="Tabel6.B10" office:value-type="string">
            <text:p text:style-name="P110">Hoewel geen onderdeel van het geïntegreerde kader als zodanig, is de verklarende woordenlijst van termen en definities van DigComp 3.0 aanzienlijk uitgebreid ten opzichte van de lijst in DigComp 2.2 en bevat deze nu ongeveer 120 termen ter ondersteuning van een consistente interpretatie.</text:p>
          </table:table-cell>
        </table:table-row>
      </table:table>
      <text:p text:style-name="Standard">Bron: Eigen bewerking door JRC.</text:p>
      <text:p text:style-name="P111" loext:marker-style-name="T9"/>
      <text:p text:style-name="P112">Tabel A2 toont alle wijzigingen in de titels en descriptoren van de competentiegebieden en de competenties, samen met een korte rationale voor de wijzigingen. Verwijderingen zijn doorgehaald; toevoegingen zijn onderstreept; de rationale staat in blauw lettertype. De wijzigingen zijn voornamelijk ingegeven door de noodzaak om de taal en inhoud van het kader te actualiseren om de digitale technologische ontwikkelingen en prioriteiten te weerspiegelen die sinds DigComp 2.2 zijn ontstaan. Er zijn ook wijzigingen aangebracht voor de duidelijkheid en de algemene consistentie van het kader. De wijzigingen zijn beoordeeld door experts en onderworpen aan raadpleging van belanghebbenden.</text:p>
      <text:p text:style-name="P113"/>
      <text:p text:style-name="Standard"><text:bookmark text:name="Table_A2._Detailed_description_of_change"/><text:span text:style-name="T59">Tabel</text:span><text:span text:style-name="T60"> </text:span><text:span text:style-name="T59">A2.</text:span><text:span text:style-name="T88"> </text:span><text:span text:style-name="T2">Gedetailleerde</text:span><text:span text:style-name="T61"> </text:span><text:span text:style-name="T2">beschrijving van wijzigingen</text:span><text:span text:style-name="T61"> </text:span><text:span text:style-name="T2">aangebracht in competentie-</text:span><text:span text:style-name="T61"> </text:span><text:span text:style-name="T2">gebieden en competenties</text:span><text:span text:style-name="T61"> </text:span><text:span text:style-name="T2">in DigComp</text:span><text:span text:style-name="T61"> </text:span><text:span text:style-name="T2">3.0 vergeleken met</text:span><text:span text:style-name="T61"> </text:span><text:span text:style-name="T2">DigComp 2.2, samen</text:span><text:span text:style-name="T61"> </text:span><text:span text:style-name="T2">met rationale -</text:span><text:span text:style-name="T61"> </text:span><text:span text:style-name="T2">Verwijderingen zijn </text:span><text:span text:style-name="T89">in</text:span> <text:span text:style-name="T90">doorhalingen</text:span><text:span text:style-name="T2">;</text:span><text:span text:style-name="T91"> </text:span><text:span text:style-name="T2">toevoegingen zijn</text:span><text:span text:style-name="T61"> </text:span><text:span text:style-name="T92">onderstreept</text:span><text:span text:style-name="T2">; rationale is</text:span><text:span text:style-name="T61"> </text:span><text:span text:style-name="T2">in </text:span><text:span text:style-name="T93">blauw </text:span><text:span text:style-name="T94">font</text:span><text:span text:style-name="T62">.</text:span></text:p>
      <text:p text:style-name="P114" loext:marker-style-name="T2"/>
      <text:p text:style-name="Standard">[Invoegen tabel A2.docx]</text:p>
      <text:p text:style-name="Standard"/>
      <text:p text:style-name="Standard">Bron: Eigen bewerking door JRC.</text:p>
      <text:section text:style-name="Sect1" text:name="Sectie4">
        <text:p text:style-name="P115" loext:marker-style-name="T9"/>
        <text:p text:style-name="P116">Tabel A3 laat zien hoe de beheersingsniveaus van DigComp 3.0 kunnen worden gekoppeld aan de 8 niveaus van DigComp 2.2 en ook aan een koppeling met 6 niveaus die in sommige toepassingen van DigComp wordt gebruikt. Dit zijn voorgestelde koppelingen die uiteraard kunnen worden gewijzigd en aangepast.</text:p>
        <text:p text:style-name="P73"/>
        <text:p text:style-name="P117">Tabel A3: Relatie tussen de vier beheersingsniveaus van DigComp 3.0 en de acht niveaus van DigComp 2.2, samen met een alternatieve koppeling met 6 niveaus.</text:p>
        <table:table table:name="Tabel7" table:style-name="Tabel7">
          <table:table-column table:style-name="Tabel7.A"/>
          <table:table-column table:style-name="Tabel7.B"/>
          <table:table-column table:style-name="Tabel7.C"/>
          <table:table-column table:style-name="Tabel7.D"/>
          <table:table-column table:style-name="Tabel7.E"/>
          <table:table-column table:style-name="Tabel7.F"/>
          <table:table-row table:style-name="Tabel7.1">
            <table:table-cell table:style-name="Tabel7.A1" office:value-type="string">
              <text:p text:style-name="P24" loext:marker-style-name="T64"><text:span text:style-name="T64">Beheersingsniveau</text:span><text:span text:style-name="T64"/></text:p>
              <text:p text:style-name="P118" loext:marker-style-name="T64"/>
            </table:table-cell>
            <table:table-cell table:style-name="Tabel7.A1" office:value-type="string">
              <text:p text:style-name="P118" loext:marker-style-name="T64"/>
            </table:table-cell>
            <table:table-cell table:style-name="Tabel7.A1" office:value-type="string">
              <text:p text:style-name="P24" loext:marker-style-name="T64"><text:span text:style-name="T64">6-niveaus voorgestelde toewijzing</text:span><text:span text:style-name="T64"/></text:p>
            </table:table-cell>
            <table:table-cell table:style-name="Tabel7.A1" office:value-type="string">
              <text:p text:style-name="P118" loext:marker-style-name="T64"/>
            </table:table-cell>
            <table:table-cell table:style-name="Tabel7.A1" office:value-type="string">
              <text:p text:style-name="P24" loext:marker-style-name="T64"><text:span text:style-name="T64">Korte beschrijving</text:span><text:span text:style-name="T64"/></text:p>
            </table:table-cell>
            <table:table-cell table:style-name="Tabel7.A1" office:value-type="string">
              <text:p text:style-name="P24" loext:marker-style-name="T64"><text:span text:style-name="T64">Doel</text:span><text:span text:style-name="T64"/></text:p>
            </table:table-cell>
          </table:table-row>
          <table:table-row table:style-name="Tabel7.1">
            <table:table-cell table:style-name="Tabel7.A1" table:number-rows-spanned="2" office:value-type="string">
              <text:p text:style-name="P24">Basis</text:p>
            </table:table-cell>
            <table:table-cell table:style-name="Tabel7.A1" office:value-type="string">
              <text:p text:style-name="P24">1</text:p>
            </table:table-cell>
            <table:table-cell table:style-name="Tabel7.A1" office:value-type="string">
              <text:p text:style-name="P24">A1</text:p>
            </table:table-cell>
            <table:table-cell table:style-name="Tabel7.A1" table:number-rows-spanned="2" office:value-type="string">
              <text:p text:style-name="P24">Op basisniveau onthouden en voeren personen eenvoudige taken uit met begeleiding waar nodig.</text:p>
            </table:table-cell>
            <table:table-cell table:style-name="Tabel7.A1" office:value-type="string">
              <text:p text:style-name="P24">Aan de onderkant van het basisniveau hebben individuen begeleiding nodig om veel of de meeste eenvoudige taken te herkennen en uit te voeren.</text:p>
            </table:table-cell>
            <table:table-cell table:style-name="Tabel7.A1" table:number-rows-spanned="2" office:value-type="string">
              <text:p text:style-name="P24"/>
              <text:p text:style-name="P24"/>
              <text:p text:style-name="P24">Om persoonlijke, leer- en/of werkdoelen te ondersteunen en deel te nemen aan de samenleving.</text:p>
            </table:table-cell>
          </table:table-row>
          <table:table-row table:style-name="Tabel7.3">
            <table:covered-table-cell table:style-name="Tabel7.A1"/>
            <table:table-cell table:style-name="Tabel7.A1" office:value-type="string">
              <text:p text:style-name="P24">2</text:p>
            </table:table-cell>
            <table:table-cell table:style-name="Tabel7.A1" office:value-type="string">
              <text:p text:style-name="P24">A2</text:p>
            </table:table-cell>
            <table:covered-table-cell table:style-name="Tabel7.A1"/>
            <table:table-cell table:style-name="Tabel7.A1" office:value-type="string">
              <text:p text:style-name="P24">Aan de bovenkant van het Basisniveau kunnen individuen eenvoudige taken onthouden en uitvoeren met weinig of geen begeleiding.</text:p>
            </table:table-cell>
            <table:covered-table-cell table:style-name="Tabel7.A1"/>
          </table:table-row>
          <table:table-row table:style-name="Tabel7.4">
            <table:table-cell table:style-name="Tabel7.A1" table:number-rows-spanned="2" office:value-type="string">
              <text:p text:style-name="P24">Gemiddeld</text:p>
            </table:table-cell>
            <table:table-cell table:style-name="Tabel7.A1" office:value-type="string">
              <text:p text:style-name="P24">3</text:p>
            </table:table-cell>
            <table:table-cell table:style-name="Tabel7.A1" office:value-type="string">
              <text:p text:style-name="P24">B1</text:p>
            </table:table-cell>
            <table:table-cell table:style-name="Tabel7.A1" table:number-rows-spanned="2" office:value-type="string">
              <text:p text:style-name="P24">Op een gemiddeld niveau identificeren en voeren individuen zelfstandig <draw:custom-shape text:anchor-type="char" draw:z-index="77" draw:name="Group 1118" draw:style-name="gr4" draw:text-style-name="P21" svg:width="0.036cm" svg:height="0.036cm" svg:x="5.318cm" svg:y="0.737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uidelijk omschreven taken uit en lossen ze duidelijk omschreven problemen op.</text:p>
            </table:table-cell>
            <table:table-cell table:style-name="Tabel7.A1" office:value-type="string">
              <text:p text:style-name="P24">Aan de onderkant van het gemiddelde niveau tonen individuen enige autonomie om duidelijk omschreven taken te identificeren en uit te voeren en duidelijk </text:p>
            </table:table-cell>
            <table:table-cell table:style-name="Tabel7.A1" table:number-rows-spanned="2" office:value-type="string">
              <text:p text:style-name="P24"/>
              <text:p text:style-name="P24"/>
              <text:p text:style-name="P24">Om persoonlijke, leer- en/of <text:soft-page-break/>werkdoelen te ondersteunen en autonoom deel te nemen aan de samenleving.</text:p>
            </table:table-cell>
          </table:table-row>
          <table:table-row table:style-name="Tabel7.5">
            <table:covered-table-cell table:style-name="Tabel7.A1"/>
            <table:table-cell table:style-name="Tabel7.A1" office:value-type="string">
              <text:p text:style-name="P24">4</text:p>
            </table:table-cell>
            <table:table-cell table:style-name="Tabel7.A1" office:value-type="string">
              <text:p text:style-name="P24">B2</text:p>
            </table:table-cell>
            <table:covered-table-cell table:style-name="Tabel7.A1"/>
            <table:table-cell table:style-name="Tabel7.A1" office:value-type="string">
              <text:p text:style-name="P24">Aan de bovenkant van het gemiddelde niveau identificeren en voeren individuen met vertrouwen en autonoom duidelijk omschreven taken uit en lossen ze duidelijk omschreven problemen op.</text:p>
            </table:table-cell>
            <table:covered-table-cell table:style-name="Tabel7.A1"/>
          </table:table-row>
          <table:table-row table:style-name="Tabel7.6">
            <table:table-cell table:style-name="Tabel7.A1" table:number-rows-spanned="2" office:value-type="string">
              <text:p text:style-name="P24">Geavanceerd</text:p>
            </table:table-cell>
            <table:table-cell table:style-name="Tabel7.A1" office:value-type="string">
              <text:p text:style-name="P24">5</text:p>
            </table:table-cell>
            <table:table-cell table:style-name="Tabel7.A1" table:number-rows-spanned="2" office:value-type="string">
              <text:p text:style-name="P24">C1</text:p>
            </table:table-cell>
            <table:table-cell table:style-name="Tabel7.A1" table:number-rows-spanned="2" office:value-type="string">
              <text:p text:style-name="P24">Op gevorderd niveau beoordelen en passen personen zelfstandig oplossingen toe op een verscheidenheid aan complexe taken en passen ze zich aan diverse contexten aan om taken adequaat te evalueren en uit te voeren, waarbij ze anderen passend begeleiden, indien nodig.</text:p>
            </table:table-cell>
            <table:table-cell table:style-name="Tabel7.A1" office:value-type="string">
              <text:p text:style-name="P24">Aan de onderkant van het gevorderde niveau beoordelen en passen individuen oplossingen toe voor verschillende duidelijk omschreven taken en houden ze zich bezig met sommige complexe taken. Ze herkennen situaties waarin benaderingen moeten worden aangepast, en begeleiden anderen bij duidelijk omschreven taken indien nodig.</text:p>
            </table:table-cell>
            <table:table-cell table:style-name="Tabel7.A1" table:number-rows-spanned="2" office:value-type="string">
              <text:p text:style-name="P24"/>
              <text:p text:style-name="P24">Om persoonlijke, leer- en/of werkdoelen te ondersteunen, effectief deel te nemen aan de samenleving en anderen te managen of te ondersteunen bij het bereiken van hun doelen.</text:p>
            </table:table-cell>
          </table:table-row>
          <table:table-row table:style-name="Tabel7.6">
            <table:covered-table-cell table:style-name="Tabel7.A1"/>
            <table:table-cell table:style-name="Tabel7.A1" office:value-type="string">
              <text:p text:style-name="P24">6</text:p>
            </table:table-cell>
            <table:covered-table-cell table:style-name="Tabel7.A1"/>
            <table:covered-table-cell table:style-name="Tabel7.A1"/>
            <table:table-cell table:style-name="Tabel7.A1" office:value-type="string">
              <text:p text:style-name="P24">Aan de bovenkant van het gevorderde niveau werken individuen met vertrouwen aan een verscheidenheid aan complexe taken, reageren ze effectief op uitdagingen in veranderende contexten en leiden of beheren ze complexe projecten, waarbij ze anderen begeleiden bij complexe taken indien nodig.</text:p>
            </table:table-cell>
            <table:covered-table-cell table:style-name="Tabel7.A1"/>
          </table:table-row>
          <table:table-row table:style-name="Tabel7.5">
            <table:table-cell table:style-name="Tabel7.A1" table:number-rows-spanned="2" office:value-type="string">
              <text:p text:style-name="P24">Zeer geavanceerd</text:p>
            </table:table-cell>
            <table:table-cell table:style-name="Tabel7.A1" office:value-type="string">
              <text:p text:style-name="P24">7</text:p>
            </table:table-cell>
            <table:table-cell table:style-name="Tabel7.A1" table:number-rows-spanned="2" office:value-type="string">
              <text:p text:style-name="P24">C2</text:p>
            </table:table-cell>
            <table:table-cell table:style-name="Tabel7.A1" table:number-rows-spanned="2" office:value-type="string">
              <text:p text:style-name="P24">Op zeer geavanceerd niveau beoordelen, evalueren en lossen personen zeer complexe of gespecialiseerde problemen op om nieuwe oplossingen te creëren of bestaande aan te passen, waarbij ze <draw:custom-shape text:anchor-type="char" draw:z-index="78" draw:name="Group 1126" draw:style-name="gr5" draw:text-style-name="P63" svg:width="0.036cm" svg:height="0.036cm" svg:x="5.212cm" svg:y="-0.697cm"><text:p/><draw:enhanced-geometry draw:mirror-horizontal="false" draw:mirror-vertical="false" svg:viewBox="0 0 0 0" draw:glue-points="?f19 0 ?f20 ?f21 ?f19 ?f22 0 ?f21" drawooo:sub-view-size="12700 12700" draw:text-areas="?f15 ?f18 ?f16 ?f17" draw:type="ooxml-non-primitive" draw:enhanced-path="M ?f2 ?f4 L ?f5 ?f5 ?f6 ?f2 ?f7 ?f5 ?f3 ?f4 ?f7 ?f7 ?f6 ?f8 ?f5 ?f7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6350"/><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anderen leiden en begeleiden indien en wanneer nodig.</text:p>
            </table:table-cell>
            <table:table-cell table:style-name="Tabel7.A1" office:value-type="string">
              <text:p text:style-name="P24">Aan de onderkant van het zeer gevorderde niveau beoordelen individuen zeer complexe of gespecialiseerde problemen en kunnen ze bijdragen aan nieuwe oplossingen of bestaande oplossingen aanpassen, waarbij ze anderen leiden en begeleiden indien nodig.</text:p>
            </table:table-cell>
            <table:table-cell table:style-name="Tabel7.A1" table:number-rows-spanned="2" office:value-type="string">
              <text:p text:style-name="P24">Om persoonlijke, leer- en/of werkdoelen te ondersteunen, anderen te helpen effectief deel te nemen aan de samenleving, anderen te leiden of te ondersteunen bij het bereiken van complexe doelen, en/of leiding te <draw:custom-shape text:anchor-type="char" draw:z-index="81" draw:name="Group 1128" draw:style-name="gr10" draw:text-style-name="P63" svg:width="0.036cm" svg:height="0.036cm" svg:x="0.018cm" svg:y="-1.365cm"><text:p/><draw:enhanced-geometry draw:mirror-horizontal="false" draw:mirror-vertical="false" svg:viewBox="0 0 0 0" draw:glue-points="?f18 0 ?f19 ?f20 ?f18 ?f21 0 ?f20" drawooo:sub-view-size="12700 12700" draw:text-areas="?f14 ?f17 ?f15 ?f16" draw:type="ooxml-non-primitive" draw:enhanced-path="M ?f2 ?f4 L ?f5 ?f5 ?f4 ?f2 ?f6 ?f5 ?f7 ?f4 ?f6 ?f6 ?f4 ?f7 ?f5 ?f6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10840"/><draw:equation draw:name="f7" draw:formula="12699"/><draw:equation draw:name="f8" draw:formula="?f0 *1/12700"/><draw:equation draw:name="f9" draw:formula="?f1 *1/12700"/><draw:equation draw:name="f10" draw:formula="?f3 +0-?f2 "/><draw:equation draw:name="f11" draw:formula="?f10 *1/12700"/><draw:equation draw:name="f12" draw:formula="?f2 *1/?f11 "/><draw:equation draw:name="f13" draw:formula="?f3 *1/?f11 "/><draw:equation draw:name="f14" draw:formula="?f12 *?f8 /1"/><draw:equation draw:name="f15" draw:formula="?f13 *?f8 /1"/><draw:equation draw:name="f16" draw:formula="?f13 *?f9 /1"/><draw:equation draw:name="f17" draw:formula="?f12 *?f9 /1"/><draw:equation draw:name="f18" draw:formula="logwidth/2"/><draw:equation draw:name="f19" draw:formula="logwidth"/><draw:equation draw:name="f20" draw:formula="logheight/2"/><draw:equation draw:name="f21" draw:formula="logheight"/></draw:enhanced-geometry></draw:custom-shape>geven aan of bij te dragen aan verbeteringen in of nieuwe oplossingen voor zeer complexe problemen.</text:p>
            </table:table-cell>
          </table:table-row>
          <table:table-row table:style-name="Tabel7.9">
            <table:covered-table-cell table:style-name="Tabel7.A1"/>
            <table:table-cell table:style-name="Tabel7.A1" office:value-type="string">
              <text:p text:style-name="P24">8</text:p>
            </table:table-cell>
            <table:covered-table-cell table:style-name="Tabel7.A1"/>
            <table:covered-table-cell table:style-name="Tabel7.A1"/>
            <table:table-cell table:style-name="Tabel7.A1" office:value-type="string">
              <text:p text:style-name="P24">Op het hoogste niveau van 'Zeer Gevorderd' geven individuen leiding aan en begeleiden ze anderen bij het ontwikkelen van oplossingen voor zeer complexe of gespecialiseerde problemen.</text:p>
            </table:table-cell>
            <table:covered-table-cell table:style-name="Tabel7.A1"/>
          </table:table-row>
        </table:table>
        <text:p text:style-name="Standard">Bron: eigen bewerking JRC.</text:p>
      </text:section>
      <text:section text:style-name="Sect1" text:name="Sectie5">
        <text:p text:style-name="P25" loext:marker-style-name="T40"><text:bookmark text:name="_bookmark33"/><text:bookmark text:name="Annex_2:_DigComp_3.0_learning_outcomes"/></text:p>
        <text:h text:style-name="P119" text:outline-level="2">Bijlage 2: DigComp 3.0 Leerresultaten</text:h>
        <text:h text:style-name="Heading_20_3" text:outline-level="3"><text:bookmark text:name="A2.1_Features"/></text:h>
        <text:h text:style-name="Heading_20_3" text:outline-level="3">A2.1 KENMERKEN</text:h>
        <text:p text:style-name="P120">Elk leerresultaat van DigComp 3.0 volgt dezelfde structuur: werkwoord(en) gevolgd door een object. Zie tabel A4 voor enkele voorbeelden.</text:p>
        <text:p text:style-name="P121"><text:bookmark text:name="Table_A4:_Examples_of_learning_outcome_s"/><text:span text:style-name="T59">Tabel</text:span><text:span text:style-name="T65"> </text:span><text:span text:style-name="T59">A4:</text:span><text:span text:style-name="T95"> </text:span><text:span text:style-name="T2">Voorbeelden</text:span><text:span text:style-name="T62"> </text:span><text:span text:style-name="T2">van</text:span><text:span text:style-name="T61"> </text:span><text:span text:style-name="T2">leer-</text:span><text:span text:style-name="T61"> </text:span><text:span text:style-name="T2">resultaat-</text:span><text:span text:style-name="T61"> </text:span><text:span text:style-name="T62">beschrijvingen.</text:span> </text:p>
        <text:p text:style-name="P122"/>
        <table:table table:name="Tabel8" table:style-name="Tabel8">
          <table:table-column table:style-name="Tabel8.A"/>
          <table:table-column table:style-name="Tabel8.B"/>
          <table:table-column table:style-name="Tabel8.C"/>
          <table:table-column table:style-name="Tabel8.D"/>
          <table:table-column table:style-name="Tabel8.E"/>
          <table:table-row table:style-name="Tabel8.1">
            <table:table-cell table:style-name="Tabel8.A1" office:value-type="string">
              <text:p text:style-name="P24"/>
            </table:table-cell>
            <table:table-cell table:style-name="Tabel8.A1" office:value-type="string">
              <text:p text:style-name="P24"/>
            </table:table-cell>
            <table:table-cell table:style-name="Tabel8.A1" table:number-columns-spanned="3" office:value-type="string">
              <text:p text:style-name="P123">Voorbeeld</text:p>
            </table:table-cell>
            <table:covered-table-cell/>
            <table:covered-table-cell/>
          </table:table-row>
          <table:table-row table:style-name="Tabel8.2">
            <table:table-cell table:style-name="Tabel8.A1" office:value-type="string">
              <text:p text:style-name="P24">Aspect</text:p>
            </table:table-cell>
            <table:table-cell table:style-name="Tabel8.A1" office:value-type="string">
              <text:p text:style-name="P24">Doel</text:p>
            </table:table-cell>
            <table:table-cell table:style-name="Tabel8.A1" office:value-type="string">
              <text:p text:style-name="P24">Competentie</text:p>
            </table:table-cell>
            <table:table-cell table:style-name="Tabel8.A1" office:value-type="string">
              <text:p text:style-name="P24">Beheersingsniveau</text:p>
            </table:table-cell>
            <table:table-cell table:style-name="Tabel8.A1" office:value-type="string">
              <text:p text:style-name="P24">Leerresultaatverklaring</text:p>
            </table:table-cell>
          </table:table-row>
          <table:table-row table:style-name="Tabel8.3">
            <table:table-cell table:style-name="Tabel8.A1" office:value-type="string">
              <text:p text:style-name="P24">Kennis</text:p>
            </table:table-cell>
            <table:table-cell table:style-name="Tabel8.A1" office:value-type="string">
              <text:p text:style-name="P24">Beschrijf informatie of concepten die een individu moet begrijpen en toepassen.</text:p>
            </table:table-cell>
            <table:table-cell table:style-name="Tabel8.A1" office:value-type="string">
              <text:p text:style-name="P24">2.6 Beheren van digitale identiteit</text:p>
            </table:table-cell>
            <table:table-cell table:style-name="Tabel8.A1" office:value-type="string">
              <text:p text:style-name="P24">Basis</text:p>
            </table:table-cell>
            <table:table-cell table:style-name="Tabel8.A1" office:value-type="string">
              <text:p text:style-name="P24">Veelvoorkomende vormen en toepassingen van digitale identiteit identificeren.</text:p>
            </table:table-cell>
          </table:table-row>
          <table:table-row table:style-name="Tabel8.4">
            <table:table-cell table:style-name="Tabel8.A1" office:value-type="string">
              <text:p text:style-name="P24">Vaardigheden</text:p>
            </table:table-cell>
            <table:table-cell table:style-name="Tabel8.A1" office:value-type="string">
              <text:p text:style-name="P24">Beschrijf de processen waarmee een individu een specifieke taak kan voltooien.</text:p>
            </table:table-cell>
            <table:table-cell table:style-name="Tabel8.A1" office:value-type="string">
              <text:p text:style-name="P24">1.1 Browsen, zoeken en filteren van informatie en content</text:p>
            </table:table-cell>
            <table:table-cell table:style-name="Tabel8.A1" office:value-type="string">
              <text:p text:style-name="P24">Gemiddeld</text:p>
            </table:table-cell>
            <table:table-cell table:style-name="Tabel8.A1" office:value-type="string">
              <text:p text:style-name="P24">Passende digitale zoekmachines selecteren op basis van informatiebehoeften.</text:p>
            </table:table-cell>
          </table:table-row>
          <table:table-row table:style-name="Tabel8.5">
            <table:table-cell table:style-name="Tabel8.A1" office:value-type="string">
              <text:p text:style-name="P24">Attitudes</text:p>
            </table:table-cell>
            <table:table-cell table:style-name="Tabel8.A1" office:value-type="string">
              <text:p text:style-name="P24">Richt de aandacht van het individu op een manier die zelfverzekerd, kritisch en verantwoord gebruik van digitale technologieën mogelijk maakt.</text:p>
            </table:table-cell>
            <table:table-cell table:style-name="Tabel8.A1" office:value-type="string">
              <text:p text:style-name="P24">3.2 Integreren en herformuleren van digitale content</text:p>
            </table:table-cell>
            <table:table-cell table:style-name="Tabel8.A1" office:value-type="string">
              <text:p text:style-name="P24">Geavanceerd</text:p>
            </table:table-cell>
            <table:table-cell table:style-name="Tabel8.A1" office:value-type="string">
              <text:p text:style-name="P24">Prioriteit geven aan transparante en ethische praktijken bij taken voor integratie en herbewerking van digitale inhoud.</text:p>
            </table:table-cell>
          </table:table-row>
        </table:table>
        <text:p text:style-name="Standard">Bron: Eigen bewerking door JRC.</text:p>
        <text:p text:style-name="P124" loext:marker-style-name="T9"/>
        <text:p text:style-name="P125" loext:marker-style-name="T38"/>
        <text:p text:style-name="P38">Tabel A5 geeft voorbeelden van werkwoorden voor leerresultaten die kennis, vaardigheden en houdingen beschrijven op de niveaus Basis, Gemiddeld, Geavanceerd en Zeer Geavanceerd. De keuze van werkwoorden is gebaseerd op de taxonomie van Bloom (Anderson &amp; Krathwohl, 2001), waarbij ook relevante kenmerken van andere taxonomieën in aanmerking zijn genomen (bijv. Irvine, 2021). Sommige werkwoorden herhalen zich over de verschillende niveaus in tabel A5. Dit is opzettelijk, aangezien de inhoud van leerresultaten niet alleen varieert door cognitieve belasting (gesuggereerd door het werkwoord), maar ook door het niveau van complexiteit en autonomie (gesuggereerd in het object van elk leerresultaat). Kader A1 vat de belangrijkste kenmerken van de DigComp 3.0 leerresultaten samen.</text:p>
        <text:p text:style-name="P126"/>
        <text:p text:style-name="P127" loext:marker-style-name="T96"><text:span text:style-name="T96">Er zijn geen op kennis gebaseerde leerresultaten opgenomen in het Zeer gevorderde niveau. In plaats daarvan vatten de op houding gebaseerde leerresultaten op het Zeer gevorderde niveau een algemene instelling samen om op de hoogte te blijven van ontwikkelingen met betrekking tot die competentie, in lijn met de literatuur over zelfgestuurd leren (bijv. Morris, 2023).</text:span><text:span text:style-name="T96"/></text:p>
        <text:p text:style-name="P128" loext:marker-style-name="T96"><text:bookmark text:name="Table_A5:_Examples_of_verbs_used_for_lea"/><text:bookmark text:name="_bookmark34"/></text:p>
        <text:p text:style-name="P129"><text:span text:style-name="T59">Tabel</text:span><text:span text:style-name="T95"> </text:span><text:span text:style-name="T59">A5:</text:span><text:span text:style-name="T97"> </text:span><text:span text:style-name="T2">Voorbeelden</text:span><text:span text:style-name="T89"> </text:span><text:span text:style-name="T2">van</text:span><text:span text:style-name="T89"> </text:span><text:span text:style-name="T2">werkwoorden</text:span><text:span text:style-name="T89"> </text:span><text:span text:style-name="T2">gebruikt</text:span><text:span text:style-name="T89"> </text:span><text:span text:style-name="T2">voor</text:span><text:span text:style-name="T89"> </text:span><text:span text:style-name="T2">leer</text:span><text:span text:style-name="T89"> </text:span><text:span text:style-name="T2">resultaten</text:span><text:span text:style-name="T89"> </text:span><text:span text:style-name="T2">beschrijvingen</text:span><text:span text:style-name="T89"> </text:span><text:span text:style-name="T2">kennis,</text:span><text:span text:style-name="T89"> </text:span><text:span text:style-name="T2">vaardigheden en houdingen.</text:span><text:span text:style-name="T98">11</text:span></text:p>
        <text:p text:style-name="P130" loext:marker-style-name="T2"/>
        <table:table table:name="Tabel9" table:style-name="Tabel9">
          <table:table-column table:style-name="Tabel9.A"/>
          <table:table-column table:style-name="Tabel9.B"/>
          <table:table-column table:style-name="Tabel9.C"/>
          <table:table-row table:style-name="Tabel9.1">
            <table:table-cell table:style-name="Tabel9.A1" office:value-type="string">
              <text:p text:style-name="P24" loext:marker-style-name="T64"><text:span text:style-name="T64">Niveau</text:span><text:span text:style-name="T64"/></text:p>
            </table:table-cell>
            <table:table-cell table:style-name="Tabel9.A1" office:value-type="string">
              <text:p text:style-name="P24" loext:marker-style-name="T64"><text:span text:style-name="T64">Korte beschrijving van het beheersingsniveau</text:span><text:span text:style-name="T64"/></text:p>
            </table:table-cell>
            <table:table-cell table:style-name="Tabel9.A1" office:value-type="string">
              <text:p text:style-name="P24" loext:marker-style-name="T64"><text:span text:style-name="T64">Voorbeelden van werkwoorden die worden gebruikt in leerresultaatverklaringen</text:span><text:span text:style-name="T64"/></text:p>
            </table:table-cell>
          </table:table-row>
          <table:table-row table:style-name="Tabel9.2">
            <table:table-cell table:style-name="Tabel9.A1" office:value-type="string">
              <text:p text:style-name="P24">Basis</text:p>
            </table:table-cell>
            <table:table-cell table:style-name="Tabel9.A1" office:value-type="string">
              <text:p text:style-name="P24">Onthouden en uitvoeren van eenvoudige taken met begeleiding waar nodig.</text:p>
            </table:table-cell>
            <table:table-cell table:style-name="Tabel9.A1" office:value-type="string">
              <text:p text:style-name="P24">Kennis: Herkennen, Identificeren, Onderscheiden tussen</text:p>
              <text:p text:style-name="P24">Vaardigheden: Gebruik, Toepassen, Implementeren</text:p>
              <text:p text:style-name="P24">Houdingen: Erkennen van het belang, Erkennen van de voordelen</text:p>
            </table:table-cell>
          </table:table-row>
          <table:table-row table:style-name="Tabel9.3">
            <table:table-cell table:style-name="Tabel9.A1" office:value-type="string">
              <text:p text:style-name="P24">Gemiddeld</text:p>
            </table:table-cell>
            <table:table-cell table:style-name="Tabel9.A1" office:value-type="string">
              <text:p text:style-name="P24">Autonoom herkennen en uitvoeren van duidelijk omschreven taken en oplossen van welomschreven problemen.</text:p>
            </table:table-cell>
            <table:table-cell table:style-name="Tabel9.A1" office:value-type="string">
              <text:p text:style-name="P24">Kennis: Herkennen, Identificeren, Onderscheiden tussen, Definiëren, Beschrijven</text:p>
              <text:p text:style-name="P24">Vaardigheden: Gebruik, Toepassen, Selecteren, Beoordelen</text:p>
              <text:p text:style-name="P24">Houdingen: Erkennen van het belang, Erkennen van de voordelen, Prioriteren, Doelbewust verkennen, Deelnemen aan</text:p>
            </table:table-cell>
          </table:table-row>
          <table:table-row table:style-name="Tabel9.4">
            <table:table-cell table:style-name="Tabel9.A1" office:value-type="string">
              <text:p text:style-name="P24">Geavanceerd</text:p>
            </table:table-cell>
            <table:table-cell table:style-name="Tabel9.A1" office:value-type="string">
              <text:p text:style-name="P24">Autonoom oplossingen beoordelen en toepassen voor verschillende complexe taken en zich aanpassen aan verschillende contexten om taken op passende wijze te evalueren en uit te voeren, waarbij anderen worden begeleid indien nodig.</text:p>
            </table:table-cell>
            <table:table-cell table:style-name="Tabel9.A1" office:value-type="string">
              <text:p text:style-name="P24">Kennis: Identificeren, Definiëren, Beschrijven</text:p>
              <text:p text:style-name="P24">Vaardigheden: Beoordelen, Toepassen, Combineren, Anderen helpen, Anderen ondersteunen</text:p>
              <text:p text:style-name="P24">Houdingen: Erkennen van het belang, Erkennen van de voordelen, Rekening houden met, Prioriteren, Voortdurend verkennen</text:p>
            </table:table-cell>
          </table:table-row>
          <table:table-row table:style-name="Tabel9.5">
            <table:table-cell table:style-name="Tabel9.A1" office:value-type="string">
              <text:p text:style-name="P24">Zeer geavanceerd</text:p>
            </table:table-cell>
            <table:table-cell table:style-name="Tabel9.A1" office:value-type="string">
              <text:p text:style-name="P24">Zeer complexe of gespecialiseerde problemen beoordelen, evalueren en oplossen om nieuwe oplossingen te creëren of bestaande aan te passen, waarbij leiding wordt gegeven aan en begeleiding wordt geboden aan anderen indien nodig.</text:p>
            </table:table-cell>
            <table:table-cell table:style-name="Tabel9.A1" office:value-type="string">
              <text:p text:style-name="P24">Kennis: Geen leerresultaten op het gebied van kennis zijn opgenomen in zeer geavanceerde niveaus: Dit element is vastgelegd onder Houdingen (op de hoogte blijven).</text:p>
              <text:p text:style-name="P24">Vaardigheden: Beoordelen en evalueren, Ontwikkelen en implementeren, Leiden of bijdragen aan, Ontwerpen, Adviseren, Uitleggen</text:p>
              <text:p text:style-name="P24">Attitudes: Het belang erkennen, De voordelen erkennen, Blijf op de hoogte van, Bevorderen en ondersteunen</text:p>
            </table:table-cell>
          </table:table-row>
        </table:table>
        <text:p text:style-name="Standard">Bron: Eigen bewerking door JRC.</text:p>
        <text:p text:style-name="P131">Kader A1: Belangrijkste kenmerken van de DigComp 3.0-leerresultaten.</text:p>
        <text:p text:style-name="P132" loext:marker-style-name="T62"/>
        <text:p text:style-name="Standard">Er zijn in totaal 523 leerresultaten. Het aantal leerresultaten varieert per competentie.</text:p>
        <text:p text:style-name="Standard">De leerdoelen van DigComp 3.0 zijn elk gekoppeld aan een vaardigheidsniveau (Basis, Gemiddeld, Gevorderd, Zeer Gevorderd) en zijn gegroepeerd op competentie en of ze betrekking hebben op kennis, vaardigheid of houding. Ze zijn elk gelabeld als AI-expliciet, AI-impliciet of noch AI-expliciet noch AI-impliciet, wat slechts als algemene richtlijn dient. Zie paragraaf 2.6 voor meer informatie over de interpretatie van de AI-labels.</text:p>
        <text:p text:style-name="Standard">Er zijn meer leerresultaten op de lagere twee vaardigheidsniveaus: 29% (151) zijn Basis, 32% (170) zijn Gevorderd, 23% (119) zijn Geavanceerd en 16% (83) zijn Zeer Geavanceerd. Naarmate digitale bekwaamheid verder gevorderd raakt, neemt de complexiteit van taken en het scala aan digitale tools (en hoe deze kunnen worden gecombineerd) toe. Daarom is de gekozen benadering om bij leerresultaten op Geavanceerd- en Zeer Geavanceerde niveaus een iets algemenere formulering te gebruiken dan bij leerresultaten op Basis- en Gevorderde niveaus. Dit sluit aan bij de aanbevelingen van belanghebbenden en experts om meer de nadruk te leggen op de lagere beheersingsniveaus .</text:p>
        <text:p text:style-name="Standard">De leerresultaten zijn relatief evenwichtig verdeeld over Kennis (42%, 217) en Vaardigheden (38%, 199), met een lager percentage gerelateerd aan Houdingen (20%, 107).</text:p>
        <text:p text:style-name="Standard">Elk leerresultaat heeft een uniek ID. Het ID begint met 'LO' om het te onderscheiden van de competentiebeschrijvingen in sectie 3 (die beginnen met 'CS') en bevat het competentienummer. De ID's van de 21 leerresultaten voor competentie 1.1 zijn bijvoorbeeld LO1.1.01 tot LO1.1.21.</text:p>
        <text:p text:style-name="Standard">De nummering van de competentiebeschrijvingen (Sectie 3) en de leerresultaten (in deze bijlage) komt niet overeen, aangezien er meer leerresultaten zijn dan competentiebeschrijvingen. Bijvoorbeeld, de inhoud van CS1.1.08 komt niet overeen met LO1.1.08.</text:p>
        <text:p text:style-name="Standard">Bron: Eigen bewerking door JRC.</text:p>
      </text:section>
      <text:h text:style-name="P133" text:outline-level="5">A2.3 Leerresultaten</text:h>
      <text:p text:style-name="Standard">Op basis van ervaringen met het toepassen van DigComp (bijv. Castañeda et al., 2023; Kluzer et al., 2020), is het zeer aan te raden om de DigComp 3.0-leerresultaten – samen met de andere onderdelen van DigComp 3.0 – aan te passen aan een specifiek doel. Een reeks voorgestelde stappen voor het gebruik van DigComp 3.0-leerresultaten wordt getoond in kader A2.</text:p>
      <text:p text:style-name="Standard">Kader A2: Voorgestelde stappen en literatuur voor het implementeren van de DigComp 3.0-leerresultaten.</text:p>
      <text:p text:style-name="Standard"/>
      <text:p text:style-name="Standard">De onderstaande stappen zijn suggesties die kunnen worden aangepast voor specifieke toepassingen van de DigComp 3.0-leerresultaten.</text:p>
      <text:list text:style-name="WWNum15">
        <text:list-item>
          <text:p text:style-name="P134">Stel het doel van het gebruik van de leerresultaten vast – met name of het nodig is om ze allemaal of slechts een subset te bekijken. Bijvoorbeeld, bij het overwegen van de ontwikkeling of herziening van een cursus voor digitale basiscompetenties kunnen gebruikers onmiddellijk de niveaus Gevorderd en Zeer gevorderd uitsluiten. Of, bij het gebruik van de leerresultaten voor het ontwikkelen van professionele digitale profielen of functiebeschrijvingen voor een specifieke baan, zou men leerresultaten voor competenties die niet relevant zijn kunnen uitfilteren om het werk te concentreren op de resultaten die dat wel zijn.</text:p>
        </text:list-item>
        <text:list-item>
          <text:p text:style-name="P134">Identificeer wie erbij betrokken moet worden en in welke fasen. Ervaring van DigComp-gebruikers en het werk van Cedefop aan leerresultaten laten zien dat een initiatief waarbij leerresultaten betrokken zijn, meer kans van slagen en impact heeft als alle relevante belanghebbenden in de juiste fasen en voor de juiste doeleinden worden betrokken.</text:p>
        </text:list-item>
        <text:list-item>
          <text:p text:style-name="P134">Evalueer vroeg in het project het DigComp 3.0-kader, zodat de betrokkenen er vertrouwd mee raken.</text:p>
        </text:list-item>
        <text:list-item>
          <text:p text:style-name="P134">Maak indien nodig een vertaling van de leerresultaten en andere onderdelen van het kader, waarbij u de verklarende woordenlijst raadpleegt om ervoor te zorgen dat de termen consistent zijn met de lokale taal en de gebruikscontext.</text:p>
        </text:list-item>
        <text:list-item>
          <text:p text:style-name="P134">Pas de leerresultaten aan het specifieke doel aan. Het DigComp 3.0-kader – inclusief de leerresultaten – is generiek van opzet, dus het is vrijwel zeker dat er aanpassingen nodig zullen zijn. Aanpassingen kunnen vele vormen aannemen: het herformuleren of uitwerken van leerresultaten, het verwijderen van irrelevante leerresultaten, of het toevoegen van nieuwe leerresultaten voor onderwerpen die relevant zijn voor het initiatief. Als het gebruik de ontwikkeling van onderwijs- en leeractiviteiten omvat, kunnen 'unplugged' activiteiten worden overwogen (bijv. Li et al., 2022).</text:p>
        </text:list-item>
        <text:list-item>
          <text:p text:style-name="P134">Zoals vermeld in sectie 2.5, bevat DigComp 3.0 beoogde, niet behaalde leerresultaten. Als het initiatief de ontwikkeling van behaalde leerresultaten omvat, verdient de meetmethode aandacht. Enerzijds bestaat bij een strikt empirische benadering het risico dat 'zachtere' of moeilijker te meten competenties ondergewaardeerd of weggelaten worden. Leerresultaten die niet direct of gemakkelijk kunnen worden waargenomen of gemeten, zijn waarschijnlijk even belangrijk als de resultaten die dat wel kunnen. Een evenwichtige en contextgevoelige benadering van deze kwestie is aanbevolen (Cedefop, 2022; Europass Project Group, 2024).</text:p>
        </text:list-item>
        <text:list-item>
          <text:p text:style-name="P134">Het is een goede gewoonte om transparant te zijn over hoe de DigComp 3.0-leerresultaten zijn gebruikt of aangepast. Zo kan het dekkingspercentage van de leerresultaten per competentie en beheersingsniveau transparantie, vertrouwen en geloofwaardigheid geven aan een initiatief. Meer in het algemeen is het een goede gewoonte om aanpassingen voor het specifieke doel te documenteren.</text:p>
        </text:list-item>
        <text:list-item>
          <text:p text:style-name="P134">Sommige leerresultaten, evenals de competentiebeschrijvingen voor de beheersingsniveaus in sectie 3, zijn gelabeld als AI-expliciet of AI-impliciet (zie sectie 2.6). Het wordt aanbevolen om AI-gerelateerde leerresultaten holistisch binnen het gehele kader te bekijken.</text:p>
        </text:list-item>
      </text:list>
      <text:p text:style-name="P135">Aanbevolen literatuur:</text:p>
      <text:list text:style-name="WWNum10">
        <text:list-item>
          <text:p text:style-name="P136"><text:span text:style-name="T104">Cedefop’s (2022) </text:span><text:a xlink:type="simple" xlink:href="https://www.cedefop.europa.eu/en/publications/4209" text:style-name="ListLabel_20_187" text:visited-style-name="ListLabel_20_187"><text:span text:style-name="T105">Het definiëren, schrijven en toepassen van Leerresultaten – Een Europees Handboek (tweede editie)</text:span></text:a><text:span text:style-name="T106"> </text:span><text:span text:style-name="T2">is bedoeld voor individuen en instellingen die betrokken zijn bij het definiëren en schrijven van leerresultaten</text:span><text:span text:style-name="T82"> </text:span><text:span text:style-name="T2">resultaten.</text:span><text:span text:style-name="T82"> </text:span><text:span text:style-name="T2">Het</text:span><text:span text:style-name="T82"> </text:span><text:span text:style-name="T2">biedt</text:span><text:span text:style-name="T82"> </text:span><text:span text:style-name="T2">concrete</text:span><text:span text:style-name="T82"> </text:span><text:span text:style-name="T2">voorbeelden</text:span><text:span text:style-name="T82"> </text:span><text:span text:style-name="T2">en</text:span><text:span text:style-name="T82"> </text:span><text:span text:style-name="T2">biedt</text:span><text:span text:style-name="T82"> </text:span><text:span text:style-name="T2">een</text:span><text:span text:style-name="T82"> </text:span><text:span text:style-name="T2">overzicht</text:span><text:span text:style-name="T82"> </text:span><text:span text:style-name="T2">van</text:span><text:span text:style-name="T82"> </text:span><text:span text:style-name="T2">bestaande</text:span><text:span text:style-name="T82"> </text:span><text:span text:style-name="T2">richtlijnen</text:span><text:span text:style-name="T82"> </text:span><text:span text:style-name="T2">en</text:span><text:span text:style-name="T82"> </text:span><text:span text:style-name="T2">onderzoek.</text:span><text:span text:style-name="T82"> </text:span><text:span text:style-name="T2">Cedefop</text:span><text:span text:style-name="T82"> </text:span><text:span text:style-name="T2">(2024c)</text:span><text:span text:style-name="T82"> </text:span><text:span text:style-name="T2">heeft</text:span><text:span text:style-name="T82"> </text:span><text:span text:style-name="T2">ook</text:span><text:span text:style-name="T82"> </text:span><text:span text:style-name="T2">ontwikkeld</text:span><text:span text:style-name="T82"> </text:span><text:span text:style-name="T2">een</text:span><text:span text:style-name="T82"> </text:span><text:a xlink:type="simple" xlink:href="https://data.europa.eu/data/datasets/learning-outcomes-resources?locale=en" text:style-name="ListLabel_20_188" text:visited-style-name="ListLabel_20_188"><text:span text:style-name="T2">dataset met richtmateriaal</text:span></text:a><text:span text:style-name="T2">.</text:span></text:p>
        </text:list-item>
        <text:list-item>
          <text:p text:style-name="P137"><text:soft-page-break/><text:span text:style-name="T104">Internationaal</text:span><text:span text:style-name="T107"> </text:span><text:span text:style-name="T104">Test</text:span><text:span text:style-name="T107"> </text:span><text:span text:style-name="T104">Commissie</text:span><text:span text:style-name="T107"> </text:span><text:span text:style-name="T104">en</text:span><text:span text:style-name="T107"> </text:span><text:span text:style-name="T104">Vereniging</text:span><text:span text:style-name="T107"> </text:span><text:span text:style-name="T104">van</text:span><text:span text:style-name="T107"> </text:span><text:span text:style-name="T104">Test</text:span><text:span text:style-name="T107"> </text:span><text:span text:style-name="T104">Uitgevers</text:span><text:span text:style-name="T107"> </text:span><text:span text:style-name="T104">(2022)</text:span><text:span text:style-name="T107"> </text:span><text:a xlink:type="simple" xlink:href="https://www.testpublishers.org/assets/Guidelines%20for%20Technology-Based%20Assessment%20v2022.11.08.pdf" text:style-name="ListLabel_20_187" text:visited-style-name="ListLabel_20_187"><text:span text:style-name="T105">Richtlijnen voor technologiegebaseerde beoordeling (versie 1.1)</text:span></text:a><text:span text:style-name="T108"> </text:span><text:span text:style-name="T2">biedt</text:span><text:span text:style-name="T61"> </text:span><text:span text:style-name="T2">richtlijnen</text:span><text:span text:style-name="T61"> </text:span><text:span text:style-name="T2">en</text:span><text:span text:style-name="T61"> </text:span><text:span text:style-name="T2">best</text:span><text:span text:style-name="T61"> </text:span><text:span text:style-name="T2">practices</text:span><text:span text:style-name="T61"> </text:span><text:span text:style-name="T2">voor</text:span><text:span text:style-name="T61"> </text:span><text:span text:style-name="T109">het</text:span><text:span text:style-name="T2"> ontwerp, levering, beoordeling en gebruik van digitale evaluaties, met onderwerpen zoals geldigheid, eerlijkheid, Toegankelijkheid, beveiliging en Privacy. Het bevat een beschrijving van fundamentele meetconcepten; een reeks richtlijnen; en suggesties voor verdere lectuur.</text:span></text:p>
        </text:list-item>
      </text:list>
      <text:p text:style-name="Standard">Bron: Eigen bewerking door JRC.</text:p>
      <text:h text:style-name="P138" text:outline-level="2">A2.3 LEERRESULTATEN</text:h>
      <text:p text:style-name="P139"><text:span text:style-name="T96">Leer</text:span><text:span text:style-name="T112"> </text:span><text:span text:style-name="T96">uitkomsten</text:span><text:span text:style-name="T113"> </text:span><text:span text:style-name="T96">zijn</text:span><text:span text:style-name="T112"> </text:span><text:span text:style-name="T96">ook</text:span><text:span text:style-name="T113"> </text:span><text:span text:style-name="T96">beschikbaar</text:span><text:span text:style-name="T113"> </text:span><text:span text:style-name="T96">in</text:span><text:span text:style-name="T112"> </text:span><text:span text:style-name="T96">spreadsheet</text:span><text:span text:style-name="T113"> </text:span><text:span text:style-name="T96">formaat</text:span><text:span text:style-name="T112"> </text:span><text:span text:style-name="T96">en</text:span><text:span text:style-name="T113"> </text:span><text:span text:style-name="T96">als</text:span><text:span text:style-name="T113"> </text:span><text:span text:style-name="T96">een</text:span><text:span text:style-name="T112"> </text:span><text:span text:style-name="T96">gelinkte</text:span><text:span text:style-name="T113"> </text:span><text:span text:style-name="T96">open</text:span><text:span text:style-name="T113"> </text:span><text:span text:style-name="T96">dataset-</text:span><text:span text:style-name="T112"> </text:span><text:span text:style-name="T96">in</text:span><text:span text:style-name="T113"> </text:span><text:span text:style-name="T96">JSON</text:span><text:span text:style-name="T112"> </text:span><text:span text:style-name="T96">formaat</text:span><text:span text:style-name="T113"> </text:span><text:span text:style-name="T96">op</text:span><text:span text:style-name="T113"> </text:span><text:span text:style-name="T96">de</text:span><text:span text:style-name="T112"> </text:span><text:a xlink:type="simple" xlink:href="https://joint-research-centre.ec.europa.eu/projects-and-activities/education-and-training/digital-transformation-education/digital-competence-framework-citizens-digcomp_en" text:style-name="ListLabel_20_189" text:visited-style-name="ListLabel_20_189"><text:span text:style-name="T114">JRC-DigComp webruimte</text:span></text:a><text:span text:style-name="T112">.</text:span></text:p>
      <text:p text:style-name="Standard"/>
      <text:p text:style-name="Standard">[Voeg Leerresultaten.docx in]</text:p>
      <text:p text:style-name="Standard"/>
      <text:section text:style-name="Sect1" text:name="Sectie6">
        <text:p text:style-name="P25" loext:marker-style-name="T40"><text:bookmark text:name="_bookmark55"/><text:bookmark text:name="Annex_3:_Phases_in_the_development_of_Di"/></text:p>
        <text:h text:style-name="P26" text:outline-level="2">Bijlage 3: Fasen in de ontwikkeling van DigComp 3.0</text:h>
        <text:p text:style-name="P140">De ontwikkeling van DigComp 3.0 vond plaats in vier fasen. Veel mensen hebben in elke fase bijgedragen aan het werk en staan vermeld in de dankbetuigingen.</text:p>
        <text:p text:style-name="P140"/>
        <text:h text:style-name="Heading_20_3" text:outline-level="3">FASE 1: EERSTE VERKENNING</text:h>
        <text:p text:style-name="P141">De eerste verkennende werkzaamheden vonden plaats tussen december 2023 en juni 2024. Deze bestonden uit een oproep voor DigComp-gerelateerde inzendingen en de analyse daarvan, en een verkennend literatuur- en beleidsonderzoek. De doelstellingen van fase 1 waren het vaststellen van een eerste reeks leerresultaten en het herkennen van algemene richtingen voor de DigComp 3.0-update voor bespreking met experts in fase 2.</text:p>
        <text:h text:style-name="P142" text:outline-level="4">FASE 1.1: DIGCOMP-INZENDINGEN EN VASTSTELLING VAN DE 'BASISSET' LEERRESULTATEN</text:h>
        <text:p text:style-name="P143"/>
        <text:p text:style-name="P144">De oproep voor inzendingen werd in december 2023 verspreid via vier hoofdkanalen: de DigComp Community of Practice; het Digital Skills and Jobs Platform; de Digital Education Hub; en via LinkedIn. De indieningstermijn sloot in maart 2024. De oproep was gericht op bestaande gebruikers van het DigComp-raamwerk in formele, informele en niet-formele leercontexten, inclusief beoordeling en certificering, binnen Europese, nationale, regionale of lokale initiatieven. De oproep zocht informatie over initiatieven die voorbeelden gaven van leerresultaten (of vergelijkbaar) ontwikkeld op basis van DigComp. In totaal werden 50 inzendingen ontvangen uit 16 landen (Oostenrijk, Denemarken, Estland, Finland, Frankrijk, Duitsland, Griekenland, Ierland, Italië, Letland, Litouwen, Luxemburg, Nederland, Portugal, Spanje en Oekraïne) en drie organisaties op Europees niveau. De inzendingen werden getoetst aan de indieningscriteria (bestrijken van drie of meer van de vijf competentiegebieden; koppelen van competenties aan bekwaamheid; en ontwikkeld sinds 2018) en ingedeeld in de categorieën: Zeer relevant (16); Behoorlijk relevant (14); Enigszins relevant (11); en Buiten beschouwing (9) – waarbij een hogere relevantiescore werd gegeven aan initiatieven gebaseerd op DigComp 2.2 die leerresultaten of equivalenten bevatten.</text:p>
        <text:p text:style-name="P73"/>
        <text:p text:style-name="P145">De beschrijvingen van leerresultaten werden geëxtraheerd uit de 16 'Zeer relevante' inzendingen (afkomstig uit negen EU-landen en twee organisaties op Europees niveau) en geformatteerd en samengevoegd in één dataset, die we hier de 'leerresultatendataset' noemen. Waar nodig werden inzendingen vertaald vanuit hun brontalen naar het Engels met behulp van de eTranslation-tool van de Europese Commissie. In totaal werden 2.488 leerresultaten geëxtraheerd.</text:p>
        <text:p text:style-name="P143"/>
        <text:p text:style-name="P146">Een 'basisset' van 386 leerresultaten, samengesteld uit de 304 voorbeelden van Dimensie 4 en bijlagen 2 en 3 van DigComp 2.2 (Vuorikari et al., 2022a) en de 72 items uit de DigComp Self-Assessment Tool (DigCompSAT) itembank (Clifford et al., 2020), werd vervolgens toegevoegd aan de dataset met leerresultaten.</text:p>
        <text:p text:style-name="P143"><text:soft-page-break/></text:p>
        <text:p text:style-name="P147">De inhoud van de inzendingen die als 'redelijk relevant' en 'enigszins relevant' waren beoordeeld, werd vervolgens vergeleken met de dataset met leerdoelen. Wanneer een belangrijk concept of een belangrijke vaardigheid niet in de dataset met leerdoelen was opgenomen, maar wel relevant was om te vermelden, werd een leerdoel geformuleerd. Dit resulteerde in de toevoeging van 43 leerdoelverklaringen aan de dataset, die op dat moment bestond uit 2.917 leerdoelverklaringen, ingedeeld naar competentiegebied, competentie en vaardigheidsniveau.</text:p>
        <text:p text:style-name="P73"/>
        <text:p text:style-name="P148">De volgende stap was om ervoor te zorgen dat beheersingsniveaus consistent werden toegepast over de dataset. Het veilige AI-systeem van de JRC (GPT@JRC), het model GPT 4.0 Turbo, werd gebruikt om een eerste uitvoer te verkrijgen, waarbij elke wijziging die in de uitvoer werd aanbevolen onderhevig was aan (menselijke) beoordeling en ofwel geïmplementeerd of verworpen. Vervolgens werd de Leerresultaten-dataset verwerkt, competentie per competentie, om duplicaten te verwijderen en variaties in schrijfstijl en granulariteit te ‘glad te strijken’. Het veilige AI-systeem van de JRC (GPT@JRC), model GPT 4.0 Turbo werd opnieuw gebruikt om een verfijnde uitvoer te verkrijgen die uitvoerig werd beoordeeld en verfijnd door (mensen bij) de JRC. Hierna werden Kennis-, Houdings- en Vaardigheidsclassificaties handmatig toegewezen aan elk leerresultaat, en werden verdere controles uitgevoerd voor consistentie tussen competenties. Deze set werd vervolgens onderworpen aan een gapanalyse met informatie uit de literatuur en beleidsbeoordeling, zoals hieronder beschreven. Het proces voor dit werk vereiste continue iteraties tussen competenties en beheersingsniveaus , alsook tussen competentiegebieden, om zo de algehele samenhang van het raamwerk te waarborgen.</text:p>
        <text:p text:style-name="P149"/>
        <text:h text:style-name="P150" text:outline-level="4">FASE 1.2: LITERATUUR- EN BELEIDSONDERZOEK VOOR DE GAP-ANALYSE VAN DE DIGCOMP-LEERRESULTATEN 'BASISSET'</text:h>
        <text:p text:style-name="P151"/>
        <text:p text:style-name="P152">Parallel aan de DigComp-inzendingen heeft het JRC informatie onderzocht en verzameld via een verkennend onderzoek van relevant onderzoek en beleid. Bronnen werden geïdentificeerd via de meer traditionele literatuurstudie (met prioriteit voor systematische reviews en bronnen van hoge kwaliteit) evenals via gerichte evaluaties van grijze literatuur (bijv. ERASMUS+ projectdocumentatie, beleidsrapporten). Het doel van dit onderzoek was niet om uitputtend te zijn, maar eerder om voldoende relevante informatie van hoge kwaliteit te verkrijgen om te combineren met de dataset van leerresultaten ter voorbereiding op de expertbeoordeling in fase 2.</text:p>
        <text:p text:style-name="P143"/>
        <text:p text:style-name="P153">Bronnen werden gegroepeerd in brede thema's, en er werd een gap-analyse uitgevoerd tussen hun inhoud en de leerresultatendataset. Hier verwijst 'gap-analyse' naar een beoordeling van tekst die is geëxtraheerd uit de bronnen in het verkennend onderzoek (concepten, competenties, leerresultaten, enz.). Elk tekstfragment werd eerst beoordeeld om te zien of het paste bij het brede, transversale karakter van DigComp en de thematische prioriteiten van DigComp 3.0. Zo ja, dan werd het getoetst aan de leerresultatendataset om te controleren of het concept of de vaardigheid uit het tekstfragment was opgenomen. Zo niet, dan werd de inhoud geïntegreerd door het opstellen van een nieuwe leerresultaatbeschrijving. Illustratieve voorbeelden van de ongeveer 100 bronnen die zijn geraadpleegd in het verkennend onderzoek, worden getoond in Tabel A6.</text:p>
        <text:p text:style-name="P154">De output van fase 1 bestond uit een ontwerp-set van 565 leerresultaten, vergezeld van een document waarin wordt beschreven hoe ze zijn <text:span text:style-name="T38"/>opgesteld en enkele initiële voorstellen voor DigComp 3.0-prioriteiten.</text:p>
      </text:section>
      <text:p text:style-name="P155" loext:marker-style-name="T2"/>
      <text:p text:style-name="Standard" loext:marker-style-name="T82"><text:bookmark text:name="Table_A6._Illustrative_examples_of_sourc"/><text:span text:style-name="T59">Tabel</text:span><text:span text:style-name="T83"> </text:span><text:span text:style-name="T59">A6.</text:span><text:span text:style-name="T60"> </text:span><text:span text:style-name="T2">Illustratieve</text:span><text:span text:style-name="T61"> </text:span><text:span text:style-name="T2">voorbeelden van</text:span><text:span text:style-name="T61"> </text:span><text:span text:style-name="T2">bronnen</text:span><text:span text:style-name="T61"> </text:span><text:span text:style-name="T2">geraadpleegd tijdens</text:span><text:span text:style-name="T61"> </text:span><text:span text:style-name="T2">de</text:span><text:span text:style-name="T61"> </text:span><text:span text:style-name="T2">ontwikkeling van</text:span><text:span text:style-name="T61"> </text:span><text:span text:style-name="T2">DigComp </text:span><text:span text:style-name="T82">3.0.</text:span></text:p>
      <table:table table:name="Tabel10" table:style-name="Tabel10">
        <table:table-column table:style-name="Tabel10.A" table:number-columns-repeated="2"/>
        <table:table-column table:style-name="Tabel10.C"/>
        <table:table-row table:style-name="Tabel10.1">
          <table:table-cell table:style-name="Tabel10.A1" office:value-type="string">
            <text:p text:style-name="P156" loext:marker-style-name="T119"><text:span text:style-name="T120">Auteurs</text:span><text:span text:style-name="T119"/></text:p>
          </table:table-cell>
          <table:table-cell table:style-name="Tabel10.B1" office:value-type="string">
            <text:p text:style-name="P156" loext:marker-style-name="T119"><text:span text:style-name="T120">Thema</text:span><text:span text:style-name="T119"/></text:p>
          </table:table-cell>
          <table:table-cell table:style-name="Tabel10.B1" office:value-type="string">
            <text:p text:style-name="P156" loext:marker-style-name="T120"><text:span text:style-name="T120">Beschrijving en relevantie voor DigComp</text:span><text:span text:style-name="T120"/></text:p>
          </table:table-cell>
        </table:table-row>
        <table:table-row table:style-name="Tabel10.2">
          <table:table-cell table:style-name="Tabel10.A2" office:value-type="string">
            <text:p text:style-name="P156" loext:marker-style-name="T121"><text:span text:style-name="T122">Long &amp; Magerko (2020)</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Veel geciteerde definitie en competenties voor AI-geletterdheid, inclusief beschrijvingen van specifieke competenties, meegenomen in de gap-analyse.</text:span><text:span text:style-name="T122"/></text:p>
          </table:table-cell>
        </table:table-row>
        <table:table-row table:style-name="Tabel10.3">
          <table:table-cell table:style-name="Tabel10.A2" office:value-type="string">
            <text:p text:style-name="P156" loext:marker-style-name="T123"><text:a xlink:type="simple" xlink:href="https://www.sciencedirect.com/science/article/pii/S2666920X21000357" text:style-name="ListLabel_20_190" text:visited-style-name="ListLabel_20_190"><text:span text:style-name="T124">Ng et al. (2021)</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Verkennende review van 30 bronnen uit 12 landen, waarvan 7 in Europa, om vier gemeenschappelijke elementen te herkennen en een taxonomie te beschrijven gebaseerd op Bloom; meegenomen in de aanpak voor de integratie van AI-competentie.</text:span><text:span text:style-name="T122"/></text:p>
          </table:table-cell>
        </table:table-row>
        <table:table-row table:style-name="Tabel10.1">
          <table:table-cell table:style-name="Tabel10.A2" office:value-type="string">
            <text:p text:style-name="P156" loext:marker-style-name="T123"><text:a xlink:type="simple" xlink:href="https://www.tandfonline.com/doi/full/10.1080/0144929X.2022.2072768" text:style-name="ListLabel_20_190" text:visited-style-name="ListLabel_20_190"><text:span text:style-name="T124">Wang et al. (2022)</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Definitie van AI-geletterdheid en AI-geletterdheidsschaal met 12 items, meegenomen in de gap-analyse.</text:span><text:span text:style-name="T122"/></text:p>
          </table:table-cell>
        </table:table-row>
        <table:table-row table:style-name="Tabel10.3">
          <table:table-cell table:style-name="Tabel10.A2" office:value-type="string">
            <text:p text:style-name="P156" loext:marker-style-name="T123"><text:a xlink:type="simple" xlink:href="http://www.ai-comp.org/" text:style-name="ListLabel_20_190" text:visited-style-name="ListLabel_20_190"><text:span text:style-name="T124">Ehlers et al. (2024)</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COMP-studie en raamwerk – toekomstige vaardigheden die nodig zijn voor een leef- en werkomgeving die gevormd wordt door AI. 12 competentievelden worden beschreven; meegenomen in de gap-analyse.</text:span><text:span text:style-name="T122"/></text:p>
          </table:table-cell>
        </table:table-row>
        <table:table-row table:style-name="Tabel10.2">
          <table:table-cell table:style-name="Tabel10.A2" office:value-type="string">
            <text:p text:style-name="P156" loext:marker-style-name="T121"><text:span text:style-name="T122">UNESCO (2022)</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In kaart brengen van door de overheid goedgekeurde AI-curricula. Bevat een definitie van AI-geletterdheid en 222 leerresultaten die op DigComp zijn gemapt voor de gap-analyse.</text:span><text:span text:style-name="T122"/></text:p>
          </table:table-cell>
        </table:table-row>
        <table:table-row table:style-name="Tabel10.2">
          <table:table-cell table:style-name="Tabel10.A2" office:value-type="string">
            <text:p text:style-name="P156" loext:marker-style-name="T121"><text:span text:style-name="T122">Di Vinadio et al. (2023)</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competenties voor ambtenaren: 9 competenties werden geëxtraheerd voor de gap-analyse.</text:span><text:span text:style-name="T122"/></text:p>
          </table:table-cell>
        </table:table-row>
        <table:table-row table:style-name="Tabel10.8">
          <table:table-cell table:style-name="Tabel10.A2" office:value-type="string">
            <text:p text:style-name="P156" loext:marker-style-name="T121"><text:span text:style-name="T122">Miao et al. (2024)</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1"><text:span text:style-name="T122">AI-competentieraamwerk voor studenten. Bevat vijf principes (kritisch denken, mensgerichte samenwerking, klimaatvriendelijk AI-ontwerp, overdraagbare AI-basis voor levenslang leren, inclusiviteit in competentieontwikkeling) en vier competentieaspecten (mensgerichte mindset, ethiek van AI, AI-technieken en -toepassingen, en AI-systeemontwerp). Meegenomen in de aanpak voor integratie van AI-competentie.</text:span><text:span text:style-name="T121"/></text:p>
          </table:table-cell>
        </table:table-row>
        <table:table-row table:style-name="Tabel10.9">
          <table:table-cell table:style-name="Tabel10.A2" office:value-type="string">
            <text:p text:style-name="P156" loext:marker-style-name="T123"><text:a xlink:type="simple" xlink:href="https://digitalpromise.dspacedirect.org/server/api/core/bitstreams/c09bc1b5-a869-4fc3-b47b-c3bfd6575ca0/content" text:style-name="ListLabel_20_190" text:visited-style-name="ListLabel_20_190"><text:span text:style-name="T124">Mills et al. (2024)</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geletterdheidsraamwerk waarvan de componenten AI-geletterdheidspraktijken, kernwaarden, vormen van betrokkenheid en soorten gebruik dekken. Ook wordt bekeken hoe AI-geletterdheid verbonden is met digitaal burgerschap, mediageletterdheid, datageletterdheid en computational thinking. Meegenomen in de gap-analyse en aanpak voor integratie van AI-competentie.</text:span><text:span text:style-name="T122"/></text:p>
          </table:table-cell>
        </table:table-row>
        <table:table-row table:style-name="Tabel10.3">
          <table:table-cell table:style-name="Tabel10.A2" office:value-type="string">
            <text:p text:style-name="P156" loext:marker-style-name="T123"><text:a xlink:type="simple" xlink:href="https://f4i.hbox.at/index.php/s/4gN4p3j3Bb33GyH" text:style-name="ListLabel_20_190" text:visited-style-name="ListLabel_20_190"><draw:custom-shape text:anchor-type="char" draw:z-index="88" draw:name="Vrije vorm: vorm 15" draw:style-name="gr11" draw:text-style-name="P63" svg:width="0.027cm" svg:height="0.027cm" svg:x="1.667cm" svg:y="0.397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4" draw:name="Vrije vorm: vorm 14" draw:style-name="gr11" draw:text-style-name="P63" svg:width="0.027cm" svg:height="0.027cm" svg:x="3.36cm" svg:y="0.397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3" draw:name="Vrije vorm: vorm 13" draw:style-name="gr4" draw:text-style-name="P21" svg:width="0.027cm" svg:height="0.027cm" svg:x="0cm" svg:y="0.397cm"><text:p/><draw:enhanced-geometry draw:mirror-horizontal="false" draw:mirror-vertical="false" svg:viewBox="0 0 0 0" draw:glue-points="?f0 ?f1 ?f2 ?f3 ?f4 ?f5 ?f6 ?f7" drawooo:sub-view-size="12700 13335" draw:text-areas="?f12 ?f13 ?f14 ?f15"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text:span text:style-name="T124">Nárosy et al. (2022)</text:span></text:a></text:p>
          </table:table-cell>
          <table:table-cell table:style-name="Tabel10.B2" office:value-type="string">
            <text:p text:style-name="P156" loext:marker-style-name="T121"><text:span text:style-name="T122">Basis digitale competentie</text:span><text:span text:style-name="T121"/></text:p>
          </table:table-cell>
          <table:table-cell table:style-name="Tabel10.B2" office:value-type="string">
            <text:p text:style-name="P156" loext:marker-style-name="T122"><text:span text:style-name="T122">De Oostenrijkse bewerking, DigComp 2.3 AT – Gebied 0 (Grondbegin</text:span><text:span text:style-name="T122">selen, Toegang en Digitaal Begrip) – diende als leidraad voor de behandeling van basis digitale vaardigheden in DigComp 3.0.cipes, Toegang en Digitaal Begrip) – stuurde de behandeling van digitale basiscompetentie in DigComp 3.0.</text:span></text:p>
          </table:table-cell>
        </table:table-row>
        <text:soft-page-break/>
        <table:table-row table:style-name="Tabel10.9">
          <table:table-cell table:style-name="Tabel10.A2" office:value-type="string">
            <text:p text:style-name="P156" loext:marker-style-name="T123"><text:a xlink:type="simple" xlink:href="http://www.dcds-project.eu/wp-content/uploads/2020/02/D9_DCD-Methodology-and-content_v2.pdf" text:style-name="ListLabel_20_190" text:visited-style-name="ListLabel_20_190"><text:span text:style-name="T124">Kluzer et al. (2019)</text:span></text:a></text:p>
          </table:table-cell>
          <table:table-cell table:style-name="Tabel10.B2" office:value-type="string">
            <text:p text:style-name="P156" loext:marker-style-name="T121"><text:span text:style-name="T122">Basis digitale competentie</text:span><text:span text:style-name="T121"/></text:p>
          </table:table-cell>
          <table:table-cell table:style-name="Tabel10.B2" office:value-type="string">
            <text:p text:style-name="P156" loext:marker-style-name="T122"><text:span text:style-name="T122">Digital Competence Development System (DCDS) – een ERASMUS+ project gericht op het ontwikkelen van digitale basiscompetentie – stuurde de behandeling van digitale basiscompetentie in DigComp 3.0. Het bevat 95 leerresultaten op basisniveau gebaseerd op DigComp 2.0/2.1. Gebruikt in de gap-analyse over digitale basiscompetentie.</text:span><text:span text:style-name="T122"/></text:p>
          </table:table-cell>
        </table:table-row>
        <table:table-row table:style-name="Tabel10.8">
          <table:table-cell table:style-name="Tabel10.A2" office:value-type="string">
            <text:p text:style-name="P156" loext:marker-style-name="T121"><text:a xlink:type="simple" xlink:href="https://eurydice.eacea.ec.europa.eu/publications/informatics-education-school-europe" text:style-name="ListLabel_20_191" text:visited-style-name="ListLabel_20_191"><text:span text:style-name="T122">Eurydice (2022)</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Een Europese vergelijkende analyse van informaticaonderwijs op school. Vat 40 leerresultaten samen onder 10 gebieden (Gegevens en informatie, Mens-systeeminterface, Algoritmen, Ontwerp en ontwikkeling, Programmeren, Modellering en simulatie, Computersystemen, Bewustzijn en empowerment, Netwerken, Veiligheid en beveiliging). Stuurde de behandeling van computational thinking in competentie 3.4.</text:span><text:span text:style-name="T121"/></text:p>
          </table:table-cell>
        </table:table-row>
        <table:table-row table:style-name="Tabel10.8">
          <table:table-cell table:style-name="Tabel10.A2" office:value-type="string">
            <text:p text:style-name="P156" loext:marker-style-name="T121"><text:a xlink:type="simple" xlink:href="https://op.europa.eu/en/publication-detail/-/publication/bbf875ec-a5a2-11ec-83e1-01aa75ed71a1" text:style-name="ListLabel_20_191" text:visited-style-name="ListLabel_20_191"><text:span text:style-name="T122">Bocconi et al. (2022)</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Een JRC-review van computational thinking in het verplicht onderwijs, inclusief een literatuuronderzoek, definities en vergelijkende analyse in 22 EU- en 8 niet-EU-landen. Identificeert 32 concepten met betrekking tot algoritmen, programmeren en de relatie tussen beide. Stuurde de behandeling van computational thinking in competentie 3.4.</text:span><text:span text:style-name="T121"/></text:p>
          </table:table-cell>
        </table:table-row>
        <table:table-row table:style-name="Tabel10.3">
          <table:table-cell table:style-name="Tabel10.A2" office:value-type="string">
            <text:p text:style-name="P156" loext:marker-style-name="T121"><text:a xlink:type="simple" xlink:href="https://www.oecd.org/en/topics/sub-issues/learning-in-the-digital-world/pisa-2025-learning-in-the-digital-world.html" text:style-name="ListLabel_20_191" text:visited-style-name="ListLabel_20_191"><text:span text:style-name="T122">OECD (2023)</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Raamwerk voor PISA 2025 – 'leren in een digitale wereld'-raamwerk – competentiemodel voor computationele probleemoplossing. 18 competentiebeschrijvingen werden geëxtraheerd voor de gap-analyse.</text:span><text:span text:style-name="T121"/></text:p>
          </table:table-cell>
        </table:table-row>
        <table:table-row table:style-name="Tabel10.3">
          <table:table-cell table:style-name="Tabel10.A2" office:value-type="string">
            <text:p text:style-name="P156" loext:marker-style-name="T121"><text:span text:style-name="T122">Duckworth &amp; Fraillon (2025)</text:span><text:span text:style-name="T121"/></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ICILS-beoordelingsraamwerk – definities van computer- en informatiegeletterdheid, en computational thinking. 25 competentievoorbeelden werden geëxtraheerd voor de gap-analyse.</text:span><text:span text:style-name="T121"/></text:p>
          </table:table-cell>
        </table:table-row>
        <table:table-row table:style-name="Tabel10.2">
          <table:table-cell table:style-name="Tabel10.A2" office:value-type="string">
            <text:p text:style-name="P156" loext:marker-style-name="T121"><text:span text:style-name="T122">DALI-projectconsortium (2023)</text:span><text:span text:style-name="T121"/></text:p>
          </table:table-cell>
          <table:table-cell table:style-name="Tabel10.B2" office:value-type="string">
            <text:p text:style-name="P156" loext:marker-style-name="T122"><text:span text:style-name="T122">Datageletterdheid en digitaal burgerschap</text:span><text:span text:style-name="T122"/></text:p>
          </table:table-cell>
          <table:table-cell table:style-name="Tabel10.B2" office:value-type="string">
            <text:p text:style-name="P156" loext:marker-style-name="T122"><text:span text:style-name="T122">DALI-datageletterdheidsraamwerk voor burgerschap – 37 leerdoelen werden door het JRC op DigComp gemapt als onderdeel van de gap-analyse.</text:span><text:span text:style-name="T122"/></text:p>
          </table:table-cell>
        </table:table-row>
        <table:table-row table:style-name="Tabel10.2">
          <table:table-cell table:style-name="Tabel10.A2" office:value-type="string">
            <text:p text:style-name="P156" loext:marker-style-name="T121"><text:a xlink:type="simple" xlink:href="https://www.detectproject.eu/wp-content/uploads/2021/09/DETECT-Report-1-The-CDL-Framework.pdf" text:style-name="ListLabel_20_191" text:visited-style-name="ListLabel_20_191"><text:span text:style-name="T122">Gouseti et al. (2021)</text:span></text:a></text:p>
          </table:table-cell>
          <table:table-cell table:style-name="Tabel10.B2" office:value-type="string">
            <text:p text:style-name="P156" loext:marker-style-name="T121"><text:span text:style-name="T122">Kritische digitale geletterdheden</text:span><text:span text:style-name="T121"/></text:p>
          </table:table-cell>
          <table:table-cell table:style-name="Tabel10.B2" office:value-type="string">
            <text:p text:style-name="P156" loext:marker-style-name="T121"><text:span text:style-name="T122">DETECT-project – raamwerk voor kritische digitale geletterdheden voor opvoeders: competenties zijn georganiseerd op een manier die consistent is met DigComp. Opgenomen in de gap-analyse.</text:span><text:span text:style-name="T121"/></text:p>
          </table:table-cell>
        </table:table-row>
        <table:table-row table:style-name="Tabel10.8">
          <table:table-cell table:style-name="Tabel10.A2" office:value-type="string">
            <text:p text:style-name="P156" loext:marker-style-name="T121"><text:a xlink:type="simple" xlink:href="https://bera-journals.onlinelibrary.wiley.com/doi/10.1002/rev3.3425" text:style-name="ListLabel_20_191" text:visited-style-name="ListLabel_20_191"><draw:custom-shape text:anchor-type="char" draw:z-index="83" draw:name="Vrije vorm: vorm 12" draw:style-name="gr4" draw:text-style-name="P21" svg:width="0.027cm" svg:height="0.027cm" svg:x="3.36cm" svg:y="1.085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1" draw:name="Vrije vorm: vorm 11" draw:style-name="gr4" draw:text-style-name="P21" svg:width="0.027cm" svg:height="0.027cm" svg:x="1.667cm" svg:y="1.085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5" draw:name="Vrije vorm: vorm 10" draw:style-name="gr4" draw:text-style-name="P21" svg:width="0.027cm" svg:height="0.027cm" svg:x="0cm" svg:y="1.085cm"><text:p/><draw:enhanced-geometry draw:mirror-horizontal="false" draw:mirror-vertical="false" svg:viewBox="0 0 0 0" draw:glue-points="?f0 ?f1 ?f2 ?f3 ?f4 ?f5 ?f6 ?f7" drawooo:sub-view-size="12700 12700" draw:text-areas="?f12 ?f13 ?f14 ?f15"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Ilomäki et al. (2023)</text:span></text:a></text:p>
          </table:table-cell>
          <table:table-cell table:style-name="Tabel10.B2" office:value-type="string">
            <text:p text:style-name="P156" loext:marker-style-name="T121"><text:span text:style-name="T122">Kritische digitale geletterdheden</text:span><text:span text:style-name="T121"/></text:p>
          </table:table-cell>
          <table:table-cell table:style-name="Tabel10.B2" office:value-type="string">
            <text:p text:style-name="P156" loext:marker-style-name="T121"><text:span text:style-name="T122">Systematische review van kritische digitale geletterdheid, gebaseerd op 139 bronnen: de 10 meest gebruikte concepten waren digitale geletterdheid, cyberpesten, internetveiligheid, mediageletterdheid, informatiegeletterdheid, ICT-competentie, e-veiligheid, online risico's, online veiligheid en digitale competentie. Gebruikt als leidraad voor de inhoud van competenties 1.2, 2.5, 2.6, 4.2 en 4.3.</text:span><text:span text:style-name="T121">op 139 bronnen: de 10 meest gebruikte concepten waren digitale geletterdheid, cyberpesten, internetveiligheid, mediageletterdheid, informatiegeletterdheid, ICT-competentie, e-veiligheid, online risico's, online veiligheid en digitale competentie. Gebruikt om de inhoud van competenties 1.2, 2.5, 2.6, 4.2 en 4.3 te sturen.</text:span></text:p>
          </table:table-cell>
        </table:table-row>
        <text:soft-page-break/>
        <table:table-row table:style-name="Tabel10.3">
          <table:table-cell table:style-name="Tabel10.A2" office:value-type="string">
            <text:p text:style-name="P156" loext:marker-style-name="T121"><text:span text:style-name="T122">Fernández-Prados et al. (2021)</text:span><text:span text:style-name="T121"/></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2"><text:span text:style-name="T122">Beoordeling van de conceptualisering en meting van digitaal burgerschap. Het aanhangsel bij het artikel bevat ongeveer 80 items van bestaande schalen, opgenomen in de gap-analyse, in het bijzonder voor de competenties 2.3, 1.2, 2.6, 4.2 en 4.3.</text:span><text:span text:style-name="T122"/></text:p>
          </table:table-cell>
        </table:table-row>
        <table:table-row table:style-name="Tabel10.3">
          <table:table-cell table:style-name="Tabel10.A2" office:value-type="string">
            <text:p text:style-name="P156" loext:marker-style-name="T121"><text:a xlink:type="simple" xlink:href="https://elibrary.utb.de/doi/epdf/10.3224/dms.v14i1.09" text:style-name="ListLabel_20_191" text:visited-style-name="ListLabel_20_191"><text:span text:style-name="T122">Jaeger (2021)</text:span></text:a></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1"><text:span text:style-name="T122">Systematische review van digitaal burgerschap, gebaseerd op 373 publicaties. Vier dimensies worden geïdentificeerd (digitale rechten en privacy; politieke betrokkenheid; digitale openbare diensten; training en leren). Meegenomen voor competentie 2.3.</text:span><text:span text:style-name="T121"/></text:p>
          </table:table-cell>
        </table:table-row>
        <table:table-row table:style-name="Tabel10.8">
          <table:table-cell table:style-name="Tabel10.A2" office:value-type="string">
            <text:p text:style-name="P156" loext:marker-style-name="T121"><draw:custom-shape text:anchor-type="char" draw:z-index="82" draw:name="Vrije vorm: vorm 9" draw:style-name="gr11" draw:text-style-name="P63" svg:width="0.027cm" svg:height="0.027cm" svg:x="3.36cm" svg:y="1.032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6" draw:name="Vrije vorm: vorm 8" draw:style-name="gr11" draw:text-style-name="P63" svg:width="0.027cm" svg:height="0.027cm" svg:x="1.667cm" svg:y="1.032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0" draw:name="Vrije vorm: vorm 7" draw:style-name="gr12" draw:text-style-name="P157" svg:width="0.027cm" svg:height="0.027cm" svg:x="0cm" svg:y="1.032cm"><text:p/><draw:enhanced-geometry draw:mirror-horizontal="false" draw:mirror-vertical="false" svg:viewBox="0 0 0 0" draw:glue-points="?f0 ?f1 ?f2 ?f3 ?f4 ?f5 ?f6 ?f7" drawooo:sub-view-size="12700 12700" draw:text-areas="?f12 ?f13 ?f14 ?f15" draw:type="ooxml-non-primitive" draw:enhanced-path="M 12700 6350 L 10833 1866 6350 0 1854 1866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Richardson &amp; Milovidov (2022)</text:span><text:span text:style-name="T121"/></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1"><text:span text:style-name="T122">Handboek voor digitaal burgerschap van de Raad van Europa. Identificeert 10 dimensies van digitaal burgerschap (toegang en inclusie, leren en creativiteit, media- en informatiegeletterdheid, ethiek en empathie, gezondheid en welzijn, e-aanwezigheid en communicatie, actieve participatie, rechten en verantwoordelijkheden, privacy en beveiliging, en consumentenbewustzijn). Opgenomen in de gap-analyse.</text:span><text:span text:style-name="T121"/></text:p>
          </table:table-cell>
        </table:table-row>
        <table:table-row table:style-name="Tabel10.9">
          <table:table-cell table:style-name="Tabel10.A2" office:value-type="string">
            <text:p text:style-name="P156" loext:marker-style-name="T121"><text:a xlink:type="simple" xlink:href="https://cyber-citizen.eu/en/aineisto/summary/" text:style-name="ListLabel_20_191" text:visited-style-name="ListLabel_20_191"><text:span text:style-name="T122">Limnéll et al. (2023)</text:span></text:a></text:p>
          </table:table-cell>
          <table:table-cell table:style-name="Tabel10.B2" office:value-type="string">
            <text:p text:style-name="P156" loext:marker-style-name="T121"><text:span text:style-name="T125">Cybersecurity</text:span><text:span text:style-name="T126"/></text:p>
          </table:table-cell>
          <table:table-cell table:style-name="Tabel10.B2" office:value-type="string">
            <text:p text:style-name="P156" loext:marker-style-name="T122"><text:span text:style-name="T122">Onderdeel van een breder 'cyber burger vaardigheden'-project dat aansluit bij DigComp. Bestaat uit een literatuuronderzoek om de huidige staat van onderwijs en training in cyber burger vaardigheden te bepalen. Bevat definities die relevant zijn voor de gap-analyse, met name de competenties 4.1 en 4.2.</text:span><text:span text:style-name="T122"/></text:p>
          </table:table-cell>
        </table:table-row>
        <table:table-row table:style-name="Tabel10.3">
          <table:table-cell table:style-name="Tabel10.A2" office:value-type="string">
            <text:p text:style-name="P156" loext:marker-style-name="T121"><text:a xlink:type="simple" xlink:href="https://www.concordia-h2020.eu/wp-content/uploads/2022/11/Teach-the-TeachersMethodology-for-publication.pdf" text:style-name="ListLabel_20_192" text:visited-style-name="ListLabel_20_192"><text:span text:style-name="T125">CONCORDIA Consortium (2022)</text:span></text:a></text:p>
          </table:table-cell>
          <table:table-cell table:style-name="Tabel10.B2" office:value-type="string">
            <text:p text:style-name="P156" loext:marker-style-name="T121"><text:span text:style-name="T125">Cybersecurity</text:span><text:span text:style-name="T126"/></text:p>
          </table:table-cell>
          <table:table-cell table:style-name="Tabel10.B2" office:value-type="string">
            <text:p text:style-name="P156" loext:marker-style-name="T122"><text:span text:style-name="T122">Methodologie en richtlijnen voor het onderwijzen van cyberveiligheid en cyberbeveiliging aan middelbare scholieren: Bevat 24 modules, waarvan de inhoud is opgenomen in de gap-analyse voor 4.1 en 4.2, evenals 2.6.</text:span><text:span text:style-name="T122"/></text:p>
          </table:table-cell>
        </table:table-row>
        <table:table-row table:style-name="Tabel10.3">
          <table:table-cell table:style-name="Tabel10.A2" office:value-type="string">
            <text:p text:style-name="P156" loext:marker-style-name="T121"><text:span text:style-name="T122">Polanco-Levicán &amp; Salvo-Garrido </text:span><text:span text:style-name="T121">(2022)</text:span></text:p>
          </table:table-cell>
          <table:table-cell table:style-name="Tabel10.B2" office:value-type="string">
            <text:p text:style-name="P156" loext:marker-style-name="T121"><text:span text:style-name="T122">Media- en informatiegeletterdheid</text:span><text:span text:style-name="T121"/></text:p>
          </table:table-cell>
          <table:table-cell table:style-name="Tabel10.B2" office:value-type="string">
            <text:p text:style-name="P156" loext:marker-style-name="T122"><text:span text:style-name="T122">Systematische review van het concept en de competenties van social </text:span><text:span text:style-name="T122">media-geletterdheid – 15 artikelen opgenomen – Tabel A1 in het artikel vermeldt de geïdentificeerde concepten en competenties – die zijn opgenomen in de gap-analyse, met name voor 1.2, 2.1, 2.2, 2.6 en 4.2.</text:span></text:p>
          </table:table-cell>
        </table:table-row>
        <table:table-row table:style-name="Tabel10.3">
          <table:table-cell table:style-name="Tabel10.A2" office:value-type="string">
            <text:p text:style-name="P156" loext:marker-style-name="T121"><text:span text:style-name="T122">CILIP Informatievaardigheidsgroep (2021)</text:span><text:span text:style-name="T121">(2021)</text:span></text:p>
          </table:table-cell>
          <table:table-cell table:style-name="Tabel10.B2" office:value-type="string">
            <text:p text:style-name="P156" loext:marker-style-name="T121"><text:span text:style-name="T122">Media- en informatiegeletterdheid</text:span><text:span text:style-name="T121"/></text:p>
          </table:table-cell>
          <table:table-cell table:style-name="Tabel10.B2" office:value-type="string">
            <text:p text:style-name="P156" loext:marker-style-name="T121"><text:span text:style-name="T122">Het raamwerk van de Media and Information Literacy Alliance (MILA) is gebaseerd op vijf levenslange doelen (geïnformeerd, zelfredzaam, gezond, sociaal bewust en verbonden zijn). Begeleide behandeling van 1.2, 2.1, 2.2, 2.6 en 4.2.</text:span><text:span text:style-name="T121">rond vijf levenslange doelen (geïnformeerd, mondig, gezond, sociaal bewust en verbonden zijn). Stuurde de behandeling van 1.2, 2.1, 2.2, 2.6 en 4.2.</text:span></text:p>
          </table:table-cell>
        </table:table-row>
        <table:table-row table:style-name="Tabel10.8">
          <table:table-cell table:style-name="Tabel10.A2" office:value-type="string">
            <text:p text:style-name="P156" loext:marker-style-name="T121"><text:span text:style-name="T122">HERMMES projectconsortium (2025)</text:span><text:span text:style-name="T121"/></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2"><text:span text:style-name="T122">Het HERMMES-project, geïnspireerd door DigComp, richt zich op het beperken van digitale risico's en het ontwikkelen van vaardigheden om digitale technologie te gebruiken voor leven en leren. Het HERMMES-curriculum helpt kinderen en jongeren om digitaal weerbaar en mediabewust te worden. Het curriculum voor 12-15-jarigen en 15-18-jarigen is gebruikt in DigComp 3.0. Gap-analyse, met name 4.3 en 1.2.</text:span><text:soft-page-break/><text:span text:style-name="T122">gap analysis particularly 4.3 and 1.2.</text:span><text:span text:style-name="T122"/></text:p>
          </table:table-cell>
        </table:table-row>
        <table:table-row table:style-name="Tabel10.2">
          <table:table-cell table:style-name="Tabel10.A2" office:value-type="string">
            <text:p text:style-name="P156" loext:marker-style-name="T121"><text:a xlink:type="simple" xlink:href="https://www.nature.com/articles/s44159-023-00153-4" text:style-name="ListLabel_20_191" text:visited-style-name="ListLabel_20_191"><text:span text:style-name="T122">Flayelle et al. (2023)</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review en beschrijving van ontwerpkenmerken van digitale technologieën die verslavend gedrag bevorderen. Meegenomen in de gap-analyse voor 4.3.</text:span><text:span text:style-name="T121"/></text:p>
          </table:table-cell>
        </table:table-row>
        <table:table-row table:style-name="Tabel10.9">
          <table:table-cell table:style-name="Tabel10.A2" office:value-type="string">
            <text:p text:style-name="P156" loext:marker-style-name="T121"><text:a xlink:type="simple" xlink:href="https://journals.sagepub.com/doi/full/10.1177/14614448211056851" text:style-name="ListLabel_20_191" text:visited-style-name="ListLabel_20_191"><draw:custom-shape text:anchor-type="char" draw:z-index="84" draw:name="Vrije vorm: vorm 6" draw:style-name="gr12" draw:text-style-name="P157" svg:width="0.027cm" svg:height="0.027cm" svg:x="0cm" svg:y="1.376cm"><text:p/><draw:enhanced-geometry draw:mirror-horizontal="false" draw:mirror-vertical="false" svg:viewBox="0 0 0 0" draw:glue-points="?f0 ?f1 ?f2 ?f3 ?f4 ?f5 ?f6 ?f7" drawooo:sub-view-size="12700 13335" draw:text-areas="?f12 ?f13 ?f14 ?f15"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draw:custom-shape text:anchor-type="char" draw:z-index="87" draw:name="Vrije vorm: vorm 5" draw:style-name="gr4" draw:text-style-name="P21" svg:width="0.027cm" svg:height="0.027cm" svg:x="1.667cm" svg:y="1.376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6" draw:name="Vrije vorm: vorm 4" draw:style-name="gr11" draw:text-style-name="P63" svg:width="0.027cm" svg:height="0.027cm" svg:x="3.36cm" svg:y="1.376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Burr et al. (2020)</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thematische review die belangrijke kwesties identificeert gerelateerd aan sociale sleuteldomeinen. Het belicht drie bredere thema's: positieve informatica, gepersonaliseerde mens-computerinteractie, en autonomie en zelfbeschikking. Meegenomen in de gap-analyse.</text:span><text:span text:style-name="T121"/></text:p>
          </table:table-cell>
        </table:table-row>
        <table:table-row table:style-name="Tabel10.9">
          <table:table-cell table:style-name="Tabel10.A2" office:value-type="string">
            <text:p text:style-name="P156" loext:marker-style-name="T121"><text:a xlink:type="simple" xlink:href="https://www.frontiersin.org/journals/psychiatry/articles/10.3389/fpsyt.2022.858515/full" text:style-name="ListLabel_20_191" text:visited-style-name="ListLabel_20_191"><text:span text:style-name="T122">Sun et al. (2022)</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verkennende review van het concept digitale veerkracht, gebaseerd op 22 artikelen, die vijf dimensies van digitale veerkracht identificeert (begrijpen van online dreigingen; kennen van oplossingen; leren van kennis en vaardigheden; herstellen van stress; en vooruitgaan door zelfeffectiviteit). Meegenomen in de gap-analyse.</text:span><text:span text:style-name="T121"/></text:p>
          </table:table-cell>
        </table:table-row>
        <table:table-row table:style-name="Tabel10.8">
          <table:table-cell table:style-name="Tabel10.A2" office:value-type="string">
            <text:p text:style-name="P156" loext:marker-style-name="T121"><text:a xlink:type="simple" xlink:href="https://www.mdpi.com/2227-9032/13/14/1769" text:style-name="ListLabel_20_191" text:visited-style-name="ListLabel_20_191"><text:span text:style-name="T122">Borges et al. (2025)</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Snelonderzoek naar het meest recente bewijs over de impact van digitale gebruikspatronen en welzijn bij kinderen en adolescenten. Tien studies uit diverse contexten toonden een verband aan tussen overmatige schermtijd en risico's op een zittende levensstijl, slaapstoornissen, angst, depressie, aandachtsproblemen en lage academische prestaties. Stuurde de behandeling van competentie 4.3.</text:span><text:span text:style-name="T121"/></text:p>
          </table:table-cell>
        </table:table-row>
        <table:table-row table:style-name="Tabel10.31">
          <table:table-cell table:style-name="Tabel10.A2" office:value-type="string">
            <text:p text:style-name="P156" loext:marker-style-name="T121"><text:a xlink:type="simple" xlink:href="https://www.sciencedirect.com/science/article/pii/S245195882400037X?via%253Dihub" text:style-name="ListLabel_20_191" text:visited-style-name="ListLabel_20_191"><text:span text:style-name="T122">Sala et al. (2024)</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Overzichtsstudie van 24 onderzoeken naar de impact van socialemediagebruik op de geestelijke gezondheid en het welzijn van adolescenten. De analyse bevestigt de noodzaak van een alomvattende beschouwing van de relatie tussen socialemediagebruik en de gevolgen voor de geestelijke gezondheid en het welzijn. Dit houdt in dat individuele demografische en psychosociale kenmerken, individuele gebruikspatronen (tijd besteed, gebruiksduur, motivatie tot gebruik) en de inhoud en het ontwerp van het platform allemaal relevant zijn bij het bestuderen van de relatie tussen socialemediagebruik en de gevolgen voor de geestelijke gezondheid en het welzijn. Begeleide behandeling van competentie 4.3.</text:span><text:span text:style-name="T121">kenmerken; individuele gebruikspatronen (bestede tijd, tijdstip van gebruik, motivatie voor gebruik); en platforminhoud en -ontwerp zijn allemaal relevant bij het beschouwen van de relatie tussen social mediagebruik en mentale gezondheid en welzijn. Stuurde de behandeling van competentie 4.3.</text:span></text:p>
          </table:table-cell>
        </table:table-row>
        <table:table-row table:style-name="Tabel10.31">
          <table:table-cell table:style-name="Tabel10.A2" office:value-type="string">
            <text:p text:style-name="P156" loext:marker-style-name="T121"><draw:custom-shape text:anchor-type="char" draw:z-index="89" draw:name="Vrije vorm: vorm 3" draw:style-name="gr4" draw:text-style-name="P21" svg:width="0.027cm" svg:height="0.027cm" svg:x="1.667cm" svg:y="1.799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5" draw:name="Vrije vorm: vorm 2" draw:style-name="gr4" draw:text-style-name="P21" svg:width="0.027cm" svg:height="0.027cm" svg:x="3.36cm" svg:y="1.799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2" draw:name="Vrije vorm: vorm 1" draw:style-name="gr12" draw:text-style-name="P157" svg:width="0.027cm" svg:height="0.027cm" svg:x="0cm" svg:y="1.799cm"><text:p/><draw:enhanced-geometry draw:mirror-horizontal="false" draw:mirror-vertical="false" svg:viewBox="0 0 0 0" draw:glue-points="?f0 ?f1 ?f2 ?f3 ?f4 ?f5 ?f6 ?f7" drawooo:sub-view-size="12700 12700" draw:text-areas="?f12 ?f13 ?f14 ?f15"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5">Priftis &amp; Panagiotakos (2023)</text:span><text:span text:style-name="T126"/></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Systematische review van schermtijd en gezondheidsgevolgen bij kinderen en adolescenten, gebaseerd op 43 artikelen. Overmatige schermtijd werd geassocieerd met een verhoogd risico op obesitas en andere cardiometabole risicofactoren, mentale gezondheidsproblemen, ongezonde voedingsgewoonten en eetstoornissen, en problemen in de ontwikkeling en de ouder-kindrelatie. Slaap, lichamelijke activiteit, gezichtsvermogen, hoofdpijn en de musook het bewegingsapparaat werd negatief beïnvloed. De effecten variëren echter afhankelijk van het type medium en de manier waarop deze media werden gebruikt. Begeleide behandeling van competentie 4.3.</text:span><text:soft-page-break/><text:span text:style-name="T122">culoskeletal system were negatively affected as well. However, the effects vary by type of media used and the way types of media were used. Guided treatment of competence 4.3.</text:span><text:span text:style-name="T121"/></text:p>
          </table:table-cell>
        </table:table-row>
      </table:table>
      <text:p text:style-name="Standard"/>
      <text:p text:style-name="P158" loext:marker-style-name="T127"/>
      <text:p text:style-name="P159" loext:marker-style-name="T128"/>
      <text:p text:style-name="P160"><draw:g text:anchor-type="as-char" draw:z-index="57" draw:name="Group 5580" draw:style-name="gr13"><draw:custom-shape draw:name="Graphic 5581" draw:style-name="gr14" draw:text-style-name="P161" svg:width="26.851cm" svg:height="0.034cm" svg:x="0cm" svg:y="0cm"><text:p/><draw:enhanced-geometry draw:mirror-horizontal="false" draw:mirror-vertical="false" svg:viewBox="0 0 0 0" draw:glue-points="?f39 0 ?f40 ?f41 ?f39 ?f42 0 ?f41" drawooo:sub-view-size="9665970 12700 9665970 12700 9665970 12700 9665970 12700" draw:text-areas="?f35 ?f38 ?f36 ?f37" draw:type="ooxml-non-primitive" draw:enhanced-path="M ?f4 ?f5 L ?f6 ?f7 ?f5 ?f2 ?f8 ?f7 ?f2 ?f5 ?f8 ?f9 ?f5 ?f4 ?f6 ?f9 ?f4 ?f5 Z N M ?f10 ?f5 L ?f11 ?f7 ?f12 ?f2 ?f13 ?f7 ?f14 ?f5 ?f13 ?f9 ?f12 ?f4 ?f11 ?f9 ?f10 ?f5 Z N M ?f15 ?f5 L ?f16 ?f7 ?f17 ?f2 ?f18 ?f7 ?f19 ?f5 ?f18 ?f9 ?f17 ?f4 ?f16 ?f9 ?f15 ?f5 Z N M ?f20 ?f5 L ?f21 ?f7 ?f22 ?f2 ?f23 ?f7 ?f24 ?f5 ?f23 ?f9 ?f22 ?f4 ?f21 ?f9 ?f20 ?f5 Z N"><draw:equation draw:name="f0" draw:formula="logwidth"/><draw:equation draw:name="f1" draw:formula="logheight"/><draw:equation draw:name="f2" draw:formula="0"/><draw:equation draw:name="f3" draw:formula="9665970"/><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58"/><draw:equation draw:name="f12" draw:formula="1260462"/><draw:equation draw:name="f13" draw:formula="1255979"/><draw:equation draw:name="f14" draw:formula="1254112"/><draw:equation draw:name="f15" draw:formula="2181212"/><draw:equation draw:name="f16" draw:formula="2179358"/><draw:equation draw:name="f17" draw:formula="2174862"/><draw:equation draw:name="f18" draw:formula="2170379"/><draw:equation draw:name="f19" draw:formula="2168512"/><draw:equation draw:name="f20" draw:formula="9665830"/><draw:equation draw:name="f21" draw:formula="9663963"/><draw:equation draw:name="f22" draw:formula="9659480"/><draw:equation draw:name="f23" draw:formula="9654984"/><draw:equation draw:name="f24" draw:formula="9653130"/><draw:equation draw:name="f25" draw:formula="?f0 *1/9665970"/><draw:equation draw:name="f26" draw:formula="?f1 *1/12700"/><draw:equation draw:name="f27" draw:formula="?f4 +0-?f2 "/><draw:equation draw:name="f28" draw:formula="?f3 +0-?f2 "/><draw:equation draw:name="f29" draw:formula="?f28 *1/9665970"/><draw:equation draw:name="f30" draw:formula="?f27 *1/12700"/><draw:equation draw:name="f31" draw:formula="?f2 *1/?f29 "/><draw:equation draw:name="f32" draw:formula="?f3 *1/?f29 "/><draw:equation draw:name="f33" draw:formula="?f2 *1/?f30 "/><draw:equation draw:name="f34" draw:formula="?f4 *1/?f30 "/><draw:equation draw:name="f35" draw:formula="?f31 *?f25 /1"/><draw:equation draw:name="f36" draw:formula="?f32 *?f25 /1"/><draw:equation draw:name="f37" draw:formula="?f34 *?f26 /1"/><draw:equation draw:name="f38" draw:formula="?f33 *?f26 /1"/><draw:equation draw:name="f39" draw:formula="logwidth/2"/><draw:equation draw:name="f40" draw:formula="logwidth"/><draw:equation draw:name="f41" draw:formula="logheight/2"/><draw:equation draw:name="f42" draw:formula="logheight"/></draw:enhanced-geometry></draw:custom-shape><draw:custom-shape draw:name="Graphic 5582" draw:style-name="gr15" draw:text-style-name="P162" svg:width="3.377cm" svg:height="0.003cm" svg:x="0.088cm" svg:y="0.055cm"><text:p/><draw:enhanced-geometry draw:mirror-horizontal="false" draw:mirror-vertical="false" svg:viewBox="0 0 0 0" draw:glue-points="?f20 0 ?f21 ?f22 ?f20 ?f23 0 ?f22" drawooo:sub-view-size="1216025 1270" draw:text-areas="?f16 ?f19 ?f17 ?f18" draw:type="ooxml-non-primitive" draw:enhanced-path="M ?f2 ?f2 L ?f5 ?f2 N"><draw:equation draw:name="f0" draw:formula="logwidth"/><draw:equation draw:name="f1" draw:formula="logheight"/><draw:equation draw:name="f2" draw:formula="0"/><draw:equation draw:name="f3" draw:formula="1216025"/><draw:equation draw:name="f4" draw:formula="1270"/><draw:equation draw:name="f5" draw:formula="1215720"/><draw:equation draw:name="f6" draw:formula="?f0 *1/1216025"/><draw:equation draw:name="f7" draw:formula="?f1 *1/1270"/><draw:equation draw:name="f8" draw:formula="?f4 +0-?f2 "/><draw:equation draw:name="f9" draw:formula="?f3 +0-?f2 "/><draw:equation draw:name="f10" draw:formula="?f9 *1/1216025"/><draw:equation draw:name="f11" draw:formula="?f8 *1/1270"/><draw:equation draw:name="f12" draw:formula="0*1/?f10 "/><draw:equation draw:name="f13" draw:formula="121602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3" draw:style-name="gr16" draw:text-style-name="P163" svg:width="3.518cm" svg:height="0.034cm" svg:x="0cm" svg:y="0.037cm"><text:p/><draw:enhanced-geometry draw:mirror-horizontal="false" draw:mirror-vertical="false" svg:viewBox="0 0 0 0" draw:glue-points="?f29 0 ?f30 ?f31 ?f29 ?f32 0 ?f31" drawooo:sub-view-size="1266825 12700 1266825 12700" draw:text-areas="?f25 ?f28 ?f26 ?f27"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266825"/><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45"/><draw:equation draw:name="f12" draw:formula="1260462"/><draw:equation draw:name="f13" draw:formula="1255966"/><draw:equation draw:name="f14" draw:formula="1254112"/><draw:equation draw:name="f15" draw:formula="?f0 *1/1266825"/><draw:equation draw:name="f16" draw:formula="?f1 *1/12700"/><draw:equation draw:name="f17" draw:formula="?f4 +0-?f2 "/><draw:equation draw:name="f18" draw:formula="?f3 +0-?f2 "/><draw:equation draw:name="f19" draw:formula="?f18 *1/1266825"/><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5584" draw:style-name="gr17" draw:text-style-name="P162" svg:width="2.433cm" svg:height="0.003cm" svg:x="3.572cm" svg:y="0.055cm"><text:p/><draw:enhanced-geometry draw:mirror-horizontal="false" draw:mirror-vertical="false" svg:viewBox="0 0 0 0" draw:glue-points="?f19 0 ?f20 ?f21 ?f19 ?f22 0 ?f21" drawooo:sub-view-size="876300 1270" draw:text-areas="?f15 ?f18 ?f16 ?f17" draw:type="ooxml-non-primitive" draw:enhanced-path="M ?f2 ?f2 L ?f3 ?f2 N"><draw:equation draw:name="f0" draw:formula="logwidth"/><draw:equation draw:name="f1" draw:formula="logheight"/><draw:equation draw:name="f2" draw:formula="0"/><draw:equation draw:name="f3" draw:formula="876300"/><draw:equation draw:name="f4" draw:formula="1270"/><draw:equation draw:name="f5" draw:formula="?f0 *1/876300"/><draw:equation draw:name="f6" draw:formula="?f1 *1/1270"/><draw:equation draw:name="f7" draw:formula="?f4 +0-?f2 "/><draw:equation draw:name="f8" draw:formula="?f3 +0-?f2 "/><draw:equation draw:name="f9" draw:formula="?f8 *1/876300"/><draw:equation draw:name="f10" draw:formula="?f7 *1/1270"/><draw:equation draw:name="f11" draw:formula="0*1/?f9 "/><draw:equation draw:name="f12" draw:formula="876300*1/?f9 "/><draw:equation draw:name="f13" draw:formula="0*1/?f10 "/><draw:equation draw:name="f14" draw:formula="1270*1/?f10 "/><draw:equation draw:name="f15" draw:formula="?f11 *?f5 /1"/><draw:equation draw:name="f16" draw:formula="?f12 *?f5 /1"/><draw:equation draw:name="f17" draw:formula="?f14 *?f6 /1"/><draw:equation draw:name="f18" draw:formula="?f13 *?f6 /1"/><draw:equation draw:name="f19" draw:formula="logwidth/2"/><draw:equation draw:name="f20" draw:formula="logwidth"/><draw:equation draw:name="f21" draw:formula="logheight/2"/><draw:equation draw:name="f22" draw:formula="logheight"/></draw:enhanced-geometry></draw:custom-shape><draw:custom-shape draw:name="Graphic 5585" draw:style-name="gr18" draw:text-style-name="P163" svg:width="2.574cm" svg:height="0.034cm" svg:x="3.484cm" svg:y="0.037cm"><text:p/><draw:enhanced-geometry draw:mirror-horizontal="false" draw:mirror-vertical="false" svg:viewBox="0 0 0 0" draw:glue-points="?f26 0 ?f27 ?f28 ?f26 ?f29 0 ?f28" drawooo:sub-view-size="927100 12700 927100 12700" draw:text-areas="?f22 ?f25 ?f23 ?f24" draw:type="ooxml-non-primitive" draw:enhanced-path="M ?f4 ?f5 L ?f6 ?f7 ?f5 ?f2 ?f7 ?f7 ?f2 ?f5 ?f7 ?f6 ?f5 ?f4 ?f6 ?f6 ?f4 ?f5 Z N M ?f3 ?f5 L ?f8 ?f7 ?f9 ?f2 ?f10 ?f7 ?f11 ?f5 ?f10 ?f6 ?f9 ?f4 ?f8 ?f6 ?f3 ?f5 Z N"><draw:equation draw:name="f0" draw:formula="logwidth"/><draw:equation draw:name="f1" draw:formula="logheight"/><draw:equation draw:name="f2" draw:formula="0"/><draw:equation draw:name="f3" draw:formula="927100"/><draw:equation draw:name="f4" draw:formula="12700"/><draw:equation draw:name="f5" draw:formula="6350"/><draw:equation draw:name="f6" draw:formula="10845"/><draw:equation draw:name="f7" draw:formula="1866"/><draw:equation draw:name="f8" draw:formula="925245"/><draw:equation draw:name="f9" draw:formula="920750"/><draw:equation draw:name="f10" draw:formula="916266"/><draw:equation draw:name="f11" draw:formula="914400"/><draw:equation draw:name="f12" draw:formula="?f0 *1/927100"/><draw:equation draw:name="f13" draw:formula="?f1 *1/12700"/><draw:equation draw:name="f14" draw:formula="?f4 +0-?f2 "/><draw:equation draw:name="f15" draw:formula="?f3 +0-?f2 "/><draw:equation draw:name="f16" draw:formula="?f15 *1/927100"/><draw:equation draw:name="f17" draw:formula="?f14 *1/12700"/><draw:equation draw:name="f18" draw:formula="?f2 *1/?f16 "/><draw:equation draw:name="f19" draw:formula="?f3 *1/?f16 "/><draw:equation draw:name="f20" draw:formula="?f2 *1/?f17 "/><draw:equation draw:name="f21" draw:formula="?f4 *1/?f17 "/><draw:equation draw:name="f22" draw:formula="?f18 *?f12 /1"/><draw:equation draw:name="f23" draw:formula="?f19 *?f12 /1"/><draw:equation draw:name="f24" draw:formula="?f21 *?f13 /1"/><draw:equation draw:name="f25" draw:formula="?f20 *?f13 /1"/><draw:equation draw:name="f26" draw:formula="logwidth/2"/><draw:equation draw:name="f27" draw:formula="logwidth"/><draw:equation draw:name="f28" draw:formula="logheight/2"/><draw:equation draw:name="f29" draw:formula="logheight"/></draw:enhanced-geometry></draw:custom-shape><draw:custom-shape draw:name="Graphic 5586" draw:style-name="gr19" draw:text-style-name="P162" svg:width="20.686cm" svg:height="0.003cm" svg:x="6.112cm" svg:y="0.055cm"><text:p/><draw:enhanced-geometry draw:mirror-horizontal="false" draw:mirror-vertical="false" svg:viewBox="0 0 0 0" draw:glue-points="?f20 0 ?f21 ?f22 ?f20 ?f23 0 ?f22" drawooo:sub-view-size="7446645 1270" draw:text-areas="?f16 ?f19 ?f17 ?f18" draw:type="ooxml-non-primitive" draw:enhanced-path="M ?f2 ?f2 L ?f5 ?f2 N"><draw:equation draw:name="f0" draw:formula="logwidth"/><draw:equation draw:name="f1" draw:formula="logheight"/><draw:equation draw:name="f2" draw:formula="0"/><draw:equation draw:name="f3" draw:formula="7446645"/><draw:equation draw:name="f4" draw:formula="1270"/><draw:equation draw:name="f5" draw:formula="7446556"/><draw:equation draw:name="f6" draw:formula="?f0 *1/7446645"/><draw:equation draw:name="f7" draw:formula="?f1 *1/1270"/><draw:equation draw:name="f8" draw:formula="?f4 +0-?f2 "/><draw:equation draw:name="f9" draw:formula="?f3 +0-?f2 "/><draw:equation draw:name="f10" draw:formula="?f9 *1/7446645"/><draw:equation draw:name="f11" draw:formula="?f8 *1/1270"/><draw:equation draw:name="f12" draw:formula="0*1/?f10 "/><draw:equation draw:name="f13" draw:formula="744664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7" draw:style-name="gr20" draw:text-style-name="P163" svg:width="20.827cm" svg:height="0.034cm" svg:x="6.024cm" svg:y="0.037cm"><text:p/><draw:enhanced-geometry draw:mirror-horizontal="false" draw:mirror-vertical="false" svg:viewBox="0 0 0 0" draw:glue-points="?f27 0 ?f28 ?f29 ?f27 ?f30 0 ?f29" drawooo:sub-view-size="7497445 12700 7497445 12700" draw:text-areas="?f23 ?f26 ?f24 ?f25" draw:type="ooxml-non-primitive" draw:enhanced-path="M ?f4 ?f5 L ?f6 ?f7 ?f5 ?f2 ?f7 ?f7 ?f2 ?f5 ?f7 ?f6 ?f5 ?f4 ?f6 ?f6 ?f4 ?f5 Z N M ?f8 ?f5 L ?f9 ?f7 ?f10 ?f2 ?f11 ?f7 ?f12 ?f5 ?f11 ?f6 ?f10 ?f4 ?f9 ?f6 ?f8 ?f5 Z N"><draw:equation draw:name="f0" draw:formula="logwidth"/><draw:equation draw:name="f1" draw:formula="logheight"/><draw:equation draw:name="f2" draw:formula="0"/><draw:equation draw:name="f3" draw:formula="7497445"/><draw:equation draw:name="f4" draw:formula="12700"/><draw:equation draw:name="f5" draw:formula="6350"/><draw:equation draw:name="f6" draw:formula="10845"/><draw:equation draw:name="f7" draw:formula="1866"/><draw:equation draw:name="f8" draw:formula="7497318"/><draw:equation draw:name="f9" draw:formula="7495464"/><draw:equation draw:name="f10" draw:formula="7490968"/><draw:equation draw:name="f11" draw:formula="7486485"/><draw:equation draw:name="f12" draw:formula="7484618"/><draw:equation draw:name="f13" draw:formula="?f0 *1/7497445"/><draw:equation draw:name="f14" draw:formula="?f1 *1/12700"/><draw:equation draw:name="f15" draw:formula="?f4 +0-?f2 "/><draw:equation draw:name="f16" draw:formula="?f3 +0-?f2 "/><draw:equation draw:name="f17" draw:formula="?f16 *1/7497445"/><draw:equation draw:name="f18" draw:formula="?f15 *1/12700"/><draw:equation draw:name="f19" draw:formula="?f2 *1/?f17 "/><draw:equation draw:name="f20" draw:formula="?f3 *1/?f17 "/><draw:equation draw:name="f21" draw:formula="?f2 *1/?f18 "/><draw:equation draw:name="f22" draw:formula="?f4 *1/?f18 "/><draw:equation draw:name="f23" draw:formula="?f19 *?f13 /1"/><draw:equation draw:name="f24" draw:formula="?f20 *?f13 /1"/><draw:equation draw:name="f25" draw:formula="?f22 *?f14 /1"/><draw:equation draw:name="f26" draw:formula="?f21 *?f14 /1"/><draw:equation draw:name="f27" draw:formula="logwidth/2"/><draw:equation draw:name="f28" draw:formula="logwidth"/><draw:equation draw:name="f29" draw:formula="logheight/2"/><draw:equation draw:name="f30" draw:formula="logheight"/></draw:enhanced-geometry></draw:custom-shape></draw:g></text:p>
      <text:p text:style-name="P164">Bron: Samengesteld door het JRC op basis van bestaande bronnen.</text:p>
      <text:h text:style-name="P165" text:outline-level="3">FASE 2: WERK MET EXPERTS</text:h>
      <text:p text:style-name="P166">Het doel van fase 2 (juni 2024-juni 2025) was om de voorstellen uit fase 1 te evalueren met een diverse groep experts om materialen voor DigComp 3.0 vast te stellen voor fase 3 (raadpleging van belanghebbenden) en fase 4 (validatie van het raamwerk). Experts werden zodanig geselecteerd dat de groep een geografische en sectorale diversiteit vertegenwoordigde (d.w.z. belanghebbenden uit heel Europa uit de wereld van beleid, wetenschap, formeel en informeel onderwijs, werkgevers, arbeidsbemiddelaars en industrie), evenals een balans in niveau (Europees, nationaal, regionaal) en gender. Het werk met de experts vond plaats in twee stappen. In stap 1 (juni-december 2024) coördineerde ICF-Europe, ondersteund door Stefano Kluzer, Lidija Kralj en Riina Vuorikari, twee online expertbijeenkomsten in juni en oktober 2024. Inclusief de bovengenoemde experts namen 29 personen uit 12 EU-landen en zes organisaties op Europees niveau deel uit diverse sectoren. In stap 2 (januari-juni 2025) werkte het JRC rechtstreeks samen met zeven van de 30 experts uit stap 1, de 'DigComp expert pool' genoemd.</text:p>
      <text:p text:style-name="P143"/>
      <text:h text:style-name="P142" text:outline-level="4">FASE 2.1: STAP 1 (JUNI-DECEMBER 2024)</text:h>
      <text:p text:style-name="P88"/>
      <text:p text:style-name="P167">Tijdens de eerste bijeenkomst (25 juni 2024) hebben experts twee interne themadocumenten beoordeeld en besproken – één over de DigComp-leerresultaten (door het JRC), die de ontwikkelingsmethodologie beschreef en een eerste ontwerp van 565 leerresultaten presenteerde; en de andere over opkomende trends en hun implicaties voor DigComp (door Lidija Kralj), die negen opkomende trends en hun implicaties voor de DigComp-competenties identificeerde. In deze vroege discussies gaven de deelnemers sterk de voorkeur aan de prioritering van beleidskwesties zoals cybersecurityrisico's, bedreigingen voor het welzijn en de dreiging van desinformatie voor democratische processen; ook merkten ze op dat zorgen over gegevensbescherming nu op grotere schaal spelen. Discussies over de concept-leerresultaten leidden tot verbeteringen in de formulering, en er werden verschillende standpunten geuit over het detailniveau en de verdeling over de beheersingsniveaus . Experts adviseerden een sterkere focus in de leerresultaten op ethische en mensgerichte aspecten.</text:p>
      <text:p text:style-name="P143"/>
      <text:p text:style-name="P168">Vervolgens heeft het JRC de feedback van de experts verzameld om de leerresultaten te herzien en te verbeteren en om een reeks voorgestelde updates voor het bestaande DigComp 2.2-raamwerk op te stellen. Deze voorstellen bestonden uit het wijzigen van de bewoordingen van bepaalde competentiegebieden en competenties; het actualiseren van de beheersingsniveaus met een focus op vier in plaats van acht niveaus; de systematische integratie van AI; en een voorstel voor een nieuw element, 'leerdoelen', die zich tussen de algemene beschrijvingen van beheersingsniveaus en leerresultaten in zouden bevinden.</text:p>
      <text:p text:style-name="P169"/>
      <text:p text:style-name="P170">Tijdens de tweede bijeenkomst (2 oktober 2024) beoordeelden experts een door het JRC opgesteld intern document met voorstellen voor DigComp 3.0 en de herziene leerresultaten. Ze bevestigden de toegevoegde waarde van zowel de leerresultaten (die waren teruggebracht van 565 naar 537) als de leerdoelen, maar merkten op dat de term 'leerdoelen' qua betekenis mogelijk te dicht bij 'leerresultaten' lag. Experts deden ook enkele specifieke suggesties over de inhoud van het raamwerk en identificeerden een klein aantal hiaten (zoals e-government en identificatie van vooringenomenheid in AI-systemen). Het voorstel voor de vaardigheidsniveaus werd gesteund, met enkele suggesties om de bewoording te verbeteren. Experts adviseerden om recente en opkomende trends zodanig op te nemen dat de implicaties ervan worden erkend (bijv. van <text:soft-page-break/>generatieve AI bij contentcreatie), terwijl het tegelijkertijd technologieneutraal en voldoende generiek blijft voor de stabiliteit van het raamwerk. Ze deden ook suggesties over manieren om het gebruik van het raamwerk te ondersteunen, met name voor beoordeling, en om gebruikers te helpen navigeren door de nieuwe, toegevoegde complexiteit van het raamwerk.</text:p>
      <text:p text:style-name="P143"/>
      <text:p text:style-name="P171">In het laatste deel van stap 1 hebben ICF-Europe en Riina Vuorikari een intern samenvattend rapport opgesteld met opties en aanbevelingen voor de volgende ontwikkelingsstappen. Aanbevelingen waren onder meer:</text:p>
      <text:list text:style-name="WWNum16">
        <text:list-item>
          <text:p text:style-name="P172">Zorgen dat alle relevante digitale technologische ontwikkelingen en regelgeving zijn opgenomen.</text:p>
        </text:list-item>
        <text:list-item>
          <text:p text:style-name="P172">Het verduidelijken van de positie en het doel van de 'leerdoelen' in het raamwerk.</text:p>
        </text:list-item>
        <text:list-item>
          <text:p text:style-name="P172">Ervoor zorgen dat de betekenis van 'Basis' in lijn is met de vorige versie van DigComp en het onderscheid tussen het bekwaamheidsniveau 'Zeer Geavanceerd' en ICT-specialisten verder verduidelijken.</text:p>
        </text:list-item>
        <text:list-item>
          <text:p text:style-name="P172">Verdere verfijningen aanbrengen in de formulering van de competentiegebieden en competenties.</text:p>
        </text:list-item>
        <text:list-item>
          <text:p text:style-name="P172">Ervoor zorgen dat AI volledig vertegenwoordigd is in het hele raamwerk (inclusief wat al in DigComp 2.2 stond).</text:p>
        </text:list-item>
        <text:list-item>
          <text:p text:style-name="P172">Het gebruik van terminologie die consistent is met eerdere versies.</text:p>
        </text:list-item>
        <text:list-item>
          <text:p text:style-name="P172">Belanghebbenden de kans geven om al het conceptmateriaal te beoordelen.</text:p>
        </text:list-item>
        <text:list-item>
          <text:p text:style-name="P172">Het ontwikkelen van ondersteunings- of begeleidingsmateriaal voor DigComp 3.0.</text:p>
        </text:list-item>
      </text:list>
      <text:p text:style-name="P173"/>
      <text:h text:style-name="P142" text:outline-level="4">FASE 2.2: STAP 2 (JANUARI-JUNI 2025)</text:h>
      <text:p text:style-name="Standard">In Stap 2 werkte het JRC met een subgroep van zeven experts die hadden deelgenomen aan Stap 1 van Fase 2. Deze fase overlapte met de Fasen 3 en 4, aangezien de experts nauw betrokken waren bij de stakeholderconsultatie en de validatieworkshop. Eén expert, Luis Pereira, kreeg de rol van voorzitter van de DigComp-expertpool en zorgde ervoor dat alle observaties en feedback van experts effectief werden samengevat. Een tweede, Stefano Kluzer, had specifieke taken in Fase 3 als Stakeholder Expert. De overige vijf experts waren Ulrike Domany-Funtan, Māra Jākobsone, Lidija Kralj, Attila Rausch en Roland Stürz.</text:p>
      <text:p text:style-name="Standard"/>
      <text:p text:style-name="Standard">Stap 2 was een intensieve fase van de ontwikkeling van DigComp 3.0 en omvatte zeven bijeenkomsten tussen de experts en het JRC. De eerste taak van de experts was een diepgaande evaluatie van de concept-onderdelen van DigComp 3.0, die door het JRC waren herzien naar aanleiding van de feedback en aanbevelingen uit stap 1. In dit stadium werden de 'leerdoelen' van het ontwerpraamwerk omgevormd tot competentiebeschrijvingen voor elk bekwaamheidsniveau. De beoordeling hiervan door de experts stelde het JRC in staat om het materiaal voor de raadplegingssessies van DigComp 3.0-belanghebbenden in april 2025 voor te bereiden. De experts woonden elk een van de twee sessies bij en gaven hun observaties door aan de voorzitter, die hier een synthese van maakte. De Stakeholder Expert werkte samen met het JRC aan het ontwerp en de coördinatie van de consultatiesessies en aan een intern verslag. De experts ondersteunden ook de voorbereidingen van het JRC voor de DigComp 3.0-validatieworkshop in juni 2025 en de groepsdiscussies. Een week na de validatieworkshop kwamen de experts en het JRC bijeen om concreet af te spreken hoe de feedback in de definitieve versie van het raamwerk zou worden verwerkt. Tijdens deze fase werd ook het ontwerp-raamwerk voor AI-geletterdheid (OESO-Europese Commissie) beoordeeld om ervoor te zorgen dat deze competenties adequaat aanwezig waren in DigComp 3.0. Een interne mappingbevestigde dat alle AI-geletterdheidscompetenties passend waren opgenomen.</text:p>
      <text:p text:style-name="P174"><text:soft-page-break/></text:p>
      <text:h text:style-name="Heading_20_3" text:outline-level="3">FASE 3: RAADPLEGING VAN BELANGHEBBENDEN</text:h>
      <text:p text:style-name="Standard">Het succes van DigComp hangt af van een betekenisvolle betrokkenheid van een breed scala aan belanghebbenden, evenals van het waarborgen dat hun perspectieven en feedback worden opgenomen in de gepubliceerde versie. Fase 3, die liep van maart tot mei 2025, omvatte een breed en gestructureerd consultatieproces. Naast de hier beschreven raadpleging van belanghebbenden, heeft het JRC contact onderhouden met verschillende directoraten-generaal van de Europese Commissie om de beleidsmatige afstemming van DigComp 3.0 te waarborgen. De betrokken directoraten-generaal staan vermeld in de dankbetuiging.</text:p>
      <text:p text:style-name="P175">DOELSTELLINGEN, OPZET EN DEELNEMERS</text:p>
      <text:p text:style-name="Standard">In april 2025 werd een extern raadplegingsproces voor belanghebbenden uitgevoerd, gericht op het bereiken van een breed en evenwichtig scala aan belanghebbenden (per sector, land en ervaring met DigComp), en ontworpen om op efficiënte en gedetailleerde wijze feedback te verzamelen en te synthetiseren. Het consultatieproces was opgezet in drie stromen:</text:p>
      <text:list text:style-name="WWNum17">
        <text:list-item>
          <text:p text:style-name="P176">Twee online raadplegingssessies van 90 minuten, die plaatsvonden op 10 en 11 april. Voorafgaand werd een kort achtergronddocument met de voorgestelde wijzigingen voor DigComp 3.0 naar de geregistreerde deelnemers gestuurd. Elke online sessie had dezelfde opzet, waarbij de rationale, prioriteiten en voorgestelde wijzigingen voor DigComp 3.0 werden behandeld; belanghebbenden werd gevraagd feedback te geven via open en gesloten enquêtevragen en de chatfunctie. De leden van de DigComp-expertpool woonden elk een van de twee sessies bij en gaven hun observaties door aan de voorzitter, die een samenvatting aan het JRC verstrekte. De DigComp Stakeholder Expert ontwierp en coördineerde de raadpleging samen met het JRC en leidde de sessies.</text:p>
        </text:list-item>
        <text:list-item>
          <text:p text:style-name="P176">Een optionele online feedback-enquête, gestructureerd rond dezelfde thema's als de online raadpleging, bestaande uit zowel open (tekst) als gesloten (numerieke) antwoorden. Een link naar deze enquête werd samen met het achtergronddocument naar alle geregistreerde deelnemers gestuurd en stond open voor reacties tot 30 april.</text:p>
        </text:list-item>
        <text:list-item>
          <text:p text:style-name="P176">Een optionele diepgaande beoordeling van de competentiespecifieke beheersingsniveaus , de voorgestelde wijze van weergave van AI voor elke competentie en de leerresultaten, eveneens verzonden naar alle geregistreerde deelnemers en open tot 30 april.</text:p>
        </text:list-item>
      </text:list>
      <text:p text:style-name="P177"/>
      <text:p text:style-name="Standard">In totaal hebben 527 belanghebbenden zich geregistreerd voor deelname aan de raadpleging. Hiervan woonden ongeveer 260 personen een van de online raadplegingssessies in april bij. In totaal hebben 174 belanghebbenden gereageerd op de feedback-enquête en hebben 40 personen de diepgaande beoordeling voltooid.</text:p>
      <text:p text:style-name="P143"/>
      <text:p text:style-name="Standard">Deelnemers uit alle lidstaten behalve Luxemburg hebben zich geregistreerd, en feedback van belanghebbenden werd ontvangen uit 24 van de 27 lidstaten (behalve Cyprus, Luxemburg en Malta). Een zevende (14%) van de geregistreerde belanghebbenden kwam van buiten de EU (6% uit een ander Europees land, 8% van buiten Europa). De deelname was ongelijk verdeeld over de landen: verhoudingsgewijs registreerden meer belanghebbenden uit België, Italië en Spanje zich. Belanghebbenden in Italië en Spanje maken echter al uitgebreid gebruik van DigComp, dus een hoge deelname was verwacht. Ook vertegenwoordigde 63% van de geregistreerde belanghebbenden in België organisaties op internationaal of Europees niveau.</text:p>
      <text:p text:style-name="Standard"/>
      <text:p text:style-name="Standard">Ongeveer twee vijfde van de belanghebbenden vertegenwoordigde nationale perspectieven (37%), terwijl 44% werkzaam was op Europees (22%) of internationaal (22%) niveau. De rest was werkzaam op regionaal (11%) of lokaal niveau (8%).</text:p>
      <text:p text:style-name="Standard"/>
      <text:p text:style-name="Standard">De vier meest voorkomende groepen belanghebbenden waren leiders in het hoger onderwijs, docenten en onderzoekers (25%); overheidsinstanties (inclusief openbaar bestuur en publieke organisaties) (18%); organisaties uit de tertiaire sector (12%) en leiders en docenten in het basis- en secundair onderwijs (11%). Aanbieders van volwasseneneducatie en een leven lang leren (9%), organisaties uit de zakelijke sector (9%) en mbo-leiders en -docenten (5%) waren goed voor nog eens 23% van alle geregistreerde belanghebbenden. Openbare en particuliere diensten voor arbeidsvoorziening (2%) en aanbieders van vaardigheidscertificering (2,5%) kwamen minder vaak voor, en de resterende 7% van de respondenten classificeerde zichzelf als 'ander type belanghebbende'</text:p>
      <text:p text:style-name="Standard"/>
      <text:p text:style-name="Standard">De meeste belanghebbenden (70%) hadden DigComp al eerder gebruikt en 15% had deelgenomen aan de DigComp 2.2-update.</text:p>
      <text:p text:style-name="P151"/>
      <text:p text:style-name="P178">FEEDBACK</text:p>
      <text:p text:style-name="P179"/>
      <text:p text:style-name="Standard">Hieronder volgt een samenvatting van de belangrijkste bevindingen uit de analyse van de feedback van belanghebbenden. De gedetailleerde feedback, met name uit de enquête en de diepgaande beoordeling, is grondig geanalyseerd door de DigComp Stakeholder Expert en het JRC en verwerkt in de herzieningen van het raamwerk voor fase 4.</text:p>
      <text:p text:style-name="Standard"/>
      <text:p text:style-name="Standard">Over het algemeen boden belanghebbenden sterke steun voor de geïdentificeerde prioritaire thema's, de benadering van AI-competentie, de beheersingsniveaus en de publicatieplannen van het JRC. Er was ook veel bijval voor de nieuwe leerresultaten – 90% van de belanghebbenden was het erover eens dat deze waarde toevoegen.</text:p>
      <text:p text:style-name="Standard"/>
      <text:p text:style-name="Standard">Prioritaire thema's: Belanghebbenden uitten sterke steun voor de vijf prioritaire thema's. Andere thema's die consequent naar voren kwamen waren: (Onder-)basisvaardigheden, ethiek, inclusie en een actiegerichte (in plaats van passieve) formulering. Deze thema's werden in fase 4 verder in overweging genomen.</text:p>
      <text:p text:style-name="Standard"/>
      <text:p text:style-name="Standard">AI-competentie in DigComp 3.0: De geïntegreerde, transversale benadering van AI-competentie werd over het algemeen sterk gesteund. Een minderheid stelde echter voor om AI-competentie als een afzonderlijk gebied te beschouwen. Gezien het belang van continuïteit tussen DigComp 2.2 en DigComp 3.0 werd een apart 'blok' over AI-competentie niet als een praktische optie gezien. Belanghebbenden suggereerden dat de presentatie en illustratie van AI in DigComp</text:p>
      <text:p text:style-name="Standard">3.0 verder verfijnd moesten worden. Dit punt is in fase 4 uitvoerig behandeld.</text:p>
      <text:p text:style-name="Standard"/>
      <text:p text:style-name="Standard">Bekwaamheidsniveaus: De algemene steun voor de voorgestelde nieuwe beheersingsniveaus was groot. De voorgestelde wijziging in focus van 8 naar 4 niveaus veroorzaakte echter problemen voor belanghebbenden die momenteel de benadering met 8 niveaus gebruiken. Bovendien gebruikten sommige belanghebbenden een interpretatie met 6 niveaus. Een voorstel voor een terugwaartse koppeling van DigComp 3.0 aan de acht niveaus uit eerdere versies van het raamwerk werd door het JRC opgesteld in reactie op de feedback en in fase 4 behandeld.</text:p>
      <text:p text:style-name="Standard">Ondersteuning bij implementatie: Een grote meerderheid van de belanghebbenden beschouwde de volgende ondersteuningsmiddelen voor implementatie als zeer nuttig of essentieel: een pdf-versie van het raamwerk; een verklarende woordenlijst van termen en definities; een machineleesbaar supplement van de tabelinhoud; updates aan de DigComp-webruimte (momenteel beheerd door het JRC); toegankelijkheid van het </text:p>
      <text:p text:style-name="Standard">Er was weinig belangstelling voor een gedrukte versie van het raamwerk. Discussies tijdens de validatieworkshop (fase 4) bevestigden deze standpunten.</text:p>
      <text:p text:style-name="Standard"/>
      <text:p text:style-name="Standard">Aanpassing en behoud van relevantie: Het commentaar van externe belanghebbenden had vaak betrekking op de noodzaak om het raamwerk aan te passen en op maat te maken. Er waren bijvoorbeeld verzoeken om kindvriendelijke versies en versies voor onderwijzers. Hoewel het voor het JRC niet haalbaar is om meerdere versies van DigComp 3.0 te maken die op specifieke groepen zijn afgestemd, maakt de beschikbaarheid van het raamwerk in meerdere formaten het mogelijk om het aan te passen voor een breed scala aan doeleinden.</text:p>
      <text:p text:style-name="Standard"/>
      <text:h text:style-name="Heading_20_3" text:outline-level="3">FASE 4: VALIDATIE VAN HET RAAMWERK</text:h>
      <text:p text:style-name="Standard">Fase 4 liep van mei tot september 2025. De belangrijkste activiteit van fase 4 bestond uit een fysieke validatieworkshop in Sevilla, Spanje, op 17 juni (middag) en 18 juni (hele dag). De doelstellingen van de workshop waren het bereiken van brede consensus over het ontwerpraamwerk van DigComp 3.0 en het herkennen van de laatste stappen die nodig waren voor de publicatie.</text:p>
      <text:p text:style-name="Standard"/>
      <text:p text:style-name="Standard">DOELSTELLINGEN, FORMAT EN DEELNEMERS</text:p>
      <text:p text:style-name="Standard"/>
      <text:p text:style-name="Standard">De workshop werd bijgewoond door 34 externe deelnemers uit 18 landen (17 EU-landen en de VS) uit verschillende sectoren (beleidsvorming, werkgeversvertegenwoordigers, volwasseneneducatie en mbo, leerplichtonderwijs en wetenschap/onderzoek); en 12 interne deelnemers (Europese Commissie), van het JRC, DG EMPL, DG CNECT en SG REFORM. Net als bij de experts uit fase 1 werden de deelnemers geselecteerd op basis van geografische en sectorale diversiteit, genderbalans en een mix van Europese, nationale en regionale perspectieven. De deelnemersgroep bestond zowel uit experts uit fase 2 als uit personen die minder bekend waren met DigComp.</text:p>
      <text:p text:style-name="Standard">Op de middag van 17 juni kregen de deelnemers een overzicht van de voorstellen voor de DigComp 3.0-update en een beschrijving van de manier waarop de feedback van belanghebbenden was verwerkt.</text:p>
      <text:p text:style-name="Standard"/>
      <text:p text:style-name="Standard">Op de ochtend van 18 juni verdeelden de deelnemers zich in vier werkgroepen en namen ze deel aan twee discussies van 90 minuten:</text:p>
      <text:p text:style-name="Standard">Sessie 1: Deelnemers bespraken de beheersingsniveaus ; valideerden de voorgestelde updates voor de competentiegebieden en competenties; en beoordeelden de voorgestelde leerresultaten voor vier van de 21 competenties (1.2, 2.3, 3.4 en 4.3). Deze vier competenties werden geselecteerd omdat ze vrij complex zijn of aanzienlijk zijn bijgewerkt ten opzichte van DigComp 2.2.</text:p>
      <text:p text:style-name="Standard">Sessie 2: Deelnemers bespraken de voorgestelde aanpak voor de integratie van AI en identificeerden prioriteiten om het raamwerk helder en bruikbaar te maken. Wat de AI-integratie betreft, omvatte dit een discussie over het voorstel om onderscheid te maken tussen AI-expliciete [AI-E] en AI-impliciete [AI-I] competentiebeschrijvingen en leerresultaten, en het verzamelen van suggesties om het gepubliceerde raamwerk gebruiksvriendelijk te maken, gezien de complexiteit van de wijzigingen en de toevoeging van leerresultaten.</text:p>
      <text:p text:style-name="Standard"/>
      <text:p text:style-name="Standard">Op de middag van 18 juni brachten de werkgroepen plenair verslag uit over de discussies. Vertegenwoordigers van de directoraten-generaal en de DigComp-expertpool gaven ook plenair commentaar.</text:p>
      <text:p text:style-name="Standard"/>
      <text:h text:style-name="Heading_20_3" text:outline-level="3">ACTIVITEITEN NA DE VALIDATIE</text:h>
      <text:p text:style-name="Standard"><text:span text:style-name="T20"/>Een week na de validatieworkshop kwam het JRC-team bijeen met de DigComp-expertpool om de observaties te bespreken en prioriteiten te stellen voor de afronding van het raamwerk. De experts waren positief over de diversiteit aan perspectieven en prezen de betrokkenheid en de diepgang van de discussies. Specifieke suggesties werden gecategoriseerd naar thema's zoals competentiegebieden, beheersingsniveaus , leerresultaten en AI-integratie. Voor elk thema werden acties geïdentificeerd en uitgevoerd tijdens de afronding van DigComp 3.0.</text:p>
      <text:h text:style-name="P180" text:outline-level="1">Contact opnemen met de EU</text:h>
      <text:p text:style-name="Standard">Contact opnemen met de EU</text:p>
      <text:p text:style-name="P4">In persoon</text:p>
      <text:p text:style-name="Standard"><text:span text:style-name="T2">Overal</text:span><text:span text:style-name="T91"> </text:span><text:span text:style-name="T2">in</text:span><text:span text:style-name="T91"> </text:span><text:span text:style-name="T2">de</text:span><text:span text:style-name="T91"> </text:span><text:span text:style-name="T2">Europese</text:span><text:span text:style-name="T91"> </text:span><text:span text:style-name="T2">Unie</text:span><text:span text:style-name="T91"> </text:span><text:span text:style-name="T2">zijn</text:span><text:span text:style-name="T91"> </text:span><text:span text:style-name="T2">er</text:span><text:span text:style-name="T91"> </text:span><text:span text:style-name="T2">honderden</text:span><text:span text:style-name="T91"> </text:span><text:span text:style-name="T2">van</text:span><text:span text:style-name="T91"> </text:span><text:span text:style-name="T2">Europa</text:span><text:span text:style-name="T91"> </text:span><text:span text:style-name="T2">Direct-</text:span><text:span text:style-name="T91"> </text:span><text:span text:style-name="T2">centra.</text:span><text:span text:style-name="T91"> </text:span><text:span text:style-name="T2">Je</text:span><text:span text:style-name="T91"> </text:span><text:span text:style-name="T2">kunt</text:span><text:span text:style-name="T91"> </text:span><text:span text:style-name="T2">ze vinden</text:span><text:span text:style-name="T91"> </text:span><text:span text:style-name="T2">de</text:span><text:span text:style-name="T91"> </text:span><text:span text:style-name="T2">adressen</text:span><text:span text:style-name="T91"> </text:span><text:span text:style-name="T2">van</text:span><text:span text:style-name="T91"> </text:span><text:span text:style-name="T2">de</text:span><text:span text:style-name="T91"> </text:span><text:span text:style-name="T2">centra</text:span><text:span text:style-name="T91"> </text:span><text:span text:style-name="T2">het dichtst</text:span><text:span text:style-name="T91"> </text:span><text:span text:style-name="T2">bij jou</text:span><text:span text:style-name="T91"> </text:span><text:span text:style-name="T2">online vinden</text:span><text:span text:style-name="T91"> </text:span><text:span text:style-name="T2">(</text:span><text:a xlink:type="simple" xlink:href="https://european-union.europa.eu/contact-eu/meet-us_en" text:style-name="ListLabel_20_193" text:visited-style-name="ListLabel_20_193"><text:span text:style-name="T136">european-union.europa.eu/contact-eu/meet-</text:span></text:a><text:span text:style-name="T137"> </text:span><text:a xlink:type="simple" xlink:href="https://european-union.europa.eu/contact-eu/meet-us_en" text:style-name="ListLabel_20_194" text:visited-style-name="ListLabel_20_194"><text:span text:style-name="T138">us_en</text:span></text:a><text:span text:style-name="T62">).</text:span></text:p>
      <text:p text:style-name="P4">Telefonisch of schriftelijk</text:p>
      <text:p text:style-name="P4">Europe Direct is een dienst die uw vragen over de Europese Unie beantwoordt. Je kunt contact opnemen met deze dienst:</text:p>
      <text:p text:style-name="P4">via het gratis nummer: 00 800 6 7 8 9 10 11 (sommige operatoren kunnen kosten in rekening brengen voor deze gesprekken),</text:p>
      <text:p text:style-name="P4">op het volgende standaardnummer: +32 22999696,</text:p>
      <text:p text:style-name="Standard"><text:span text:style-name="T2">via</text:span><text:span text:style-name="T139"> </text:span><text:span text:style-name="T2">het</text:span><text:span text:style-name="T89"> </text:span><text:span text:style-name="T2">volgende</text:span><text:span text:style-name="T89"> </text:span><text:span text:style-name="T2">formulier:</text:span><text:span text:style-name="T89"> </text:span><text:a xlink:type="simple" xlink:href="https://european-union.europa.eu/contact-eu/write-us_en" text:style-name="ListLabel_20_193" text:visited-style-name="ListLabel_20_193"><text:span text:style-name="T136">european-union.europa.eu/contact-eu/write-us_en</text:span></text:a><text:span text:style-name="T62">.</text:span></text:p>
      <text:p text:style-name="P4" loext:marker-style-name="T2"/>
      <text:p text:style-name="Standard">Informatie over de EU is te vinden</text:p>
      <text:p text:style-name="P132">Online</text:p>
      <text:p text:style-name="Standard"><text:span text:style-name="T2">Informatie</text:span><text:span text:style-name="T91"> </text:span><text:span text:style-name="T2">over</text:span><text:span text:style-name="T91"> </text:span><text:span text:style-name="T2">de</text:span><text:span text:style-name="T62"> </text:span><text:span text:style-name="T2">Europese</text:span><text:span text:style-name="T91"> </text:span><text:span text:style-name="T2">Unie</text:span><text:span text:style-name="T62"> </text:span><text:span text:style-name="T2">in</text:span><text:span text:style-name="T91"> </text:span><text:span text:style-name="T2">al</text:span><text:span text:style-name="T91"> </text:span><text:span text:style-name="T2">de</text:span><text:span text:style-name="T62"> </text:span><text:span text:style-name="T2">officiële</text:span><text:span text:style-name="T91"> </text:span><text:span text:style-name="T2">talen</text:span><text:span text:style-name="T62"> </text:span><text:span text:style-name="T2">van</text:span><text:span text:style-name="T91"> </text:span><text:span text:style-name="T2">de</text:span><text:span text:style-name="T62"> </text:span><text:span text:style-name="T2">EU</text:span><text:span text:style-name="T91"> </text:span><text:span text:style-name="T2">is</text:span><text:span text:style-name="T91"> </text:span><text:span text:style-name="T2">beschikbaar</text:span><text:span text:style-name="T62"> </text:span><text:span text:style-name="T2">op</text:span><text:span text:style-name="T91"> </text:span><text:span text:style-name="T2">de</text:span><text:span text:style-name="T62"> </text:span><text:span text:style-name="T2">Europa-</text:span><text:span text:style-name="T91"> </text:span><text:span text:style-name="T2">website</text:span><text:span text:style-name="T62"> </text:span><text:span text:style-name="T2">(</text:span><text:a xlink:type="simple" xlink:href="https://european-union.europa.eu/index_en" text:style-name="ListLabel_20_193" text:visited-style-name="ListLabel_20_193"><text:span text:style-name="T136">european-union.europa.eu)</text:span></text:a><text:span text:style-name="T62">.</text:span></text:p>
      <text:p text:style-name="P4">EU-publicaties</text:p>
      <text:p text:style-name="Standard"><text:span text:style-name="T2">Je</text:span><text:span text:style-name="T91"> </text:span><text:span text:style-name="T2">kunt</text:span><text:span text:style-name="T91"> </text:span><text:span text:style-name="T2">bekijken</text:span><text:span text:style-name="T91"> </text:span><text:span text:style-name="T2">of</text:span><text:span text:style-name="T91"> </text:span><text:span text:style-name="T2">bestellen</text:span><text:span text:style-name="T91"> </text:span><text:span text:style-name="T2">EU</text:span><text:span text:style-name="T91"> </text:span><text:span text:style-name="T2">publicaties</text:span><text:span text:style-name="T91"> </text:span><text:span text:style-name="T2">via</text:span><text:span text:style-name="T91"> </text:span><text:a xlink:type="simple" xlink:href="https://op.europa.eu/en/web/general-publications/publications" text:style-name="ListLabel_20_193" text:visited-style-name="ListLabel_20_193"><text:span text:style-name="T136">op.europa.eu/en/publications</text:span></text:a><text:span text:style-name="T2">.</text:span><text:span text:style-name="T91"> </text:span><text:span text:style-name="T2">Meerdere</text:span><text:span text:style-name="T91"> </text:span><text:span text:style-name="T2">kopieën</text:span><text:span text:style-name="T91"> </text:span><text:span text:style-name="T2">van</text:span><text:span text:style-name="T91"> </text:span><text:span text:style-name="T2">gratis</text:span><text:span text:style-name="T91"> </text:span><text:span text:style-name="T2">publicaties</text:span><text:span text:style-name="T91"> </text:span><text:span text:style-name="T2">kunnen</text:span><text:span text:style-name="T91"> </text:span><text:span text:style-name="T2">worden</text:span><text:span text:style-name="T91"> </text:span><text:span text:style-name="T2">verkregen</text:span><text:span text:style-name="T91"> </text:span><text:span text:style-name="T2">door</text:span><text:span text:style-name="T91"> </text:span><text:span text:style-name="T2">contact op te nemen met</text:span><text:span text:style-name="T91"> </text:span><text:span text:style-name="T2">Europa</text:span><text:span text:style-name="T91"> </text:span><text:span text:style-name="T2">Direct</text:span><text:span text:style-name="T91"> </text:span><text:span text:style-name="T2">of</text:span><text:span text:style-name="T91"> </text:span><text:span text:style-name="T2">je</text:span><text:span text:style-name="T91"> </text:span><text:span text:style-name="T2">lokaal documentatiecentrum (</text:span><text:a xlink:type="simple" xlink:href="https://european-union.europa.eu/contact-eu/meet-us_en" text:style-name="ListLabel_20_193" text:visited-style-name="ListLabel_20_193"><text:span text:style-name="T136">european-union.europa.eu/contact-eu/meet-us_en</text:span></text:a><text:span text:style-name="T2">).</text:span></text:p>
      <text:p text:style-name="P4">EU-wetgeving en gerelateerde documenten</text:p>
      <text:p text:style-name="Standard"><text:span text:style-name="T2">Voor</text:span><text:span text:style-name="T91"> </text:span><text:span text:style-name="T2">about</text:span><text:span text:style-name="T62"> </text:span><text:span text:style-name="T2">tot</text:span><text:span text:style-name="T62"> </text:span><text:span text:style-name="T2">juridische</text:span><text:span text:style-name="T62"> </text:span><text:span text:style-name="T2">informatie</text:span><text:span text:style-name="T62"> </text:span><text:span text:style-name="T2">van</text:span><text:span text:style-name="T91"> </text:span><text:span text:style-name="T2">de</text:span><text:span text:style-name="T62"> </text:span><text:span text:style-name="T2">EU,</text:span><text:span text:style-name="T62"> </text:span><text:span text:style-name="T2">met inbegrip van</text:span><text:span text:style-name="T62"> </text:span><text:span text:style-name="T2">alle</text:span><text:span text:style-name="T62"> </text:span><text:span text:style-name="T2">EU</text:span><text:span text:style-name="T62"> </text:span><text:span text:style-name="T2">wetgeving</text:span><text:span text:style-name="T91"> </text:span><text:span text:style-name="T2">sinds</text:span><text:span text:style-name="T62"> </text:span><text:span text:style-name="T2">1951</text:span><text:span text:style-name="T62"> </text:span><text:span text:style-name="T2">in</text:span><text:span text:style-name="T62"> </text:span><text:span text:style-name="T2">al</text:span><text:span text:style-name="T62"> </text:span><text:span text:style-name="T2">de</text:span><text:span text:style-name="T62"> </text:span><text:span text:style-name="T2">officiële</text:span><text:span text:style-name="T91"> </text:span><text:span text:style-name="T2">taal-</text:span><text:span text:style-name="T62"> </text:span><text:span text:style-name="T2">versies,</text:span><text:span text:style-name="T62"> </text:span><text:span text:style-name="T2">ga</text:span><text:span text:style-name="T62"> </text:span><text:span text:style-name="T2">naar</text:span><text:span text:style-name="T62"> </text:span><text:span text:style-name="T2">EUR-Lex</text:span><text:span text:style-name="T62"> </text:span><text:span text:style-name="T2">(</text:span><text:a xlink:type="simple" xlink:href="https://eur-lex.europa.eu/" text:style-name="ListLabel_20_193" text:visited-style-name="ListLabel_20_193"><text:span text:style-name="T136">european-union.europa.eu)</text:span></text:a><text:span text:style-name="T62">).</text:span></text:p>
      <text:p text:style-name="P4">EU open data</text:p>
      <text:p text:style-name="Standard"><text:span text:style-name="T2">De</text:span><text:span text:style-name="T91"> </text:span><text:span text:style-name="T2">portaal</text:span><text:span text:style-name="T91"> </text:span><text:a xlink:type="simple" xlink:href="https://data.europa.eu/en" text:style-name="ListLabel_20_193" text:visited-style-name="ListLabel_20_193"><text:span text:style-name="T136">data.europa.eu</text:span></text:a><text:span text:style-name="T140"> </text:span><text:span text:style-name="T2">biedt</text:span><text:span text:style-name="T91"> </text:span><text:span text:style-name="T2">toegang</text:span><text:span text:style-name="T91"> </text:span><text:span text:style-name="T2">tot</text:span><text:span text:style-name="T91"> </text:span><text:span text:style-name="T2">open</text:span><text:span text:style-name="T91"> </text:span><text:span text:style-name="T2">datasets</text:span><text:span text:style-name="T91"> </text:span><text:span text:style-name="T2">van</text:span><text:span text:style-name="T91"> </text:span><text:span text:style-name="T2">de</text:span><text:span text:style-name="T91"> </text:span><text:span text:style-name="T2">EU</text:span><text:span text:style-name="T91"> </text:span><text:span text:style-name="T2">instellingen,</text:span><text:span text:style-name="T91"> </text:span><text:span text:style-name="T2">organen</text:span><text:span text:style-name="T91"> </text:span><text:span text:style-name="T2">en</text:span><text:span text:style-name="T91"> </text:span><text:span text:style-name="T2">agentschappen.</text:span><text:span text:style-name="T91"> </text:span><text:span text:style-name="T2">Deze</text:span><text:span text:style-name="T91"> </text:span><text:span text:style-name="T2">kunnen</text:span><text:span text:style-name="T91"> </text:span><text:span text:style-name="T2">worden</text:span><text:span text:style-name="T91"> </text:span><text:span text:style-name="T2">gedownload</text:span><text:span text:style-name="T91"> </text:span><text:span text:style-name="T2">en</text:span><text:span text:style-name="T91"> </text:span><text:span text:style-name="T2">hergebruikt</text:span><text:span text:style-name="T91"> </text:span><text:span text:style-name="T2">voor</text:span><text:span text:style-name="T91"> </text:span><text:span text:style-name="T2">gratis,</text:span><text:span text:style-name="T91"> </text:span><text:span text:style-name="T2">voor</text:span><text:span text:style-name="T91"> </text:span><text:span text:style-name="T2">zowel</text:span><text:span text:style-name="T91"> </text:span><text:span text:style-name="T2">commerciële en niet-commerciële doeleinden. Het portaal biedt ook toegang tot een schat aan datasets uit Europese landen.</text:span></text:p>
      <text:p text:style-name="P181"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stroke-dash draw:name="Dash_20_Dot_20_1" draw:display-name="Dash Dot 1"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fo:hyphenation-keep="page" loext:hyphenation-keep-type="column" style:writing-mode="lr-tb"/>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chapter">
      <style:paragraph-properties fo:margin-top="0.203cm" fo:margin-bottom="0cm" style:contextual-spacing="false"/>
      <style:text-properties fo:font-size="30pt" style:font-size-asian="30pt" style:font-size-complex="30pt"/>
    </style:style>
    <style:style style:name="Heading_20_2" style:display-name="Heading 2" style:family="paragraph" style:parent-style-name="Standard" style:default-outline-level="2" style:list-style-name="" style:class="chapter">
      <style:paragraph-properties fo:margin-left="0.15cm" fo:margin-top="0.303cm" fo:margin-bottom="0cm" style:contextual-spacing="false"/>
      <style:text-properties fo:font-size="24pt" style:font-size-asian="24pt" style:font-size-complex="24pt"/>
    </style:style>
    <style:style style:name="Heading_20_3" style:display-name="Heading 3" style:family="paragraph" style:parent-style-name="Standard" style:default-outline-level="3" style:list-style-name="" style:class="chapter">
      <style:paragraph-properties fo:line-height="0.582cm"/>
      <style:text-properties fo:font-size="16.5pt" style:font-size-asian="16.5pt" style:font-size-complex="16.5pt"/>
    </style:style>
    <style:style style:name="Heading_20_4" style:display-name="Heading 4" style:family="paragraph" style:parent-style-name="Standard" style:default-outline-level="4" style:list-style-name="" style:class="chapter">
      <style:paragraph-properties fo:margin-left="1.034cm" fo:margin-top="0.349cm" fo:margin-bottom="0cm" style:contextual-spacing="false" fo:text-indent="-0.884cm" style:auto-text-indent="false"/>
      <style:text-properties fo:font-size="16pt" style:font-size-asian="16pt" style:font-size-complex="16pt"/>
    </style:style>
    <style:style style:name="Heading_20_5" style:display-name="Heading 5" style:family="paragraph" style:parent-style-name="Standard" style:default-outline-level="5" style:list-style-name="" style:class="chapter">
      <style:paragraph-properties fo:margin-left="0.155cm"/>
      <style:text-properties fo:font-size="13pt" style:font-size-asian="13pt" style:font-size-complex="13pt"/>
    </style:style>
    <style:style style:name="Heading_20_6" style:display-name="Heading 6" style:family="paragraph" style:parent-style-name="Standard" style:default-outline-level="6" style:list-style-name="" style:class="chapter">
      <style:paragraph-properties fo:margin-left="0.15cm" fo:margin-top="0.081cm" fo:margin-bottom="0.093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0.15cm" fo:margin-top="0.011cm" fo:margin-bottom="0cm" style:contextual-spacing="false"/>
    </style:style>
    <style:style style:name="Table_20_Paragraph" style:display-name="Table Paragraph" style:family="paragraph" style:parent-style-name="Standard">
      <style:paragraph-properties fo:margin-top="0.065cm" fo:margin-bottom="0cm" style:contextual-spacing="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tte_20_tekst_20_Char" style:display-name="Platte 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Koptekst_20_Char" style:display-name="Kop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Voettekst_20_Char" style:display-name="Voet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EC Square Sans Pro" fo:font-family="'EC Square Sans Pro'" style:font-family-generic="swiss" style:font-pitch="variable" fo:font-size="10pt" fo:letter-spacing="-0.007cm"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EC Square Sans Pro" fo:font-family="'EC Square Sans Pro'" style:font-family-generic="swiss" style:font-pitch="variable" fo:font-size="24pt" fo:letter-spacing="normal" fo:language="en" fo:country="US" fo:font-style="normal" fo:font-weight="normal" style:font-name-asian="EC Square Sans Pro1" style:font-family-asian="'EC Square Sans Pro'" style:font-family-generic-asian="system" style:font-pitch-asian="variable" style:font-size-asian="24pt" style:language-asian="en" style:country-asian="US" style:font-style-asian="normal" style:font-weight-asian="normal" style:font-name-complex="EC Square Sans Pro1" style:font-family-complex="'EC Square Sans Pro'" style:font-family-generic-complex="system" style:font-pitch-complex="variable" style:font-size-complex="24pt" style:language-complex="ar" style:country-complex="SA" style:font-style-complex="normal" style:font-weight-complex="normal" style:text-scale="100%"/>
    </style:style>
    <style:style style:name="ListLabel_20_65" style:display-name="ListLabel 65" style:family="text">
      <style:text-properties fo:color="#25295b" loext:opacity="100%" style:font-name="EC Square Sans Pro" fo:font-family="'EC Square Sans Pro'" style:font-family-generic="swiss" style:font-pitch="variable" fo:font-size="16pt" fo:letter-spacing="normal" fo:language="en" fo:country="US" fo:font-style="normal" fo:font-weight="normal" style:font-name-asian="EC Square Sans Pro1" style:font-family-asian="'EC Square Sans Pro'" style:font-family-generic-asian="system" style:font-pitch-asian="variable" style:font-size-asian="16pt" style:language-asian="en" style:country-asian="US" style:font-style-asian="normal" style:font-weight-asian="normal" style:font-name-complex="EC Square Sans Pro1" style:font-family-complex="'EC Square Sans Pro'" style:font-family-generic-complex="system" style:font-pitch-complex="variable" style:font-size-complex="16pt" style:language-complex="ar" style:country-complex="SA" style:font-style-complex="normal" style:font-weight-complex="normal" style:text-scale="100%"/>
    </style:style>
    <style:style style:name="ListLabel_20_66" style:display-name="ListLabel 66" style:family="text">
      <style:text-properties fo:color="#25295b" loext:opacity="100%" style:font-name="EC Square Sans Pro" fo:font-family="'EC Square Sans Pro'" style:font-family-generic="swiss" style:font-pitch="variable" fo:font-size="13pt" fo:letter-spacing="normal" fo:language="en" fo:country="US" fo:font-style="normal" fo:font-weight="normal" style:font-name-asian="EC Square Sans Pro1" style:font-family-asian="'EC Square Sans Pro'" style:font-family-generic-asian="system" style:font-pitch-asian="variable" style:font-size-asian="13pt" style:language-asian="en" style:country-asian="US" style:font-style-asian="normal" style:font-weight-asian="normal" style:font-name-complex="EC Square Sans Pro1" style:font-family-complex="'EC Square Sans Pro'" style:font-family-generic-complex="system" style:font-pitch-complex="variable" style:font-size-complex="13pt" style:language-complex="ar" style:country-complex="SA" style:font-style-complex="normal" style:font-weight-complex="normal" style:text-scale="100%"/>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style:font-name="EC Square Sans Pro" fo:font-family="'EC Square Sans Pro'" style:font-family-generic="swiss" style:font-pitch="variable" fo:font-size="10pt" fo:letter-spacing="-0.007cm" fo:language="en" fo:country="US" fo:font-style="normal" fo:font-weight="bold" style:font-name-asian="EC Square Sans Pro1" style:font-family-asian="'EC Square Sans Pro'" style:font-family-generic-asian="system" style:font-pitch-asian="variable" style:font-size-asian="10pt" style:language-asian="en" style:country-asian="US" style:font-style-asian="normal" style:font-weight-asian="bold" style:font-name-complex="EC Square Sans Pro1" style:font-family-complex="'EC Square Sans Pro'" style:font-family-generic-complex="system" style:font-pitch-complex="variable" style:font-size-complex="10pt" style:language-complex="ar" style:country-complex="SA" style:font-style-complex="normal" style:font-weight-complex="bold" style:text-scale="100%"/>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1" fo:font-family="Calibri" style:font-family-generic="swiss" style:font-pitch="variable" fo:font-size="10pt" fo:letter-spacing="normal"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110" style:display-name="ListLabel 110" style:family="text">
      <style:text-properties fo:language="en" fo:country="US" style:language-asian="en" style:country-asian="US" style:language-complex="ar" style:country-complex="SA"/>
    </style:style>
    <style:style style:name="ListLabel_20_111" style:display-name="ListLabel 111" style:family="text">
      <style:text-properties fo:language="en" fo:country="US" style:language-asian="en" style:country-asian="US" style:language-complex="ar" style:country-complex="SA"/>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alibri" fo:font-family="Calibri" style:font-family-generic="roman" style:font-pitch="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Calibri" fo:font-family="Calibri" style:font-family-generic="roman" style:font-pitch="variable"/>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Calibri" fo:font-family="Calibri" style:font-family-generic="roman" style:font-pitch="variable"/>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Calibri" fo:font-family="Calibri" style:font-family-generic="roman" style:font-pitch="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Calibri" fo:font-family="Calibri" style:font-family-generic="roman" style:font-pitch="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Calibri" fo:font-family="Calibri" style:font-family-generic="roman" style:font-pitch="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fo:color="#4d5ba9" loext:opacity="100%" style:text-underline-style="solid" style:text-underline-width="auto" style:text-underline-color="#4d5ba9"/>
    </style:style>
    <style:style style:name="ListLabel_20_183" style:display-name="ListLabel 183" style:family="text">
      <style:text-properties fo:color="#4d5ba9" loext:opacity="100%" fo:letter-spacing="-0.007cm" style:text-underline-style="solid" style:text-underline-width="auto" style:text-underline-color="#4d5ba9"/>
    </style:style>
    <style:style style:name="ListLabel_20_184" style:display-name="ListLabel 184" style:family="text">
      <style:text-properties fo:color="#4d5ba9" loext:opacity="100%" fo:letter-spacing="-0.004cm" style:text-underline-style="solid" style:text-underline-width="auto" style:text-underline-color="#4d5ba9"/>
    </style:style>
    <style:style style:name="ListLabel_20_185" style:display-name="ListLabel 185" style:family="text">
      <style:text-properties fo:color="#4d5ba9" loext:opacity="100%" fo:font-size="9pt" fo:font-style="italic" style:text-underline-style="solid" style:text-underline-width="auto" style:text-underline-color="#4d5ba9" style:font-size-asian="9pt" style:font-style-asian="italic"/>
    </style:style>
    <style:style style:name="ListLabel_20_186" style:display-name="ListLabel 186"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ListLabel_20_187" style:display-name="ListLabel 187" style:family="text">
      <style:text-properties fo:color="#4d5ba9" loext:opacity="100%" fo:font-size="10pt" style:text-underline-style="solid" style:text-underline-width="auto" style:text-underline-color="#4d5ba9"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color="#4d5ba9" loext:opacity="100%" fo:font-style="italic" style:text-underline-style="solid" style:text-underline-width="auto" style:text-underline-color="#4d5ba9" style:font-style-asian="italic"/>
    </style:style>
    <style:style style:name="ListLabel_20_190" style:display-name="ListLabel 190" style:family="text">
      <style:text-properties fo:color="#467886" loext:opacity="100%" style:font-name="Aptos Narrow" fo:font-family="'Aptos Narrow'" style:font-family-generic="swiss" style:font-pitch="variable" style:text-underline-style="solid" style:text-underline-width="auto" style:text-underline-color="font-color"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style>
    <style:style style:name="ListLabel_20_191" style:display-name="ListLabel 191" style:family="text">
      <style:text-properties fo:color="#000000" loext:opacity="100%" style:font-name="Arial" fo:font-family="Arial" style:font-family-generic="swiss" style:font-pitch="variable"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2" style:display-name="ListLabel 192" style:family="text">
      <style:text-properties fo:color="#000000" loext:opacity="100%" style:font-name="Arial" fo:font-family="Arial" style:font-family-generic="swiss" style:font-pitch="variable" fo:letter-spacing="-0.004cm"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3" style:display-name="ListLabel 193" style:family="text">
      <style:text-properties fo:color="#215e9e" loext:opacity="100%" fo:font-size="10pt" style:text-underline-style="solid" style:text-underline-width="auto" style:text-underline-color="#215e9e" style:font-size-asian="10pt"/>
    </style:style>
    <style:style style:name="ListLabel_20_194" style:display-name="ListLabel 194" style:family="text">
      <style:text-properties fo:color="#215e9e" loext:opacity="100%" fo:font-size="10pt" fo:letter-spacing="-0.004cm" style:text-underline-style="solid" style:text-underline-width="auto" style:text-underline-color="#215e9e"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4cm" fo:margin-left="0.591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4cm" fo:margin-left="1.58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cm" fo:margin-left="2.56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cm" fo:margin-left="3.54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4cm" fo:margin-left="4.523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4cm" fo:margin-left="5.503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4cm" fo:margin-left="6.484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4cm" fo:margin-left="7.465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4cm" fo:margin-left="8.4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EC Square Sans Pro'"/>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857cm" fo:margin-left="1.007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885cm" fo:margin-left="0.15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083cm" fo:margin-left="1.233cm"/>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1.083cm" fo:margin-left="2.129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1.083cm" fo:margin-left="3.023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1.083cm" fo:margin-left="3.918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1.083cm" fo:margin-left="4.812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1.083cm" fo:margin-left="5.70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1.083cm" fo:margin-left="6.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4cm" fo:margin-left="3.082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4cm" fo:margin-left="5.766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4cm" fo:margin-left="8.453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4cm" fo:margin-left="11.137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4cm" fo:margin-left="13.824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4cm" fo:margin-left="16.50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4cm" fo:margin-left="19.195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4cm" fo:margin-left="21.87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318cm"/>
        </style:list-level-properties>
        <style:text-properties fo:font-family="'EC Square Sans Pro'"/>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588cm"/>
        </style:list-level-properties>
        <style:text-properties fo:font-family="'Courier New'" style:font-style-name="Standaard"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2.858cm"/>
        </style:list-level-properties>
        <style:text-properties fo:font-family="Wingdings" style:font-style-name="Standaard"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128cm"/>
        </style:list-level-properties>
        <style:text-properties fo:font-family="Symbol" style:font-style-name="Standaard"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398cm"/>
        </style:list-level-properties>
        <style:text-properties fo:font-family="'Courier New'" style:font-style-name="Standaard"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668cm"/>
        </style:list-level-properties>
        <style:text-properties fo:font-family="Wingdings" style:font-style-name="Standaard"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7.938cm"/>
        </style:list-level-properties>
        <style:text-properties fo:font-family="Symbol" style:font-style-name="Standaard"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208cm"/>
        </style:list-level-properties>
        <style:text-properties fo:font-family="'Courier New'" style:font-style-name="Standaard"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478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111cm"/>
        </style:list-level-properties>
        <style:text-properties fo:font-family="'EC Square Sans Pro'"/>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381cm"/>
        </style:list-level-properties>
        <style:text-properties fo:font-family="'Courier New'" style:font-style-name="Standaard"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651cm"/>
        </style:list-level-properties>
        <style:text-properties fo:font-family="Wingdings" style:font-style-name="Standaard"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4.921cm"/>
        </style:list-level-properties>
        <style:text-properties fo:font-family="Symbol" style:font-style-name="Standaard"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191cm"/>
        </style:list-level-properties>
        <style:text-properties fo:font-family="'Courier New'" style:font-style-name="Standaard"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461cm"/>
        </style:list-level-properties>
        <style:text-properties fo:font-family="Wingdings" style:font-style-name="Standaard"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731cm"/>
        </style:list-level-properties>
        <style:text-properties fo:font-family="Symbol" style:font-style-name="Standaard"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001cm"/>
        </style:list-level-properties>
        <style:text-properties fo:font-family="'Courier New'" style:font-style-name="Standaard"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271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383cm" fo:margin-left="1.143cm"/>
        </style:list-level-properties>
        <style:text-properties fo:font-family="'EC Square Sans Pro'"/>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383cm" fo:margin-left="3.785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383cm" fo:margin-left="6.442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383cm" fo:margin-left="9.1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383cm" fo:margin-left="11.756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383cm" fo:margin-left="14.415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383cm" fo:margin-left="17.071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383cm" fo:margin-left="19.729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383cm" fo:margin-left="22.38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Kantoorthema">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35cm" fo:margin-top="0.035cm" fo:margin-bottom="0cm" style:contextual-spacing="false"/>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text-properties fo:language="nl" fo:country="NL"/>
    </style:style>
    <style:style style:name="MP5" style:family="paragraph">
      <loext:graphic-properties draw:fill="solid" draw:fill-color="#000000"/>
      <style:paragraph-properties fo:text-align="start"/>
      <style:text-properties fo:font-size="18pt"/>
    </style:style>
    <style:style style:name="MP6" style:family="paragraph" style:parent-style-name="Text_20_body">
      <style:paragraph-properties fo:line-height="5%"/>
      <style:text-properties fo:font-size="1pt" style:font-size-asian="1pt"/>
    </style:style>
    <style:style style:name="MT1" style:family="text">
      <style:text-properties fo:font-size="10pt" style:font-size-asian="10pt"/>
    </style:style>
    <style:style style:name="MT2" style:family="text">
      <style:text-properties fo:font-size="10pt" fo:letter-spacing="-0.004cm" style:font-size-asian="10pt"/>
    </style:style>
    <style:style style:name="MT3" style:family="text">
      <style:text-properties fo:font-size="10pt" fo:letter-spacing="-0.009cm" style:font-size-asian="10pt"/>
    </style:style>
    <style:style style:name="MT4" style:family="text">
      <style:text-properties fo:font-size="1pt" style:font-size-asian="1pt"/>
    </style:style>
    <style:style style:name="Mgr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9.7cm" fo:page-height="21.001cm" style:num-format="1" style:print-orientation="landscape" fo:margin-top="1.251cm" fo:margin-bottom="1.251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9.7cm" fo:page-height="21.001cm" style:num-format="1" style:print-orientation="landscape" fo:margin-top="1.249cm" fo:margin-bottom="1.249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9.7cm" fo:page-height="21.001cm" style:num-format="1" style:print-orientation="landscape" fo:margin-top="1.249cm" fo:margin-bottom="1.249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51cm" fo:margin-bottom="1.251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5">
      <style:page-layout-properties fo:page-width="29.7cm" fo:page-height="21.001cm" style:num-format="1" style:print-orientation="landscape" fo:margin-top="1.251cm" fo:margin-bottom="1.25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6">
      <style:page-layout-properties fo:page-width="29.7cm" fo:page-height="21.001cm" style:num-format="1" style:print-orientation="landscape" fo:margin-top="1.249cm" fo:margin-bottom="1.249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7" draw:name="Textbox 9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text:page-number></text:p>
        <text:p text:style-name="Footer"/>
      </style:footer>
    </style:master-page>
    <style:master-page style:name="Converted1" style:page-layout-name="Mpm2" draw:style-name="Mdp1">
      <style:header>
        <text:p text:style-name="MP1"><draw:custom-shape text:anchor-type="char" draw:z-index="17" draw:name="Textbox 16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8</text:page-number></text:p>
        <text:p text:style-name="Footer"/>
      </style:footer>
    </style:master-page>
    <style:master-page style:name="Converted2" style:page-layout-name="Mpm3" draw:style-name="Mdp1">
      <style:header>
        <text:p text:style-name="MP1"><draw:custom-shape text:anchor-type="char" draw:z-index="18" draw:name="Textbox 231"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9</text:page-number></text:p>
        <text:p text:style-name="Footer"/>
      </style:footer>
    </style:master-page>
    <style:master-page style:name="Converted3" style:page-layout-name="Mpm4" draw:style-name="Mdp1">
      <style:header>
        <text:p text:style-name="MP1"><draw:custom-shape text:anchor-type="char" draw:z-index="24" draw:name="Textbox 35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5</text:page-number></text:p>
        <text:p text:style-name="Footer"/>
      </style:footer>
    </style:master-page>
    <style:master-page style:name="Converted4" style:page-layout-name="Mpm4" draw:style-name="Mdp1">
      <style:header>
        <text:p text:style-name="MP1"><draw:custom-shape text:anchor-type="char" draw:z-index="25" draw:name="Textbox 94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6</text:page-number></text:p>
        <text:p text:style-name="Footer"/>
      </style:footer>
    </style:master-page>
    <style:master-page style:name="Converted5" style:page-layout-name="Mpm4" draw:style-name="Mdp1">
      <style:header>
        <text:p text:style-name="MP1"><draw:custom-shape text:anchor-type="char" draw:z-index="26" draw:name="Textbox 97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7</text:page-number></text:p>
        <text:p text:style-name="Footer"/>
      </style:footer>
    </style:master-page>
    <style:master-page style:name="Converted6" style:page-layout-name="Mpm5" draw:style-name="Mdp1">
      <style:header>
        <text:p text:style-name="MP1"><draw:custom-shape text:anchor-type="char" draw:z-index="27" draw:name="Textbox 97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8</text:page-number></text:p>
        <text:p text:style-name="Footer"/>
      </style:footer>
    </style:master-page>
    <style:master-page style:name="Converted7" style:page-layout-name="Mpm3" draw:style-name="Mdp1">
      <style:header>
        <text:p text:style-name="MP1"><draw:custom-shape text:anchor-type="char" draw:z-index="28" draw:name="Textbox 97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9</text:page-number></text:p>
        <text:p text:style-name="Footer"/>
      </style:footer>
    </style:master-page>
    <style:master-page style:name="Converted8" style:page-layout-name="Mpm4" draw:style-name="Mdp1">
      <style:header>
        <text:p text:style-name="MP1"><draw:custom-shape text:anchor-type="char" draw:z-index="31" draw:name="Textbox 1075"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79</text:page-number></text:p>
        <text:p text:style-name="Footer"/>
      </style:footer>
    </style:master-page>
    <style:master-page style:name="Converted9" style:page-layout-name="Mpm4" draw:style-name="Mdp1">
      <style:header>
        <text:p text:style-name="MP1"><draw:custom-shape text:anchor-type="char" draw:z-index="33" draw:name="Textbox 1091"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1</text:page-number></text:p>
        <text:p text:style-name="Footer"/>
      </style:footer>
    </style:master-page>
    <style:master-page style:name="Converted10" style:page-layout-name="Mpm6" draw:style-name="Mdp1">
      <style:header>
        <text:p text:style-name="MP1"><draw:custom-shape text:anchor-type="char" draw:z-index="37"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5</text:page-number></text:p>
        <text:p text:style-name="Footer"/>
      </style:footer>
    </style:master-page>
    <style:master-page style:name="Converted11" style:page-layout-name="Mpm3" draw:style-name="Mdp1">
      <style:header>
        <text:p text:style-name="MP1"><draw:custom-shape text:anchor-type="char" draw:z-index="39"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7</text:page-number></text:p>
        <text:p text:style-name="Footer"/>
      </style:footer>
    </style:master-page>
    <style:master-page style:name="Converted12" style:page-layout-name="Mpm4" draw:style-name="Mdp1">
      <style:header>
        <text:p text:style-name="MP1"><draw:custom-shape text:anchor-type="char" draw:z-index="42" draw:name="Graphic 5217" draw:style-name="Mgr2" draw:text-style-name="MP5" svg:width="0.036cm" svg:height="0.036cm" svg:x="1.401cm" svg:y="1.401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45" draw:name="Textbox 521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90</text:page-number></text:p>
        <text:p text:style-name="Footer"/>
      </style:footer>
    </style:master-page>
    <style:master-page style:name="Converted13" style:page-layout-name="Mpm4" draw:style-name="Mdp1">
      <style:header>
        <text:p text:style-name="MP1"><draw:custom-shape text:anchor-type="char" draw:z-index="50"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91</text:page-number></text:p>
        <text:p text:style-name="Footer"/>
      </style:footer>
    </style:master-page>
    <style:master-page style:name="Converted14" style:page-layout-name="Mpm3" draw:style-name="Mdp1">
      <style:header>
        <text:p text:style-name="MP1"><draw:custom-shape text:anchor-type="char" draw:z-index="55"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00</text:page-number></text:p>
        <text:p text:style-name="Footer"/>
      </style:footer>
    </style:master-page>
    <style:master-page style:name="Converted15" style:page-layout-name="Mpm4" draw:style-name="Mdp1">
      <style:header>
        <text:p text:style-name="MP6" loext:marker-style-name="MT4"/>
      </style:header>
      <style:footer>
        <text:p text:style-name="MP4"><text:page-number text:select-page="current">101</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igComp 3.0 Europees Competentieraamwerk</dc:title>
    <meta:initial-creator>Cosgrove</meta:initial-creator>
    <meta:editing-cycles>5</meta:editing-cycles>
    <meta:creation-date>2026-01-08T18:17:00</meta:creation-date>
    <dc:date>2026-01-09T08:29:49.237147600</dc:date>
    <meta:editing-duration>PT10M48S</meta:editing-duration>
    <meta:generator>LibreOffice/25.2.3.2$Windows_x86 LibreOffice_project/bbb074479178df812d175f709636b368952c2ce3</meta:generator>
    <meta:document-statistic meta:table-count="10" meta:image-count="1" meta:object-count="0" meta:page-count="55" meta:paragraph-count="597" meta:word-count="15573" meta:character-count="104184" meta:non-whitespace-character-count="89230"/>
    <meta:user-defined meta:name="AppVersion">16.0000</meta:user-defined>
    <meta:user-defined meta:name="Created" meta:value-type="date">2025-11-25T00:00:00</meta:user-defined>
    <meta:user-defined meta:name="Creator">Adobe InDesign 20.5 (Windows)</meta:user-defined>
    <meta:user-defined meta:name="LastSaved" meta:value-type="date">2025-12-15T00:00:00</meta:user-defined>
    <meta:user-defined meta:name="MSIP_Label_6bd9ddd1-4d20-43f6-abfa-fc3c07406f94_ActionId" meta:value-type="string">1632c843-b251-455a-959f-bf1b1cd8ee25</meta:user-defined>
    <meta:user-defined meta:name="MSIP_Label_6bd9ddd1-4d20-43f6-abfa-fc3c07406f94_ContentBits" meta:value-type="string">0</meta:user-defined>
    <meta:user-defined meta:name="MSIP_Label_6bd9ddd1-4d20-43f6-abfa-fc3c07406f94_Enabled" meta:value-type="string">true</meta:user-defined>
    <meta:user-defined meta:name="MSIP_Label_6bd9ddd1-4d20-43f6-abfa-fc3c07406f94_Method" meta:value-type="string">Standard</meta:user-defined>
    <meta:user-defined meta:name="MSIP_Label_6bd9ddd1-4d20-43f6-abfa-fc3c07406f94_Name" meta:value-type="string">Commission Use</meta:user-defined>
    <meta:user-defined meta:name="MSIP_Label_6bd9ddd1-4d20-43f6-abfa-fc3c07406f94_SetDate" meta:value-type="string">2025-12-15T08:59:51Z</meta:user-defined>
    <meta:user-defined meta:name="MSIP_Label_6bd9ddd1-4d20-43f6-abfa-fc3c07406f94_SiteId" meta:value-type="string">b24c8b06-522c-46fe-9080-70926f8dddb1</meta:user-defined>
    <meta:user-defined meta:name="MSIP_Label_6bd9ddd1-4d20-43f6-abfa-fc3c07406f94_Tag" meta:value-type="string">10, 3, 0, 1</meta:user-defined>
    <meta:user-defined meta:name="Producer" meta:value-type="string">Adobe PDF Library 17.0</meta:user-defined>
    <meta:template xlink:type="simple" xlink:actuate="onRequest" xlink:title="Normal.dotm" xlink:href=""/>
  </office:meta>
</office:document-meta>
</file>